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.log mem" table:style-name="ta1">
        <table:table-column table:style-name="co1" table:number-columns-repeated="3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table:formula="of:=[.A1]*64 / 10^6" office:value-type="float" office:value="64" calcext:value-type="float">
            <text:p>64</text:p>
          </table:table-cell>
          <table:table-cell office:value-type="string" calcext:value-type="string">
            <text:p>Первый столбец фактические значения.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2]*64 / 10^6" office:value-type="float" office:value="128" calcext:value-type="float">
            <text:p>128</text:p>
          </table:table-cell>
          <table:table-cell office:value-type="string" calcext:value-type="string">
            <text:p>Второй столбец перевод в МиБ (мими байт)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3]*64 / 10^6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4]*64 / 10^6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5]*64 / 10^6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6]*64 / 10^6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7]*64 / 10^6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8]*64 / 10^6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9]*64 / 10^6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0]*64 / 10^6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1]*64 / 10^6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2]*64 / 10^6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3]*64 / 10^6"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4]*64 / 10^6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5]*64 / 10^6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6]*64 / 10^6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7]*64 / 10^6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8]*64 / 10^6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19]*64 / 10^6"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0]*64 / 10^6"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1]*64 / 10^6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2]*64 / 10^6"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3]*64 / 10^6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4]*64 / 10^6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5]*64 / 10^6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6]*64 / 10^6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7]*64 / 10^6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8]*64 / 10^6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29]*64 / 10^6"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0]*64 / 10^6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1]*64 / 10^6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2]*64 / 10^6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3]*64 / 10^6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4]*64 / 10^6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5]*64 / 10^6"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6]*64 / 10^6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7]*64 / 10^6"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8]*64 / 10^6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39]*64 / 10^6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0]*64 / 10^6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1]*64 / 10^6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2]*64 / 10^6"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3]*64 / 10^6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4]*64 / 10^6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5]*64 / 10^6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6]*64 / 10^6" office:value-type="float" office:value="2944" calcext:value-type="float">
            <text:p>2944</text:p>
          </table:table-cell>
          <table:table-cell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47]*64 / 10^6"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48]*64 / 10^6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49]*64 / 10^6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50]*64 / 10^6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51]*64 / 10^6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52]*64 / 10^6"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53]*64 / 10^6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54]*64 / 10^6"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55]*64 / 10^6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56]*64 / 10^6"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57]*64 / 10^6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58]*64 / 10^6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59]*64 / 10^6"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60]*64 / 10^6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61]*64 / 10^6"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62]*64 / 10^6"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63]*64 / 10^6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64]*64 / 10^6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65]*64 / 10^6" office:value-type="float" office:value="4160" calcext:value-type="float">
            <text:p>4160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66]*64 / 10^6"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67]*64 / 10^6" office:value-type="float" office:value="4288" calcext:value-type="float">
            <text:p>4288</text:p>
          </table:table-cell>
          <table:table-cell/>
        </table:table-row>
        <table:table-row table:style-name="ro1" table:number-rows-repeated="1048508">
          <table:table-cell table:number-columns-repeated="3"/>
        </table:table-row>
        <table:table-row table:style-name="ro1">
          <table:table-cell table:formula="of:=COUNT([.A1:.A1048575]) * 64" office:value-type="float" office:value="4288" calcext:value-type="float">
            <text:p>4288</text:p>
          </table:table-cell>
          <table:table-cell table:number-columns-repeated="2"/>
        </table:table-row>
      </table:table>
      <table:table table:name="report1.log me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ервый столбец фактические значения.</text:p>
          </table:table-cell>
          <table:table-cell table:number-columns-repeated="2"/>
          <table:table-cell office:value-type="string" calcext:value-type="string">
            <text:p>Второй столбец перевод в МиБ (мими байт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*64 / 10^6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3]*64 / 10^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4]*64 / 10^6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5]*64 / 10^6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6]*64 / 10^6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7]*64 / 10^6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8]*64 / 10^6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9]*64 / 10^6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0]*64 / 10^6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*64 / 10^6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2]*64 / 10^6"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3]*64 / 10^6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4]*64 / 10^6"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5]*64 / 10^6"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6]*64 / 10^6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7]*64 / 10^6"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8]*64 / 10^6"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9]*64 / 10^6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0]*64 / 10^6"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1]*64 / 10^6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2]*64 / 10^6"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3]*64 / 10^6" office:value-type="float" office:value="1408" calcext:value-type="float">
            <text:p>1408</text:p>
          </table:table-cell>
          <table:table-cell table:number-columns-repeated="2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4]*64 / 10^6"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5]*64 / 10^6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6]*64 / 10^6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7]*64 / 10^6"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8]*64 / 10^6"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9]*64 / 10^6"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30]*64 / 10^6"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1]*64 / 10^6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2]*64 / 10^6"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3]*64 / 10^6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4]*64 / 10^6"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5]*64 / 10^6"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6]*64 / 10^6"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7]*64 / 10^6" office:value-type="float" office:value="2304" calcext:value-type="float">
            <text:p>2304</text:p>
          </table:table-cell>
          <table:table-cell table:number-columns-repeated="2"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8]*64 / 10^6"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9]*64 / 10^6"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40]*64 / 10^6"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1]*64 / 10^6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2]*64 / 10^6"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3]*64 / 10^6"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4]*64 / 10^6"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5]*64 / 10^6"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6]*64 / 10^6"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7]*64 / 10^6" office:value-type="float" office:value="2944" calcext:value-type="float">
            <text:p>2944</text:p>
          </table:table-cell>
          <table:table-cell table:number-columns-repeated="2"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48]*64 / 10^6" office:value-type="float" office:value="3008" calcext:value-type="float">
            <text:p>3008</text:p>
          </table:table-cell>
          <table:table-cell table:number-columns-repeated="2"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49]*64 / 10^6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50]*64 / 10^6"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51]*64 / 10^6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52]*64 / 10^6" office:value-type="float" office:value="3264" calcext:value-type="float">
            <text:p>3264</text:p>
          </table:table-cell>
          <table:table-cell table:number-columns-repeated="2"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53]*64 / 10^6"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54]*64 / 10^6"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55]*64 / 10^6" office:value-type="float" office:value="3456" calcext:value-type="float">
            <text:p>3456</text:p>
          </table:table-cell>
          <table:table-cell table:number-columns-repeated="2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56]*64 / 10^6"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57]*64 / 10^6"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58]*64 / 10^6"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59]*64 / 10^6" office:value-type="float" office:value="3712" calcext:value-type="float">
            <text:p>3712</text:p>
          </table:table-cell>
          <table:table-cell table:number-columns-repeated="2"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60]*64 / 10^6" office:value-type="float" office:value="3776" calcext:value-type="float">
            <text:p>3776</text:p>
          </table:table-cell>
          <table:table-cell table:number-columns-repeated="2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61]*64 / 10^6"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62]*64 / 10^6" office:value-type="float" office:value="3904" calcext:value-type="float">
            <text:p>3904</text:p>
          </table:table-cell>
          <table:table-cell table:number-columns-repeated="2"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63]*64 / 10^6"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64]*64 / 10^6" office:value-type="float" office:value="4032" calcext:value-type="float">
            <text:p>4032</text:p>
          </table:table-cell>
          <table:table-cell table:number-columns-repeated="2"/>
        </table:table-row>
      </table:table>
      <table:table table:name="repotr2.log mem2" table:style-name="ta1">
        <table:table-column table:style-name="co1" table:number-columns-repeated="2" table:default-cell-style-name="Default"/>
        <table:table-row table:style-name="ro1">
          <table:table-cell office:value-type="float" office:value="1000000" calcext:value-type="float">
            <text:p>1000000</text:p>
          </table:table-cell>
          <table:table-cell table:formula="of:=[.A1]*64 / 10^6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2]*64 / 10^6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3]*64 / 10^6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4]*64 / 10^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5]*64 / 10^6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6]*64 / 10^6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7]*64 / 10^6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8]*64 / 10^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9]*64 / 10^6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0]*64 / 10^6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1]*64 / 10^6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2]*64 / 10^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3]*64 / 10^6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4]*64 / 10^6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5]*64 / 10^6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6]*64 / 10^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7]*64 / 10^6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18]*64 / 10^6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19]*64 / 10^6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0]*64 / 10^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1]*64 / 10^6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2]*64 / 10^6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3]*64 / 10^6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4]*64 / 10^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5]*64 / 10^6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6]*64 / 10^6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7]*64 / 10^6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28]*64 / 10^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29]*64 / 10^6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0]*64 / 10^6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1]*64 / 10^6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2]*64 / 10^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3]*64 / 10^6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4]*64 / 10^6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5]*64 / 10^6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6]*64 / 10^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7]*64 / 10^6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38]*64 / 10^6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39]*64 / 10^6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0]*64 / 10^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1]*64 / 10^6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2]*64 / 10^6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3]*64 / 10^6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44]*64 / 10^6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45]*64 / 10^6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46]*64 / 10^6" office:value-type="float" office:value="2944" calcext:value-type="float">
            <text:p>2944</text:p>
          </table:table-cell>
        </table:table-row>
      </table:table>
      <table:table table:name="first_memory_line_mem" table:style-name="ta1">
        <table:shapes>
          <draw:frame draw:z-index="0" draw:name="Имя" draw:style-name="gr1" draw:text-style-name="P1" svg:width="23.101cm" svg:height="14.13cm" svg:x="11.316cm" svg:y="3.294cm">
            <draw:object draw:notify-on-update-of-ranges="first_memory_line_mem.A1:first_memory_line_mem.A70 first_memory_line_mem.B1:first_memory_line_mem.B70 first_memory_line_mem.C1:first_memory_line_mem.C70 first_memory_line_mem.D1:first_memory_line_mem.D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312.9" calcext:value-type="float">
            <text:p>2312,9</text:p>
          </table:table-cell>
          <table:table-cell office:value-type="float" office:value="1749.3" calcext:value-type="float">
            <text:p>1749,3</text:p>
          </table:table-cell>
          <table:table-cell office:value-type="float" office:value="1724.2" calcext:value-type="float">
            <text:p>1724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273.7" calcext:value-type="float">
            <text:p>2273,7</text:p>
          </table:table-cell>
          <table:table-cell office:value-type="float" office:value="1826.4" calcext:value-type="float">
            <text:p>1826,4</text:p>
          </table:table-cell>
          <table:table-cell office:value-type="float" office:value="1686.3" calcext:value-type="float">
            <text:p>1686,3</text:p>
          </table:table-cell>
          <table:table-cell/>
          <table:table-cell office:value-type="string" calcext:value-type="string">
            <text:p>Столбец А - 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96.9" calcext:value-type="float">
            <text:p>2196,9</text:p>
          </table:table-cell>
          <table:table-cell office:value-type="float" office:value="1903.7" calcext:value-type="float">
            <text:p>1903,7</text:p>
          </table:table-cell>
          <table:table-cell office:value-type="float" office:value="1685.8" calcext:value-type="float">
            <text:p>1685,8</text:p>
          </table:table-cell>
          <table:table-cell/>
          <table:table-cell office:value-type="string" calcext:value-type="string">
            <text:p>Столбец B - 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20.7" calcext:value-type="float">
            <text:p>2120,7</text:p>
          </table:table-cell>
          <table:table-cell office:value-type="float" office:value="1979.8" calcext:value-type="float">
            <text:p>1979,8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Столбец С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43.4" calcext:value-type="float">
            <text:p>2043,4</text:p>
          </table:table-cell>
          <table:table-cell office:value-type="float" office:value="2057" calcext:value-type="float">
            <text:p>2057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Столбец 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65.2" calcext:value-type="float">
            <text:p>1965,2</text:p>
          </table:table-cell>
          <table:table-cell office:value-type="float" office:value="2132.5" calcext:value-type="float">
            <text:p>2132,5</text:p>
          </table:table-cell>
          <table:table-cell office:value-type="float" office:value="1688.8" calcext:value-type="float">
            <text:p>168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10.3" calcext:value-type="float">
            <text:p>1910,3</text:p>
          </table:table-cell>
          <table:table-cell office:value-type="float" office:value="2207.8" calcext:value-type="float">
            <text:p>2207,8</text:p>
          </table:table-cell>
          <table:table-cell office:value-type="float" office:value="1668.4" calcext:value-type="float">
            <text:p>166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850.9" calcext:value-type="float">
            <text:p>1850,9</text:p>
          </table:table-cell>
          <table:table-cell office:value-type="float" office:value="2285.6" calcext:value-type="float">
            <text:p>2285,6</text:p>
          </table:table-cell>
          <table:table-cell office:value-type="float" office:value="1649.9" calcext:value-type="float">
            <text:p>1649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75.2" calcext:value-type="float">
            <text:p>1775,2</text:p>
          </table:table-cell>
          <table:table-cell office:value-type="float" office:value="2361.4" calcext:value-type="float">
            <text:p>2361,4</text:p>
          </table:table-cell>
          <table:table-cell office:value-type="float" office:value="1649.8" calcext:value-type="float">
            <text:p>1649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98.7" calcext:value-type="float">
            <text:p>1698,7</text:p>
          </table:table-cell>
          <table:table-cell office:value-type="float" office:value="2438.1" calcext:value-type="float">
            <text:p>2438,1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22.6" calcext:value-type="float">
            <text:p>1622,6</text:p>
          </table:table-cell>
          <table:table-cell office:value-type="float" office:value="2514.1" calcext:value-type="float">
            <text:p>2514,1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46" calcext:value-type="float">
            <text:p>1546</text:p>
          </table:table-cell>
          <table:table-cell office:value-type="float" office:value="2590.7" calcext:value-type="float">
            <text:p>2590,7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70.1" calcext:value-type="float">
            <text:p>1470,1</text:p>
          </table:table-cell>
          <table:table-cell office:value-type="float" office:value="2666.7" calcext:value-type="float">
            <text:p>2666,7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92.5" calcext:value-type="float">
            <text:p>1392,5</text:p>
          </table:table-cell>
          <table:table-cell office:value-type="float" office:value="2744.2" calcext:value-type="float">
            <text:p>2744,2</text:p>
          </table:table-cell>
          <table:table-cell office:value-type="float" office:value="1649.7" calcext:value-type="float">
            <text:p>1649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17.2" calcext:value-type="float">
            <text:p>1317,2</text:p>
          </table:table-cell>
          <table:table-cell office:value-type="float" office:value="2820.5" calcext:value-type="float">
            <text:p>2820,5</text:p>
          </table:table-cell>
          <table:table-cell office:value-type="float" office:value="1648.7" calcext:value-type="float">
            <text:p>1648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41" calcext:value-type="float">
            <text:p>1241</text:p>
          </table:table-cell>
          <table:table-cell office:value-type="float" office:value="2896.6" calcext:value-type="float">
            <text:p>2896,6</text:p>
          </table:table-cell>
          <table:table-cell office:value-type="float" office:value="1648.9" calcext:value-type="float">
            <text:p>1648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4.6" calcext:value-type="float">
            <text:p>1164,6</text:p>
          </table:table-cell>
          <table:table-cell office:value-type="float" office:value="2973" calcext:value-type="float">
            <text:p>2973</text:p>
          </table:table-cell>
          <table:table-cell office:value-type="float" office:value="1648.9" calcext:value-type="float">
            <text:p>1648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88.7" calcext:value-type="float">
            <text:p>1088,7</text:p>
          </table:table-cell>
          <table:table-cell office:value-type="float" office:value="3049" calcext:value-type="float">
            <text:p>3049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11.9" calcext:value-type="float">
            <text:p>1011,9</text:p>
          </table:table-cell>
          <table:table-cell office:value-type="float" office:value="3125.7" calcext:value-type="float">
            <text:p>3125,7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35" calcext:value-type="float">
            <text:p>935</text:p>
          </table:table-cell>
          <table:table-cell office:value-type="float" office:value="3202.6" calcext:value-type="float">
            <text:p>3202,6</text:p>
          </table:table-cell>
          <table:table-cell office:value-type="float" office:value="1648.8" calcext:value-type="float">
            <text:p>1648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859.9" calcext:value-type="float">
            <text:p>859,9</text:p>
          </table:table-cell>
          <table:table-cell office:value-type="float" office:value="3278.2" calcext:value-type="float">
            <text:p>3278,2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772.5" calcext:value-type="float">
            <text:p>772,5</text:p>
          </table:table-cell>
          <table:table-cell office:value-type="float" office:value="3365.6" calcext:value-type="float">
            <text:p>3365,6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94.4" calcext:value-type="float">
            <text:p>694,4</text:p>
          </table:table-cell>
          <table:table-cell office:value-type="float" office:value="3443.6" calcext:value-type="float">
            <text:p>3443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31.1" calcext:value-type="float">
            <text:p>631,1</text:p>
          </table:table-cell>
          <table:table-cell office:value-type="float" office:value="3507" calcext:value-type="float">
            <text:p>3507</text:p>
          </table:table-cell>
          <table:table-cell office:value-type="float" office:value="1648.4" calcext:value-type="float">
            <text:p>1648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555.3" calcext:value-type="float">
            <text:p>555,3</text:p>
          </table:table-cell>
          <table:table-cell office:value-type="float" office:value="3582.8" calcext:value-type="float">
            <text:p>3582,8</text:p>
          </table:table-cell>
          <table:table-cell office:value-type="float" office:value="1648.3" calcext:value-type="float">
            <text:p>1648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78.5" calcext:value-type="float">
            <text:p>478,5</text:p>
          </table:table-cell>
          <table:table-cell office:value-type="float" office:value="3659.4" calcext:value-type="float">
            <text:p>3659,4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02.7" calcext:value-type="float">
            <text:p>402,7</text:p>
          </table:table-cell>
          <table:table-cell office:value-type="float" office:value="3735.2" calcext:value-type="float">
            <text:p>3735,2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25.3" calcext:value-type="float">
            <text:p>325,3</text:p>
          </table:table-cell>
          <table:table-cell office:value-type="float" office:value="3812.6" calcext:value-type="float">
            <text:p>3812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48.4" calcext:value-type="float">
            <text:p>248,4</text:p>
          </table:table-cell>
          <table:table-cell office:value-type="float" office:value="3889.6" calcext:value-type="float">
            <text:p>3889,6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2" calcext:value-type="float">
            <text:p>172</text:p>
          </table:table-cell>
          <table:table-cell office:value-type="float" office:value="3965.9" calcext:value-type="float">
            <text:p>3965,9</text:p>
          </table:table-cell>
          <table:table-cell office:value-type="float" office:value="1648.5" calcext:value-type="float">
            <text:p>1648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0.8" calcext:value-type="float">
            <text:p>130,8</text:p>
          </table:table-cell>
          <table:table-cell office:value-type="float" office:value="4042.6" calcext:value-type="float">
            <text:p>4042,6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4.7" calcext:value-type="float">
            <text:p>124,7</text:p>
          </table:table-cell>
          <table:table-cell office:value-type="float" office:value="4120" calcext:value-type="float">
            <text:p>4120</text:p>
          </table:table-cell>
          <table:table-cell office:value-type="float" office:value="1541.8" calcext:value-type="float">
            <text:p>1541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2.7" calcext:value-type="float">
            <text:p>132,7</text:p>
          </table:table-cell>
          <table:table-cell office:value-type="float" office:value="4196.5" calcext:value-type="float">
            <text:p>4196,5</text:p>
          </table:table-cell>
          <table:table-cell office:value-type="float" office:value="1457.3" calcext:value-type="float">
            <text:p>1457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51.9" calcext:value-type="float">
            <text:p>251,9</text:p>
          </table:table-cell>
          <table:table-cell office:value-type="float" office:value="4271.2" calcext:value-type="float">
            <text:p>4271,2</text:p>
          </table:table-cell>
          <table:table-cell office:value-type="float" office:value="1263.4" calcext:value-type="float">
            <text:p>1263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5.1" calcext:value-type="float">
            <text:p>175,1</text:p>
          </table:table-cell>
          <table:table-cell office:value-type="float" office:value="4346.7" calcext:value-type="float">
            <text:p>4346,7</text:p>
          </table:table-cell>
          <table:table-cell office:value-type="float" office:value="1264.6" calcext:value-type="float">
            <text:p>1264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7.7" calcext:value-type="float">
            <text:p>117,7</text:p>
          </table:table-cell>
          <table:table-cell office:value-type="float" office:value="4423.5" calcext:value-type="float">
            <text:p>4423,5</text:p>
          </table:table-cell>
          <table:table-cell office:value-type="float" office:value="1245.3" calcext:value-type="float">
            <text:p>124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8.3" calcext:value-type="float">
            <text:p>128,3</text:p>
          </table:table-cell>
          <table:table-cell office:value-type="float" office:value="4498.6" calcext:value-type="float">
            <text:p>4498,6</text:p>
          </table:table-cell>
          <table:table-cell office:value-type="float" office:value="1159.5" calcext:value-type="float">
            <text:p>1159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1.2" calcext:value-type="float">
            <text:p>111,2</text:p>
          </table:table-cell>
          <table:table-cell office:value-type="float" office:value="4570" calcext:value-type="float">
            <text:p>4570</text:p>
          </table:table-cell>
          <table:table-cell office:value-type="float" office:value="1105.2" calcext:value-type="float">
            <text:p>1105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8.6" calcext:value-type="float">
            <text:p>208,6</text:p>
          </table:table-cell>
          <table:table-cell office:value-type="float" office:value="4652.6" calcext:value-type="float">
            <text:p>4652,6</text:p>
          </table:table-cell>
          <table:table-cell office:value-type="float" office:value="925.3" calcext:value-type="float">
            <text:p>92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3" calcext:value-type="float">
            <text:p>129,3</text:p>
          </table:table-cell>
          <table:table-cell office:value-type="float" office:value="4731.7" calcext:value-type="float">
            <text:p>4731,7</text:p>
          </table:table-cell>
          <table:table-cell office:value-type="float" office:value="925.4" calcext:value-type="float">
            <text:p>925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5.7" calcext:value-type="float">
            <text:p>105,7</text:p>
          </table:table-cell>
          <table:table-cell office:value-type="float" office:value="4803.8" calcext:value-type="float">
            <text:p>4803,8</text:p>
          </table:table-cell>
          <table:table-cell office:value-type="float" office:value="876.9" calcext:value-type="float">
            <text:p>876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2.2" calcext:value-type="float">
            <text:p>102,2</text:p>
          </table:table-cell>
          <table:table-cell office:value-type="float" office:value="4877.1" calcext:value-type="float">
            <text:p>4877,1</text:p>
          </table:table-cell>
          <table:table-cell office:value-type="float" office:value="807.2" calcext:value-type="float">
            <text:p>807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9.4" calcext:value-type="float">
            <text:p>109,4</text:p>
          </table:table-cell>
          <table:table-cell office:value-type="float" office:value="4959.2" calcext:value-type="float">
            <text:p>4959,2</text:p>
          </table:table-cell>
          <table:table-cell office:value-type="float" office:value="717.8" calcext:value-type="float">
            <text:p>717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4.8" calcext:value-type="float">
            <text:p>114,8</text:p>
          </table:table-cell>
          <table:table-cell office:value-type="float" office:value="5020.8" calcext:value-type="float">
            <text:p>5020,8</text:p>
          </table:table-cell>
          <table:table-cell office:value-type="float" office:value="650.8" calcext:value-type="float">
            <text:p>650,8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7.6" calcext:value-type="float">
            <text:p>107,6</text:p>
          </table:table-cell>
          <table:table-cell office:value-type="float" office:value="5096.8" calcext:value-type="float">
            <text:p>5096,8</text:p>
          </table:table-cell>
          <table:table-cell office:value-type="float" office:value="582.1" calcext:value-type="float">
            <text:p>582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8.7" calcext:value-type="float">
            <text:p>118,7</text:p>
          </table:table-cell>
          <table:table-cell office:value-type="float" office:value="5129.7" calcext:value-type="float">
            <text:p>5129,7</text:p>
          </table:table-cell>
          <table:table-cell office:value-type="float" office:value="538.1" calcext:value-type="float">
            <text:p>538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2.1" calcext:value-type="float">
            <text:p>122,1</text:p>
          </table:table-cell>
          <table:table-cell office:value-type="float" office:value="5133" calcext:value-type="float">
            <text:p>5133</text:p>
          </table:table-cell>
          <table:table-cell office:value-type="float" office:value="531.3" calcext:value-type="float">
            <text:p>531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4" calcext:value-type="float">
            <text:p>116,4</text:p>
          </table:table-cell>
          <table:table-cell office:value-type="float" office:value="5151.9" calcext:value-type="float">
            <text:p>5151,9</text:p>
          </table:table-cell>
          <table:table-cell office:value-type="float" office:value="518.1" calcext:value-type="float">
            <text:p>518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7.7" calcext:value-type="float">
            <text:p>117,7</text:p>
          </table:table-cell>
          <table:table-cell office:value-type="float" office:value="5149.1" calcext:value-type="float">
            <text:p>5149,1</text:p>
          </table:table-cell>
          <table:table-cell office:value-type="float" office:value="519.6" calcext:value-type="float">
            <text:p>519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4" calcext:value-type="float">
            <text:p>123,4</text:p>
          </table:table-cell>
          <table:table-cell office:value-type="float" office:value="5152.9" calcext:value-type="float">
            <text:p>5152,9</text:p>
          </table:table-cell>
          <table:table-cell office:value-type="float" office:value="510.2" calcext:value-type="float">
            <text:p>510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8" calcext:value-type="float">
            <text:p>123,8</text:p>
          </table:table-cell>
          <table:table-cell office:value-type="float" office:value="5147.3" calcext:value-type="float">
            <text:p>5147,3</text:p>
          </table:table-cell>
          <table:table-cell office:value-type="float" office:value="515.3" calcext:value-type="float">
            <text:p>515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5" calcext:value-type="float">
            <text:p>123,5</text:p>
          </table:table-cell>
          <table:table-cell office:value-type="float" office:value="5157.8" calcext:value-type="float">
            <text:p>5157,8</text:p>
          </table:table-cell>
          <table:table-cell office:value-type="float" office:value="505.1" calcext:value-type="float">
            <text:p>505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1" calcext:value-type="float">
            <text:p>116,1</text:p>
          </table:table-cell>
          <table:table-cell office:value-type="float" office:value="5144.7" calcext:value-type="float">
            <text:p>5144,7</text:p>
          </table:table-cell>
          <table:table-cell office:value-type="float" office:value="525.7" calcext:value-type="float">
            <text:p>525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6.3" calcext:value-type="float">
            <text:p>136,3</text:p>
          </table:table-cell>
          <table:table-cell office:value-type="float" office:value="5107.1" calcext:value-type="float">
            <text:p>5107,1</text:p>
          </table:table-cell>
          <table:table-cell office:value-type="float" office:value="543.1" calcext:value-type="float">
            <text:p>543,1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2.4" calcext:value-type="float">
            <text:p>112,4</text:p>
          </table:table-cell>
          <table:table-cell office:value-type="float" office:value="5151" calcext:value-type="float">
            <text:p>5151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9.8" calcext:value-type="float">
            <text:p>139,8</text:p>
          </table:table-cell>
          <table:table-cell office:value-type="float" office:value="5130.4" calcext:value-type="float">
            <text:p>5130,4</text:p>
          </table:table-cell>
          <table:table-cell office:value-type="float" office:value="516.3" calcext:value-type="float">
            <text:p>516,3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5.5" calcext:value-type="float">
            <text:p>145,5</text:p>
          </table:table-cell>
          <table:table-cell office:value-type="float" office:value="5143.5" calcext:value-type="float">
            <text:p>5143,5</text:p>
          </table:table-cell>
          <table:table-cell office:value-type="float" office:value="497.4" calcext:value-type="float">
            <text:p>497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7.3" calcext:value-type="float">
            <text:p>107,3</text:p>
          </table:table-cell>
          <table:table-cell office:value-type="float" office:value="5202.5" calcext:value-type="float">
            <text:p>5202,5</text:p>
          </table:table-cell>
          <table:table-cell office:value-type="float" office:value="476.6" calcext:value-type="float">
            <text:p>476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4" calcext:value-type="float">
            <text:p>129,4</text:p>
          </table:table-cell>
          <table:table-cell office:value-type="float" office:value="5233.6" calcext:value-type="float">
            <text:p>5233,6</text:p>
          </table:table-cell>
          <table:table-cell office:value-type="float" office:value="423.4" calcext:value-type="float">
            <text:p>423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8.3" calcext:value-type="float">
            <text:p>138,3</text:p>
          </table:table-cell>
          <table:table-cell office:value-type="float" office:value="5220.6" calcext:value-type="float">
            <text:p>5220,6</text:p>
          </table:table-cell>
          <table:table-cell office:value-type="float" office:value="427.6" calcext:value-type="float">
            <text:p>427,6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8" calcext:value-type="float">
            <text:p>108</text:p>
          </table:table-cell>
          <table:table-cell office:value-type="float" office:value="5259" calcext:value-type="float">
            <text:p>5259</text:p>
          </table:table-cell>
          <table:table-cell office:value-type="float" office:value="419.4" calcext:value-type="float">
            <text:p>419,4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3" calcext:value-type="float">
            <text:p>113</text:p>
          </table:table-cell>
          <table:table-cell office:value-type="float" office:value="5270.5" calcext:value-type="float">
            <text:p>5270,5</text:p>
          </table:table-cell>
          <table:table-cell office:value-type="float" office:value="402.9" calcext:value-type="float">
            <text:p>402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9.6" calcext:value-type="float">
            <text:p>119,6</text:p>
          </table:table-cell>
          <table:table-cell office:value-type="float" office:value="5338.2" calcext:value-type="float">
            <text:p>5338,2</text:p>
          </table:table-cell>
          <table:table-cell office:value-type="float" office:value="328.7" calcext:value-type="float">
            <text:p>328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2" calcext:value-type="float">
            <text:p>129,2</text:p>
          </table:table-cell>
          <table:table-cell office:value-type="float" office:value="5342.2" calcext:value-type="float">
            <text:p>5342,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0.1" calcext:value-type="float">
            <text:p>150,1</text:p>
          </table:table-cell>
          <table:table-cell office:value-type="float" office:value="5339.6" calcext:value-type="float">
            <text:p>5339,6</text:p>
          </table:table-cell>
          <table:table-cell office:value-type="float" office:value="296.7" calcext:value-type="float">
            <text:p>296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.4" calcext:value-type="float">
            <text:p>129,4</text:p>
          </table:table-cell>
          <table:table-cell office:value-type="float" office:value="5373.1" calcext:value-type="float">
            <text:p>5373,1</text:p>
          </table:table-cell>
          <table:table-cell office:value-type="float" office:value="283.9" calcext:value-type="float">
            <text:p>283,9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7.8" calcext:value-type="float">
            <text:p>147,8</text:p>
          </table:table-cell>
          <table:table-cell office:value-type="float" office:value="5360.5" calcext:value-type="float">
            <text:p>5360,5</text:p>
          </table:table-cell>
          <table:table-cell office:value-type="float" office:value="278.2" calcext:value-type="float">
            <text:p>278,2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5.2" calcext:value-type="float">
            <text:p>115,2</text:p>
          </table:table-cell>
          <table:table-cell office:value-type="float" office:value="5379.7" calcext:value-type="float">
            <text:p>5379,7</text:p>
          </table:table-cell>
          <table:table-cell office:value-type="float" office:value="291.5" calcext:value-type="float">
            <text:p>291,5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0.6" calcext:value-type="float">
            <text:p>120,6</text:p>
          </table:table-cell>
          <table:table-cell office:value-type="float" office:value="5388.1" calcext:value-type="float">
            <text:p>5388,1</text:p>
          </table:table-cell>
          <table:table-cell office:value-type="float" office:value="277.7" calcext:value-type="float">
            <text:p>277,7</text:p>
          </table:table-cell>
          <table:table-cell table:number-columns-repeated="3"/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2.5" calcext:value-type="float">
            <text:p>102,5</text:p>
          </table:table-cell>
          <table:table-cell office:value-type="float" office:value="5457.9" calcext:value-type="float">
            <text:p>5457,9</text:p>
          </table:table-cell>
          <table:table-cell office:value-type="float" office:value="226.1" calcext:value-type="float">
            <text:p>226,1</text:p>
          </table:table-cell>
          <table:table-cell table:number-columns-repeated="3"/>
        </table:table-row>
      </table:table>
      <table:table table:name="second_memory_line_mem" table:style-name="ta1">
        <table:shapes>
          <draw:frame draw:z-index="0" draw:style-name="gr1" draw:text-style-name="P1" svg:width="20.763cm" svg:height="11.688cm" svg:x="10.767cm" svg:y="0.956cm">
            <draw:object draw:notify-on-update-of-ranges="second_memory_line_mem.A1:second_memory_line_mem.A1 second_memory_line_mem.A2:second_memory_line_mem.A71 second_memory_line_mem.B1:second_memory_line_mem.B1 second_memory_line_mem.B2:second_memory_line_mem.B71 second_memory_line_mem.C1:second_memory_line_mem.C1 second_memory_line_mem.C2:second_memory_line_mem.C71 second_memory_line_mem.D1:second_memory_line_mem.D1 second_memory_line_mem.D2:second_memory_line_mem.D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182.6" calcext:value-type="float">
            <text:p>3182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142.3" calcext:value-type="float">
            <text:p>3142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3067.3" calcext:value-type="float">
            <text:p>3067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990.4" calcext:value-type="float">
            <text:p>2990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913.4" calcext:value-type="float">
            <text:p>2913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833.9" calcext:value-type="float">
            <text:p>2833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779.8" calcext:value-type="float">
            <text:p>2779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568.6" calcext:value-type="float">
            <text:p>2568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491.9" calcext:value-type="float">
            <text:p>249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414.7" calcext:value-type="float">
            <text:p>2414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338.8" calcext:value-type="float">
            <text:p>2338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261.1" calcext:value-type="float">
            <text:p>2261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110.5" calcext:value-type="float">
            <text:p>2110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2032.7" calcext:value-type="float">
            <text:p>2032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881.3" calcext:value-type="float">
            <text:p>1881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803.5" calcext:value-type="float">
            <text:p>1803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729.2" calcext:value-type="float">
            <text:p>1729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577.1" calcext:value-type="float">
            <text:p>1577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499.9" calcext:value-type="float">
            <text:p>1499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424.5" calcext:value-type="float">
            <text:p>1424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347.3" calcext:value-type="float">
            <text:p>1347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271.3" calcext:value-type="float">
            <text:p>1271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194.1" calcext:value-type="float">
            <text:p>1194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117.1" calcext:value-type="float">
            <text:p>1117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6" calcext:value-type="float">
            <text:p>1986</text:p>
          </table:table-cell>
          <table:table-cell office:value-type="float" office:value="62" calcext:value-type="float">
            <text:p>62</text:p>
          </table:table-cell>
          <table:table-cell office:value-type="float" office:value="1040.7" calcext:value-type="float">
            <text:p>1040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4.7" calcext:value-type="float">
            <text:p>1984,7</text:p>
          </table:table-cell>
          <table:table-cell office:value-type="float" office:value="63.2" calcext:value-type="float">
            <text:p>63,2</text:p>
          </table:table-cell>
          <table:table-cell office:value-type="float" office:value="965.7" calcext:value-type="float">
            <text:p>965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2.7" calcext:value-type="float">
            <text:p>1982,7</text:p>
          </table:table-cell>
          <table:table-cell office:value-type="float" office:value="65.2" calcext:value-type="float">
            <text:p>65,2</text:p>
          </table:table-cell>
          <table:table-cell office:value-type="float" office:value="889.7" calcext:value-type="float">
            <text:p>889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7" calcext:value-type="float">
            <text:p>1981,7</text:p>
          </table:table-cell>
          <table:table-cell office:value-type="float" office:value="66.2" calcext:value-type="float">
            <text:p>66,2</text:p>
          </table:table-cell>
          <table:table-cell office:value-type="float" office:value="813.6" calcext:value-type="float">
            <text:p>81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5" calcext:value-type="float">
            <text:p>1981,5</text:p>
          </table:table-cell>
          <table:table-cell office:value-type="float" office:value="66.5" calcext:value-type="float">
            <text:p>66,5</text:p>
          </table:table-cell>
          <table:table-cell office:value-type="float" office:value="740.6" calcext:value-type="float">
            <text:p>740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5" calcext:value-type="float">
            <text:p>1981,5</text:p>
          </table:table-cell>
          <table:table-cell office:value-type="float" office:value="66.5" calcext:value-type="float">
            <text:p>66,5</text:p>
          </table:table-cell>
          <table:table-cell office:value-type="float" office:value="664.2" calcext:value-type="float">
            <text:p>664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.2" calcext:value-type="float">
            <text:p>1981,2</text:p>
          </table:table-cell>
          <table:table-cell office:value-type="float" office:value="66.8" calcext:value-type="float">
            <text:p>66,8</text:p>
          </table:table-cell>
          <table:table-cell office:value-type="float" office:value="587.2" calcext:value-type="float">
            <text:p>587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81" calcext:value-type="float">
            <text:p>1981</text:p>
          </table:table-cell>
          <table:table-cell office:value-type="float" office:value="67" calcext:value-type="float">
            <text:p>67</text:p>
          </table:table-cell>
          <table:table-cell office:value-type="float" office:value="513.2" calcext:value-type="float">
            <text:p>513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69.2" calcext:value-type="float">
            <text:p>1969,2</text:p>
          </table:table-cell>
          <table:table-cell office:value-type="float" office:value="78.8" calcext:value-type="float">
            <text:p>78,8</text:p>
          </table:table-cell>
          <table:table-cell office:value-type="float" office:value="451.8" calcext:value-type="float">
            <text:p>451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9.5" calcext:value-type="float">
            <text:p>1979,5</text:p>
          </table:table-cell>
          <table:table-cell office:value-type="float" office:value="68.5" calcext:value-type="float">
            <text:p>68,5</text:p>
          </table:table-cell>
          <table:table-cell office:value-type="float" office:value="363.4" calcext:value-type="float">
            <text:p>363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9.5" calcext:value-type="float">
            <text:p>1979,5</text:p>
          </table:table-cell>
          <table:table-cell office:value-type="float" office:value="68.5" calcext:value-type="float">
            <text:p>68,5</text:p>
          </table:table-cell>
          <table:table-cell office:value-type="float" office:value="284.3" calcext:value-type="float">
            <text:p>284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59.8" calcext:value-type="float">
            <text:p>1959,8</text:p>
          </table:table-cell>
          <table:table-cell office:value-type="float" office:value="88.2" calcext:value-type="float">
            <text:p>88,2</text:p>
          </table:table-cell>
          <table:table-cell office:value-type="float" office:value="229.5" calcext:value-type="float">
            <text:p>229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49" calcext:value-type="float">
            <text:p>1949</text:p>
          </table:table-cell>
          <table:table-cell office:value-type="float" office:value="99" calcext:value-type="float">
            <text:p>99</text:p>
          </table:table-cell>
          <table:table-cell office:value-type="float" office:value="167.2" calcext:value-type="float">
            <text:p>167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31.2" calcext:value-type="float">
            <text:p>1931,2</text:p>
          </table:table-cell>
          <table:table-cell office:value-type="float" office:value="116.8" calcext:value-type="float">
            <text:p>116,8</text:p>
          </table:table-cell>
          <table:table-cell office:value-type="float" office:value="100.7" calcext:value-type="float">
            <text:p>100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39.7" calcext:value-type="float">
            <text:p>1939,7</text:p>
          </table:table-cell>
          <table:table-cell office:value-type="float" office:value="108.2" calcext:value-type="float">
            <text:p>108,2</text:p>
          </table:table-cell>
          <table:table-cell office:value-type="float" office:value="68.2" calcext:value-type="float">
            <text:p>68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01" calcext:value-type="float">
            <text:p>1901</text:p>
          </table:table-cell>
          <table:table-cell office:value-type="float" office:value="147" calcext:value-type="float">
            <text:p>147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83.6" calcext:value-type="float">
            <text:p>1783,6</text:p>
          </table:table-cell>
          <table:table-cell office:value-type="float" office:value="264.4" calcext:value-type="float">
            <text:p>264,4</text:p>
          </table:table-cell>
          <table:table-cell office:value-type="float" office:value="68.1" calcext:value-type="float">
            <text:p>68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2.2" calcext:value-type="float">
            <text:p>1712,2</text:p>
          </table:table-cell>
          <table:table-cell office:value-type="float" office:value="335.8" calcext:value-type="float">
            <text:p>335,8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12.2" calcext:value-type="float">
            <text:p>1612,2</text:p>
          </table:table-cell>
          <table:table-cell office:value-type="float" office:value="435.8" calcext:value-type="float">
            <text:p>435,8</text:p>
          </table:table-cell>
          <table:table-cell office:value-type="float" office:value="67.9" calcext:value-type="float">
            <text:p>67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50.2" calcext:value-type="float">
            <text:p>1550,2</text:p>
          </table:table-cell>
          <table:table-cell office:value-type="float" office:value="497.8" calcext:value-type="float">
            <text:p>497,8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82" calcext:value-type="float">
            <text:p>1482</text:p>
          </table:table-cell>
          <table:table-cell office:value-type="float" office:value="566" calcext:value-type="float">
            <text:p>566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00.2" calcext:value-type="float">
            <text:p>1400,2</text:p>
          </table:table-cell>
          <table:table-cell office:value-type="float" office:value="647.8" calcext:value-type="float">
            <text:p>647,8</text:p>
          </table:table-cell>
          <table:table-cell office:value-type="float" office:value="63.7" calcext:value-type="float">
            <text:p>63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30.2" calcext:value-type="float">
            <text:p>1330,2</text:p>
          </table:table-cell>
          <table:table-cell office:value-type="float" office:value="717.8" calcext:value-type="float">
            <text:p>717,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80" calcext:value-type="float">
            <text:p>1180</text:p>
          </table:table-cell>
          <table:table-cell office:value-type="float" office:value="868" calcext:value-type="float">
            <text:p>868</text:p>
          </table:table-cell>
          <table:table-cell office:value-type="float" office:value="79.9" calcext:value-type="float">
            <text:p>79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86.5" calcext:value-type="float">
            <text:p>1086,5</text:p>
          </table:table-cell>
          <table:table-cell office:value-type="float" office:value="961.5" calcext:value-type="float">
            <text:p>961,5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51.5" calcext:value-type="float">
            <text:p>1051,5</text:p>
          </table:table-cell>
          <table:table-cell office:value-type="float" office:value="996.5" calcext:value-type="float">
            <text:p>996,5</text:p>
          </table:table-cell>
          <table:table-cell office:value-type="float" office:value="70.2" calcext:value-type="float">
            <text:p>70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64.2" calcext:value-type="float">
            <text:p>964,2</text:p>
          </table:table-cell>
          <table:table-cell office:value-type="float" office:value="1083.8" calcext:value-type="float">
            <text:p>1083,8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76.7" calcext:value-type="float">
            <text:p>876,7</text:p>
          </table:table-cell>
          <table:table-cell office:value-type="float" office:value="1171.2" calcext:value-type="float">
            <text:p>1171,2</text:p>
          </table:table-cell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61" calcext:value-type="float">
            <text:p>861</text:p>
          </table:table-cell>
          <table:table-cell office:value-type="float" office:value="1187" calcext:value-type="float">
            <text:p>1187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47.2" calcext:value-type="float">
            <text:p>747,2</text:p>
          </table:table-cell>
          <table:table-cell office:value-type="float" office:value="1300.8" calcext:value-type="float">
            <text:p>1300,8</text:p>
          </table:table-cell>
          <table:table-cell office:value-type="float" office:value="71.9" calcext:value-type="float">
            <text:p>71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64.7" calcext:value-type="float">
            <text:p>664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6.5" calcext:value-type="float">
            <text:p>626,5</text:p>
          </table:table-cell>
          <table:table-cell office:value-type="float" office:value="1421.5" calcext:value-type="float">
            <text:p>1421,5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3.7" calcext:value-type="float">
            <text:p>513,7</text:p>
          </table:table-cell>
          <table:table-cell office:value-type="float" office:value="1534.2" calcext:value-type="float">
            <text:p>1534,2</text:p>
          </table:table-cell>
          <table:table-cell office:value-type="float" office:value="83.6" calcext:value-type="float">
            <text:p>8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62.9" calcext:value-type="float">
            <text:p>462,9</text:p>
          </table:table-cell>
          <table:table-cell office:value-type="float" office:value="1585.1" calcext:value-type="float">
            <text:p>1585,1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78.2" calcext:value-type="float">
            <text:p>378,2</text:p>
          </table:table-cell>
          <table:table-cell office:value-type="float" office:value="1669.8" calcext:value-type="float">
            <text:p>1669,8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3" calcext:value-type="float">
            <text:p>293</text:p>
          </table:table-cell>
          <table:table-cell office:value-type="float" office:value="1755" calcext:value-type="float">
            <text:p>1755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7.2" calcext:value-type="float">
            <text:p>217,2</text:p>
          </table:table-cell>
          <table:table-cell office:value-type="float" office:value="1830.8" calcext:value-type="float">
            <text:p>1830,8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7" calcext:value-type="float">
            <text:p>147</text:p>
          </table:table-cell>
          <table:table-cell office:value-type="float" office:value="1901" calcext:value-type="float">
            <text:p>19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.5" calcext:value-type="float">
            <text:p>72,5</text:p>
          </table:table-cell>
          <table:table-cell office:value-type="float" office:value="1975.5" calcext:value-type="float">
            <text:p>1975,5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4" calcext:value-type="float">
            <text:p>6,4</text:p>
          </table:table-cell>
          <table:table-cell office:value-type="float" office:value="2041.6" calcext:value-type="float">
            <text:p>2041,6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24.6" calcext:value-type="float">
            <text:p>24,6</text:p>
          </table:table-cell>
        </table:table-row>
      </table:table>
      <table:table table:name="top_five_mem" table:style-name="ta1">
        <table:shapes>
          <draw:frame draw:z-index="0" draw:style-name="gr1" draw:text-style-name="P1" svg:width="64.071cm" svg:height="15.963cm" svg:x="12.473cm" svg:y="0.638cm">
            <draw:object draw:notify-on-update-of-ranges="top_five_mem.A1:top_five_mem.A1 top_five_mem.A2:top_five_mem.A71 top_five_mem.B1:top_five_mem.B1 top_five_mem.B2:top_five_mem.B71 top_five_mem.C1:top_five_mem.C1 top_five_mem.C2:top_five_mem.C71 top_five_mem.D1:top_five_mem.D1 top_five_mem.D2:top_five_mem.D71 top_five_mem.E1:top_five_mem.E1 top_five_mem.E2:top_five_mem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p1</text:p>
          </table:table-cell>
          <table:table-cell office:value-type="string" calcext:value-type="string">
            <text:p>top2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1692" calcext:value-type="float">
            <text:p>169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1" calcext:value-type="float">
            <text:p>11</text:p>
          </table:table-cell>
          <table:table-cell office:value-type="float" office:value="1840" calcext:value-type="float">
            <text:p>1840</text:p>
          </table:table-cell>
          <table:table-cell office:value-type="float" office:value="7570" calcext:value-type="float">
            <text:p>7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579" calcext:value-type="float">
            <text:p>7579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588" calcext:value-type="float">
            <text:p>7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3333" calcext:value-type="float">
            <text:p>3333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625" calcext:value-type="float">
            <text:p>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634" calcext:value-type="float">
            <text:p>7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644" calcext:value-type="float">
            <text:p>7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653" calcext:value-type="float">
            <text:p>7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662" calcext:value-type="float">
            <text:p>7662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671" calcext:value-type="float">
            <text:p>7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502" calcext:value-type="float">
            <text:p>7502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676" calcext:value-type="float">
            <text:p>2676</text:p>
          </table:table-cell>
          <table:table-cell office:value-type="float" office:value="7698" calcext:value-type="float">
            <text:p>76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07" calcext:value-type="float">
            <text:p>7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726" calcext:value-type="float">
            <text:p>77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35" calcext:value-type="float">
            <text:p>77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745" calcext:value-type="float">
            <text:p>77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754" calcext:value-type="float">
            <text:p>775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763" calcext:value-type="float">
            <text:p>7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72" calcext:value-type="float">
            <text:p>7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7781" calcext:value-type="float">
            <text:p>7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333" calcext:value-type="float">
            <text:p>3333</text:p>
          </table:table-cell>
          <table:table-cell office:value-type="float" office:value="7790" calcext:value-type="float">
            <text:p>7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  <table:table-cell office:value-type="float" office:value="7799" calcext:value-type="float">
            <text:p>7799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08" calcext:value-type="float">
            <text:p>7808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3681" calcext:value-type="float">
            <text:p>3681</text:p>
          </table:table-cell>
          <table:table-cell office:value-type="float" office:value="7061" calcext:value-type="float">
            <text:p>7061</text:p>
          </table:table-cell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774" calcext:value-type="float">
            <text:p>5774</text:p>
          </table:table-cell>
          <table:table-cell office:value-type="float" office:value="7828" calcext:value-type="float">
            <text:p>7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7837" calcext:value-type="float">
            <text:p>78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46" calcext:value-type="float">
            <text:p>7846</text:p>
          </table:table-cell>
          <table:table-cell office:value-type="float" office:value="1692" calcext:value-type="float">
            <text:p>1692</text:p>
          </table:table-cell>
          <table:table-cell office:value-type="float" office:value="2676" calcext:value-type="float">
            <text:p>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64" calcext:value-type="float">
            <text:p>78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75" calcext:value-type="float">
            <text:p>7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840" calcext:value-type="float">
            <text:p>1840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7924" calcext:value-type="float">
            <text:p>7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3333" calcext:value-type="float">
            <text:p>3333</text:p>
          </table:table-cell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333" calcext:value-type="float">
            <text:p>3333</text:p>
          </table:table-cell>
          <table:table-cell office:value-type="float" office:value="2545" calcext:value-type="float">
            <text:p>2545</text:p>
          </table:table-cell>
          <table:table-cell office:value-type="float" office:value="2676" calcext:value-type="float">
            <text:p>2676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office:value-type="float" office:value="7982" calcext:value-type="float">
            <text:p>7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  <table:table-cell office:value-type="float" office:value="7991" calcext:value-type="float">
            <text:p>7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8013" calcext:value-type="float">
            <text:p>8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8" calcext:value-type="float">
            <text:p>48</text:p>
          </table:table-cell>
          <table:table-cell office:value-type="float" office:value="364" calcext:value-type="float">
            <text:p>364</text:p>
          </table:table-cell>
          <table:table-cell office:value-type="float" office:value="2138" calcext:value-type="float">
            <text:p>2138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8059" calcext:value-type="float">
            <text:p>8059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774" calcext:value-type="float">
            <text:p>5774</text:p>
          </table:table-cell>
          <table:table-cell office:value-type="float" office:value="8069" calcext:value-type="float">
            <text:p>8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8078" calcext:value-type="float">
            <text:p>8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774" calcext:value-type="float">
            <text:p>5774</text:p>
          </table:table-cell>
          <table:table-cell office:value-type="float" office:value="3333" calcext:value-type="float">
            <text:p>3333</text:p>
          </table:table-cell>
          <table:table-cell office:value-type="float" office:value="8087" calcext:value-type="float">
            <text:p>8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  <table:table-cell office:value-type="float" office:value="887" calcext:value-type="float">
            <text:p>887</text:p>
          </table:table-cell>
          <table:table-cell office:value-type="float" office:value="8105" calcext:value-type="float">
            <text:p>8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692" calcext:value-type="float">
            <text:p>1692</text:p>
          </table:table-cell>
          <table:table-cell office:value-type="float" office:value="1840" calcext:value-type="float">
            <text:p>1840</text:p>
          </table:table-cell>
          <table:table-cell office:value-type="float" office:value="2439" calcext:value-type="float">
            <text:p>2439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840" calcext:value-type="float">
            <text:p>1840</text:p>
          </table:table-cell>
          <table:table-cell office:value-type="float" office:value="8125" calcext:value-type="float">
            <text:p>8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8143" calcext:value-type="float">
            <text:p>8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676" calcext:value-type="float">
            <text:p>2676</text:p>
          </table:table-cell>
          <table:table-cell office:value-type="float" office:value="8152" calcext:value-type="float">
            <text:p>8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138" calcext:value-type="float">
            <text:p>2138</text:p>
          </table:table-cell>
          <table:table-cell office:value-type="float" office:value="5774" calcext:value-type="float">
            <text:p>5774</text:p>
          </table:table-cell>
          <table:table-cell office:value-type="float" office:value="376" calcext:value-type="float">
            <text:p>376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439" calcext:value-type="float">
            <text:p>2439</text:p>
          </table:table-cell>
          <table:table-cell office:value-type="float" office:value="2545" calcext:value-type="float">
            <text:p>2545</text:p>
          </table:table-cell>
          <table:table-cell office:value-type="float" office:value="5774" calcext:value-type="float">
            <text:p>5774</text:p>
          </table:table-cell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1" calcext:value-type="float">
            <text:p>11</text:p>
          </table:table-cell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0" calcext:value-type="float">
            <text:p>60</text:p>
          </table:table-cell>
          <table:table-cell office:value-type="float" office:value="918" calcext:value-type="float">
            <text:p>918</text:p>
          </table:table-cell>
          <table:table-cell office:value-type="float" office:value="2439" calcext:value-type="float">
            <text:p>2439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8198" calcext:value-type="float">
            <text:p>8198</text:p>
          </table:table-cell>
          <table:table-cell office:value-type="float" office:value="1600" calcext:value-type="float">
            <text:p>1600</text:p>
          </table:table-cell>
          <table:table-cell office:value-type="float" office:value="3333" calcext:value-type="float">
            <text:p>3333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27" calcext:value-type="float">
            <text:p>127</text:p>
          </table:table-cell>
          <table:table-cell office:value-type="float" office:value="2439" calcext:value-type="float">
            <text:p>2439</text:p>
          </table:table-cell>
          <table:table-cell office:value-type="float" office:value="2676" calcext:value-type="float">
            <text:p>2676</text:p>
          </table:table-cell>
          <table:table-cell office:value-type="float" office:value="2545" calcext:value-type="float">
            <text:p>2545</text:p>
          </table:table-cell>
        </table:table-row>
      </table:table>
      <table:table table:name="first_memory_line_mem1&amp;2" table:style-name="ta1">
        <table:shapes>
          <draw:frame draw:z-index="0" draw:style-name="gr1" draw:text-style-name="P1" svg:width="22.77cm" svg:height="14.715cm" svg:x="12.06cm" svg:y="0.558cm">
            <draw:object draw:notify-on-update-of-ranges="'first_memory_line_mem1&amp;2'.A1:'first_memory_line_mem1&amp;2'.A1 'first_memory_line_mem1&amp;2'.A2:'first_memory_line_mem1&amp;2'.A77 'first_memory_line_mem1&amp;2'.B1:'first_memory_line_mem1&amp;2'.B1 'first_memory_line_mem1&amp;2'.B2:'first_memory_line_mem1&amp;2'.B77 'first_memory_line_mem1&amp;2'.C1:'first_memory_line_mem1&amp;2'.C1 'first_memory_line_mem1&amp;2'.C2:'first_memory_line_mem1&amp;2'.C77 'first_memory_line_mem1&amp;2'.D1:'first_memory_line_mem1&amp;2'.D1 'first_memory_line_mem1&amp;2'.D2:'first_memory_line_mem1&amp;2'.D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218.4" calcext:value-type="float">
            <text:p>2218,4</text:p>
          </table:table-cell>
          <table:table-cell office:value-type="float" office:value="1549.9" calcext:value-type="float">
            <text:p>1549,9</text:p>
          </table:table-cell>
          <table:table-cell office:value-type="float" office:value="2018.1" calcext:value-type="float">
            <text:p>2018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14.1" calcext:value-type="float">
            <text:p>2014,1</text:p>
          </table:table-cell>
          <table:table-cell office:value-type="float" office:value="1791.9" calcext:value-type="float">
            <text:p>1791,9</text:p>
          </table:table-cell>
          <table:table-cell office:value-type="float" office:value="1980.4" calcext:value-type="float">
            <text:p>1980,4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75.8" calcext:value-type="float">
            <text:p>1775,8</text:p>
          </table:table-cell>
          <table:table-cell office:value-type="float" office:value="2029.1" calcext:value-type="float">
            <text:p>2029,1</text:p>
          </table:table-cell>
          <table:table-cell office:value-type="float" office:value="1981.5" calcext:value-type="float">
            <text:p>1981,5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37.1" calcext:value-type="float">
            <text:p>1537,1</text:p>
          </table:table-cell>
          <table:table-cell office:value-type="float" office:value="2269.5" calcext:value-type="float">
            <text:p>2269,5</text:p>
          </table:table-cell>
          <table:table-cell office:value-type="float" office:value="1979.8" calcext:value-type="float">
            <text:p>1979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6.6" calcext:value-type="float">
            <text:p>1296,6</text:p>
          </table:table-cell>
          <table:table-cell office:value-type="float" office:value="2510.1" calcext:value-type="float">
            <text:p>2510,1</text:p>
          </table:table-cell>
          <table:table-cell office:value-type="float" office:value="1979.8" calcext:value-type="float">
            <text:p>1979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56.6" calcext:value-type="float">
            <text:p>1056,6</text:p>
          </table:table-cell>
          <table:table-cell office:value-type="float" office:value="2750" calcext:value-type="float">
            <text:p>2750</text:p>
          </table:table-cell>
          <table:table-cell office:value-type="float" office:value="1979.9" calcext:value-type="float">
            <text:p>1979,9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817.7" calcext:value-type="float">
            <text:p>817,7</text:p>
          </table:table-cell>
          <table:table-cell office:value-type="float" office:value="2989" calcext:value-type="float">
            <text:p>2989</text:p>
          </table:table-cell>
          <table:table-cell office:value-type="float" office:value="1979.8" calcext:value-type="float">
            <text:p>1979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578.7" calcext:value-type="float">
            <text:p>578,7</text:p>
          </table:table-cell>
          <table:table-cell office:value-type="float" office:value="3228.1" calcext:value-type="float">
            <text:p>3228,1</text:p>
          </table:table-cell>
          <table:table-cell office:value-type="float" office:value="1979.6" calcext:value-type="float">
            <text:p>1979,6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37.1" calcext:value-type="float">
            <text:p>337,1</text:p>
          </table:table-cell>
          <table:table-cell office:value-type="float" office:value="3469.9" calcext:value-type="float">
            <text:p>3469,9</text:p>
          </table:table-cell>
          <table:table-cell office:value-type="float" office:value="1979.5" calcext:value-type="float">
            <text:p>1979,5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7.2" calcext:value-type="float">
            <text:p>127,2</text:p>
          </table:table-cell>
          <table:table-cell office:value-type="float" office:value="3712" calcext:value-type="float">
            <text:p>3712</text:p>
          </table:table-cell>
          <table:table-cell office:value-type="float" office:value="1947.3" calcext:value-type="float">
            <text:p>1947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4" calcext:value-type="float">
            <text:p>116,4</text:p>
          </table:table-cell>
          <table:table-cell office:value-type="float" office:value="3955.1" calcext:value-type="float">
            <text:p>3955,1</text:p>
          </table:table-cell>
          <table:table-cell office:value-type="float" office:value="1714.9" calcext:value-type="float">
            <text:p>1714,9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2.4" calcext:value-type="float">
            <text:p>122,4</text:p>
          </table:table-cell>
          <table:table-cell office:value-type="float" office:value="4192.5" calcext:value-type="float">
            <text:p>4192,5</text:p>
          </table:table-cell>
          <table:table-cell office:value-type="float" office:value="1471.6" calcext:value-type="float">
            <text:p>1471,6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5.6" calcext:value-type="float">
            <text:p>95,6</text:p>
          </table:table-cell>
          <table:table-cell office:value-type="float" office:value="4423.8" calcext:value-type="float">
            <text:p>4423,8</text:p>
          </table:table-cell>
          <table:table-cell office:value-type="float" office:value="1267.1" calcext:value-type="float">
            <text:p>1267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4.9" calcext:value-type="float">
            <text:p>114,9</text:p>
          </table:table-cell>
          <table:table-cell office:value-type="float" office:value="4679.2" calcext:value-type="float">
            <text:p>4679,2</text:p>
          </table:table-cell>
          <table:table-cell office:value-type="float" office:value="992.3" calcext:value-type="float">
            <text:p>992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6.1" calcext:value-type="float">
            <text:p>96,1</text:p>
          </table:table-cell>
          <table:table-cell office:value-type="float" office:value="4922.6" calcext:value-type="float">
            <text:p>4922,6</text:p>
          </table:table-cell>
          <table:table-cell office:value-type="float" office:value="767.8" calcext:value-type="float">
            <text:p>767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185.8" calcext:value-type="float">
            <text:p>4185,8</text:p>
          </table:table-cell>
          <table:table-cell office:value-type="float" office:value="1339.6" calcext:value-type="float">
            <text:p>1339,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040.7" calcext:value-type="float">
            <text:p>4040,7</text:p>
          </table:table-cell>
          <table:table-cell office:value-type="float" office:value="1432.7" calcext:value-type="float">
            <text:p>1432,7</text:p>
          </table:table-cell>
          <table:table-cell office:value-type="float" office:value="313.1" calcext:value-type="float">
            <text:p>313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954.8" calcext:value-type="float">
            <text:p>3954,8</text:p>
          </table:table-cell>
          <table:table-cell office:value-type="float" office:value="1510.6" calcext:value-type="float">
            <text:p>1510,6</text:p>
          </table:table-cell>
          <table:table-cell office:value-type="float" office:value="321.1" calcext:value-type="float">
            <text:p>321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872.1" calcext:value-type="float">
            <text:p>3872,1</text:p>
          </table:table-cell>
          <table:table-cell office:value-type="float" office:value="1588.5" calcext:value-type="float">
            <text:p>1588,5</text:p>
          </table:table-cell>
          <table:table-cell office:value-type="float" office:value="325.8" calcext:value-type="float">
            <text:p>325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785.4" calcext:value-type="float">
            <text:p>3785,4</text:p>
          </table:table-cell>
          <table:table-cell office:value-type="float" office:value="1668.8" calcext:value-type="float">
            <text:p>1668,8</text:p>
          </table:table-cell>
          <table:table-cell office:value-type="float" office:value="332.3" calcext:value-type="float">
            <text:p>332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700" calcext:value-type="float">
            <text:p>3700</text:p>
          </table:table-cell>
          <table:table-cell office:value-type="float" office:value="1744.7" calcext:value-type="float">
            <text:p>1744,7</text:p>
          </table:table-cell>
          <table:table-cell office:value-type="float" office:value="341.8" calcext:value-type="float">
            <text:p>341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615.8" calcext:value-type="float">
            <text:p>3615,8</text:p>
          </table:table-cell>
          <table:table-cell office:value-type="float" office:value="1823.5" calcext:value-type="float">
            <text:p>1823,5</text:p>
          </table:table-cell>
          <table:table-cell office:value-type="float" office:value="347.2" calcext:value-type="float">
            <text:p>347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532.9" calcext:value-type="float">
            <text:p>3532,9</text:p>
          </table:table-cell>
          <table:table-cell office:value-type="float" office:value="1900.2" calcext:value-type="float">
            <text:p>1900,2</text:p>
          </table:table-cell>
          <table:table-cell office:value-type="float" office:value="353.3" calcext:value-type="float">
            <text:p>353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448" calcext:value-type="float">
            <text:p>3448</text:p>
          </table:table-cell>
          <table:table-cell office:value-type="float" office:value="1977.4" calcext:value-type="float">
            <text:p>1977,4</text:p>
          </table:table-cell>
          <table:table-cell office:value-type="float" office:value="361.1" calcext:value-type="float">
            <text:p>361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364.6" calcext:value-type="float">
            <text:p>3364,6</text:p>
          </table:table-cell>
          <table:table-cell office:value-type="float" office:value="2055.8" calcext:value-type="float">
            <text:p>2055,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261.5" calcext:value-type="float">
            <text:p>3261,5</text:p>
          </table:table-cell>
          <table:table-cell office:value-type="float" office:value="2135.7" calcext:value-type="float">
            <text:p>2135,7</text:p>
          </table:table-cell>
          <table:table-cell office:value-type="float" office:value="389.2" calcext:value-type="float">
            <text:p>389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159.1" calcext:value-type="float">
            <text:p>3159,1</text:p>
          </table:table-cell>
          <table:table-cell office:value-type="float" office:value="2211.9" calcext:value-type="float">
            <text:p>2211,9</text:p>
          </table:table-cell>
          <table:table-cell office:value-type="float" office:value="415.4" calcext:value-type="float">
            <text:p>415,4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078.6" calcext:value-type="float">
            <text:p>3078,6</text:p>
          </table:table-cell>
          <table:table-cell office:value-type="float" office:value="2291.2" calcext:value-type="float">
            <text:p>2291,2</text:p>
          </table:table-cell>
          <table:table-cell office:value-type="float" office:value="416.6" calcext:value-type="float">
            <text:p>416,6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997.6" calcext:value-type="float">
            <text:p>2997,6</text:p>
          </table:table-cell>
          <table:table-cell office:value-type="float" office:value="2370.5" calcext:value-type="float">
            <text:p>2370,5</text:p>
          </table:table-cell>
          <table:table-cell office:value-type="float" office:value="418.3" calcext:value-type="float">
            <text:p>418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918.9" calcext:value-type="float">
            <text:p>2918,9</text:p>
          </table:table-cell>
          <table:table-cell office:value-type="float" office:value="2450" calcext:value-type="float">
            <text:p>2450</text:p>
          </table:table-cell>
          <table:table-cell office:value-type="float" office:value="417.5" calcext:value-type="float">
            <text:p>417,5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839.2" calcext:value-type="float">
            <text:p>2839,2</text:p>
          </table:table-cell>
          <table:table-cell office:value-type="float" office:value="2528" calcext:value-type="float">
            <text:p>2528</text:p>
          </table:table-cell>
          <table:table-cell office:value-type="float" office:value="419.3" calcext:value-type="float">
            <text:p>419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757.5" calcext:value-type="float">
            <text:p>2757,5</text:p>
          </table:table-cell>
          <table:table-cell office:value-type="float" office:value="2607.8" calcext:value-type="float">
            <text:p>2607,8</text:p>
          </table:table-cell>
          <table:table-cell office:value-type="float" office:value="421.1" calcext:value-type="float">
            <text:p>421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674.8" calcext:value-type="float">
            <text:p>2674,8</text:p>
          </table:table-cell>
          <table:table-cell office:value-type="float" office:value="2685.9" calcext:value-type="float">
            <text:p>2685,9</text:p>
          </table:table-cell>
          <table:table-cell office:value-type="float" office:value="425.8" calcext:value-type="float">
            <text:p>425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598.7" calcext:value-type="float">
            <text:p>2598,7</text:p>
          </table:table-cell>
          <table:table-cell office:value-type="float" office:value="2761.8" calcext:value-type="float">
            <text:p>2761,8</text:p>
          </table:table-cell>
          <table:table-cell office:value-type="float" office:value="425.9" calcext:value-type="float">
            <text:p>425,9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521.8" calcext:value-type="float">
            <text:p>2521,8</text:p>
          </table:table-cell>
          <table:table-cell office:value-type="float" office:value="2838.5" calcext:value-type="float">
            <text:p>2838,5</text:p>
          </table:table-cell>
          <table:table-cell office:value-type="float" office:value="426.1" calcext:value-type="float">
            <text:p>426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445" calcext:value-type="float">
            <text:p>2445</text:p>
          </table:table-cell>
          <table:table-cell office:value-type="float" office:value="2915.1" calcext:value-type="float">
            <text:p>2915,1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369.2" calcext:value-type="float">
            <text:p>2369,2</text:p>
          </table:table-cell>
          <table:table-cell office:value-type="float" office:value="2991" calcext:value-type="float">
            <text:p>2991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291.9" calcext:value-type="float">
            <text:p>2291,9</text:p>
          </table:table-cell>
          <table:table-cell office:value-type="float" office:value="3068.3" calcext:value-type="float">
            <text:p>3068,3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215.6" calcext:value-type="float">
            <text:p>2215,6</text:p>
          </table:table-cell>
          <table:table-cell office:value-type="float" office:value="3144.6" calcext:value-type="float">
            <text:p>3144,6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39.4" calcext:value-type="float">
            <text:p>2139,4</text:p>
          </table:table-cell>
          <table:table-cell office:value-type="float" office:value="3220.9" calcext:value-type="float">
            <text:p>3220,9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062.5" calcext:value-type="float">
            <text:p>2062,5</text:p>
          </table:table-cell>
          <table:table-cell office:value-type="float" office:value="3297.7" calcext:value-type="float">
            <text:p>3297,7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86" calcext:value-type="float">
            <text:p>1986</text:p>
          </table:table-cell>
          <table:table-cell office:value-type="float" office:value="3374.2" calcext:value-type="float">
            <text:p>3374,2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909.8" calcext:value-type="float">
            <text:p>1909,8</text:p>
          </table:table-cell>
          <table:table-cell office:value-type="float" office:value="3450.4" calcext:value-type="float">
            <text:p>3450,4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832.9" calcext:value-type="float">
            <text:p>1832,9</text:p>
          </table:table-cell>
          <table:table-cell office:value-type="float" office:value="3527.3" calcext:value-type="float">
            <text:p>3527,3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756" calcext:value-type="float">
            <text:p>1756</text:p>
          </table:table-cell>
          <table:table-cell office:value-type="float" office:value="3604.2" calcext:value-type="float">
            <text:p>3604,2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79.6" calcext:value-type="float">
            <text:p>1679,6</text:p>
          </table:table-cell>
          <table:table-cell office:value-type="float" office:value="3680.6" calcext:value-type="float">
            <text:p>3680,6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603.9" calcext:value-type="float">
            <text:p>1603,9</text:p>
          </table:table-cell>
          <table:table-cell office:value-type="float" office:value="3756.3" calcext:value-type="float">
            <text:p>3756,3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26.3" calcext:value-type="float">
            <text:p>1526,3</text:p>
          </table:table-cell>
          <table:table-cell office:value-type="float" office:value="3833.9" calcext:value-type="float">
            <text:p>3833,9</text:p>
          </table:table-cell>
          <table:table-cell office:value-type="float" office:value="426.2" calcext:value-type="float">
            <text:p>426,2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47.2" calcext:value-type="float">
            <text:p>1447,2</text:p>
          </table:table-cell>
          <table:table-cell office:value-type="float" office:value="3913" calcext:value-type="float">
            <text:p>3913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70.1" calcext:value-type="float">
            <text:p>1370,1</text:p>
          </table:table-cell>
          <table:table-cell office:value-type="float" office:value="3990.1" calcext:value-type="float">
            <text:p>3990,1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92" calcext:value-type="float">
            <text:p>1292</text:p>
          </table:table-cell>
          <table:table-cell office:value-type="float" office:value="4068.1" calcext:value-type="float">
            <text:p>4068,1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14.5" calcext:value-type="float">
            <text:p>1214,5</text:p>
          </table:table-cell>
          <table:table-cell office:value-type="float" office:value="4145.6" calcext:value-type="float">
            <text:p>4145,6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37.5" calcext:value-type="float">
            <text:p>1137,5</text:p>
          </table:table-cell>
          <table:table-cell office:value-type="float" office:value="4222.7" calcext:value-type="float">
            <text:p>4222,7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61.5" calcext:value-type="float">
            <text:p>1061,5</text:p>
          </table:table-cell>
          <table:table-cell office:value-type="float" office:value="4298.7" calcext:value-type="float">
            <text:p>4298,7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85.2" calcext:value-type="float">
            <text:p>985,2</text:p>
          </table:table-cell>
          <table:table-cell office:value-type="float" office:value="4375" calcext:value-type="float">
            <text:p>4375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909.4" calcext:value-type="float">
            <text:p>909,4</text:p>
          </table:table-cell>
          <table:table-cell office:value-type="float" office:value="4450.7" calcext:value-type="float">
            <text:p>4450,7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831.6" calcext:value-type="float">
            <text:p>831,6</text:p>
          </table:table-cell>
          <table:table-cell office:value-type="float" office:value="4528" calcext:value-type="float">
            <text:p>4528</text:p>
          </table:table-cell>
          <table:table-cell office:value-type="float" office:value="426.8" calcext:value-type="float">
            <text:p>426,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754.8" calcext:value-type="float">
            <text:p>754,8</text:p>
          </table:table-cell>
          <table:table-cell office:value-type="float" office:value="4605.3" calcext:value-type="float">
            <text:p>4605,3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78.8" calcext:value-type="float">
            <text:p>678,8</text:p>
          </table:table-cell>
          <table:table-cell office:value-type="float" office:value="4681.3" calcext:value-type="float">
            <text:p>4681,3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602.2" calcext:value-type="float">
            <text:p>602,2</text:p>
          </table:table-cell>
          <table:table-cell office:value-type="float" office:value="4757.9" calcext:value-type="float">
            <text:p>4757,9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525.7" calcext:value-type="float">
            <text:p>525,7</text:p>
          </table:table-cell>
          <table:table-cell office:value-type="float" office:value="4834.5" calcext:value-type="float">
            <text:p>4834,5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448.7" calcext:value-type="float">
            <text:p>448,7</text:p>
          </table:table-cell>
          <table:table-cell office:value-type="float" office:value="4911.4" calcext:value-type="float">
            <text:p>4911,4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372.4" calcext:value-type="float">
            <text:p>372,4</text:p>
          </table:table-cell>
          <table:table-cell office:value-type="float" office:value="4987.7" calcext:value-type="float">
            <text:p>4987,7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95.6" calcext:value-type="float">
            <text:p>295,6</text:p>
          </table:table-cell>
          <table:table-cell office:value-type="float" office:value="5064.5" calcext:value-type="float">
            <text:p>5064,5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219.1" calcext:value-type="float">
            <text:p>219,1</text:p>
          </table:table-cell>
          <table:table-cell office:value-type="float" office:value="5141.1" calcext:value-type="float">
            <text:p>5141,1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42.8" calcext:value-type="float">
            <text:p>142,8</text:p>
          </table:table-cell>
          <table:table-cell office:value-type="float" office:value="5217.3" calcext:value-type="float">
            <text:p>5217,3</text:p>
          </table:table-cell>
          <table:table-cell office:value-type="float" office:value="426.3" calcext:value-type="float">
            <text:p>426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3.9" calcext:value-type="float">
            <text:p>123,9</text:p>
          </table:table-cell>
          <table:table-cell office:value-type="float" office:value="5271.8" calcext:value-type="float">
            <text:p>5271,8</text:p>
          </table:table-cell>
          <table:table-cell office:value-type="float" office:value="390.7" calcext:value-type="float">
            <text:p>390,7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5.2" calcext:value-type="float">
            <text:p>125,2</text:p>
          </table:table-cell>
          <table:table-cell office:value-type="float" office:value="5336.7" calcext:value-type="float">
            <text:p>5336,7</text:p>
          </table:table-cell>
          <table:table-cell office:value-type="float" office:value="324.5" calcext:value-type="float">
            <text:p>324,5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2.9" calcext:value-type="float">
            <text:p>122,9</text:p>
          </table:table-cell>
          <table:table-cell office:value-type="float" office:value="5358.6" calcext:value-type="float">
            <text:p>5358,6</text:p>
          </table:table-cell>
          <table:table-cell office:value-type="float" office:value="304.9" calcext:value-type="float">
            <text:p>304,9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50" calcext:value-type="float">
            <text:p>150</text:p>
          </table:table-cell>
          <table:table-cell office:value-type="float" office:value="5340.7" calcext:value-type="float">
            <text:p>5340,7</text:p>
          </table:table-cell>
          <table:table-cell office:value-type="float" office:value="295.7" calcext:value-type="float">
            <text:p>295,7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3.6" calcext:value-type="float">
            <text:p>113,6</text:p>
          </table:table-cell>
          <table:table-cell office:value-type="float" office:value="5389.8" calcext:value-type="float">
            <text:p>5389,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0.7" calcext:value-type="float">
            <text:p>110,7</text:p>
          </table:table-cell>
          <table:table-cell office:value-type="float" office:value="5407.7" calcext:value-type="float">
            <text:p>5407,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37.5" calcext:value-type="float">
            <text:p>137,5</text:p>
          </table:table-cell>
          <table:table-cell office:value-type="float" office:value="5365.9" calcext:value-type="float">
            <text:p>5365,9</text:p>
          </table:table-cell>
          <table:table-cell office:value-type="float" office:value="283.1" calcext:value-type="float">
            <text:p>283,1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08.4" calcext:value-type="float">
            <text:p>108,4</text:p>
          </table:table-cell>
          <table:table-cell office:value-type="float" office:value="5396.7" calcext:value-type="float">
            <text:p>5396,7</text:p>
          </table:table-cell>
          <table:table-cell office:value-type="float" office:value="281.4" calcext:value-type="float">
            <text:p>281,4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27.5" calcext:value-type="float">
            <text:p>127,5</text:p>
          </table:table-cell>
          <table:table-cell office:value-type="float" office:value="5389.7" calcext:value-type="float">
            <text:p>5389,7</text:p>
          </table:table-cell>
          <table:table-cell office:value-type="float" office:value="269.3" calcext:value-type="float">
            <text:p>269,3</text:p>
          </table:table-cell>
        </table:table-row>
        <table:table-row table:style-name="ro1">
          <table:table-cell office:value-type="float" office:value="5786.4" calcext:value-type="float">
            <text:p>5786,4</text:p>
          </table:table-cell>
          <table:table-cell office:value-type="float" office:value="116.5" calcext:value-type="float">
            <text:p>116,5</text:p>
          </table:table-cell>
          <table:table-cell office:value-type="float" office:value="5436.5" calcext:value-type="float">
            <text:p>5436,5</text:p>
          </table:table-cell>
          <table:table-cell office:value-type="float" office:value="233.4" calcext:value-type="float">
            <text:p>233,4</text:p>
          </table:table-cell>
        </table:table-row>
      </table:table>
      <table:table table:name="second_memory_line_mem1&amp;2" table:style-name="ta1">
        <table:shapes>
          <draw:frame draw:z-index="0" draw:style-name="gr1" draw:text-style-name="P1" svg:width="23.816cm" svg:height="14.157cm" svg:x="10.903cm" svg:y="0.691cm">
            <draw:object draw:notify-on-update-of-ranges="'second_memory_line_mem1&amp;2'.A1:'second_memory_line_mem1&amp;2'.A1 'second_memory_line_mem1&amp;2'.A2:'second_memory_line_mem1&amp;2'.A77 'second_memory_line_mem1&amp;2'.B1:'second_memory_line_mem1&amp;2'.B1 'second_memory_line_mem1&amp;2'.B2:'second_memory_line_mem1&amp;2'.B77 'second_memory_line_mem1&amp;2'.C1:'second_memory_line_mem1&amp;2'.C1 'second_memory_line_mem1&amp;2'.C2:'second_memory_line_mem1&amp;2'.C77 'second_memory_line_mem1&amp;2'.D1:'second_memory_line_mem1&amp;2'.D1 'second_memory_line_mem1&amp;2'.D2:'second_memory_line_mem1&amp;2'.D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-buff/cash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3505.1" calcext:value-type="float">
            <text:p>3505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3300.3" calcext:value-type="float">
            <text:p>3300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3063.9" calcext:value-type="float">
            <text:p>3063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2823.8" calcext:value-type="float">
            <text:p>2823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2583.3" calcext:value-type="float">
            <text:p>2583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2345.1" calcext:value-type="float">
            <text:p>2345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2105.1" calcext:value-type="float">
            <text:p>2105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1865.5" calcext:value-type="float">
            <text:p>1865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7" calcext:value-type="float">
            <text:p>2045,7</text:p>
          </table:table-cell>
          <table:table-cell office:value-type="float" office:value="2.3" calcext:value-type="float">
            <text:p>2,3</text:p>
          </table:table-cell>
          <table:table-cell office:value-type="float" office:value="1623.1" calcext:value-type="float">
            <text:p>1623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5.2" calcext:value-type="float">
            <text:p>2045,2</text:p>
          </table:table-cell>
          <table:table-cell office:value-type="float" office:value="2.8" calcext:value-type="float">
            <text:p>2,8</text:p>
          </table:table-cell>
          <table:table-cell office:value-type="float" office:value="1384.5" calcext:value-type="float">
            <text:p>1384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3.7" calcext:value-type="float">
            <text:p>2043,7</text:p>
          </table:table-cell>
          <table:table-cell office:value-type="float" office:value="4.3" calcext:value-type="float">
            <text:p>4,3</text:p>
          </table:table-cell>
          <table:table-cell office:value-type="float" office:value="1145.3" calcext:value-type="float">
            <text:p>1145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41.7" calcext:value-type="float">
            <text:p>2041,7</text:p>
          </table:table-cell>
          <table:table-cell office:value-type="float" office:value="6.3" calcext:value-type="float">
            <text:p>6,3</text:p>
          </table:table-cell>
          <table:table-cell office:value-type="float" office:value="910.4" calcext:value-type="float">
            <text:p>910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8.6" calcext:value-type="float">
            <text:p>2018,6</text:p>
          </table:table-cell>
          <table:table-cell office:value-type="float" office:value="29.4" calcext:value-type="float">
            <text:p>29,4</text:p>
          </table:table-cell>
          <table:table-cell office:value-type="float" office:value="693.7" calcext:value-type="float">
            <text:p>693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38.3" calcext:value-type="float">
            <text:p>2038,3</text:p>
          </table:table-cell>
          <table:table-cell office:value-type="float" office:value="9.7" calcext:value-type="float">
            <text:p>9,7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3.6" calcext:value-type="float">
            <text:p>2013,6</text:p>
          </table:table-cell>
          <table:table-cell office:value-type="float" office:value="34.4" calcext:value-type="float">
            <text:p>34,4</text:p>
          </table:table-cell>
          <table:table-cell office:value-type="float" office:value="210.9" calcext:value-type="float">
            <text:p>210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3.2" calcext:value-type="float">
            <text:p>513,2</text:p>
          </table:table-cell>
          <table:table-cell office:value-type="float" office:value="1534.8" calcext:value-type="float">
            <text:p>1534,8</text:p>
          </table:table-cell>
          <table:table-cell office:value-type="float" office:value="4097.6" calcext:value-type="float">
            <text:p>4097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1.4" calcext:value-type="float">
            <text:p>521,4</text:p>
          </table:table-cell>
          <table:table-cell office:value-type="float" office:value="1526.6" calcext:value-type="float">
            <text:p>1526,6</text:p>
          </table:table-cell>
          <table:table-cell office:value-type="float" office:value="4002.8" calcext:value-type="float">
            <text:p>4002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2.9" calcext:value-type="float">
            <text:p>522,9</text:p>
          </table:table-cell>
          <table:table-cell office:value-type="float" office:value="1525.1" calcext:value-type="float">
            <text:p>1525,1</text:p>
          </table:table-cell>
          <table:table-cell office:value-type="float" office:value="3921.4" calcext:value-type="float">
            <text:p>3921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3.9" calcext:value-type="float">
            <text:p>523,9</text:p>
          </table:table-cell>
          <table:table-cell office:value-type="float" office:value="1524.1" calcext:value-type="float">
            <text:p>1524,1</text:p>
          </table:table-cell>
          <table:table-cell office:value-type="float" office:value="3840.3" calcext:value-type="float">
            <text:p>3840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5.4" calcext:value-type="float">
            <text:p>525,4</text:p>
          </table:table-cell>
          <table:table-cell office:value-type="float" office:value="1522.6" calcext:value-type="float">
            <text:p>1522,6</text:p>
          </table:table-cell>
          <table:table-cell office:value-type="float" office:value="3758.3" calcext:value-type="float">
            <text:p>3758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8.9" calcext:value-type="float">
            <text:p>528,9</text:p>
          </table:table-cell>
          <table:table-cell office:value-type="float" office:value="1519.1" calcext:value-type="float">
            <text:p>1519,1</text:p>
          </table:table-cell>
          <table:table-cell office:value-type="float" office:value="3674.2" calcext:value-type="float">
            <text:p>3674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0.2" calcext:value-type="float">
            <text:p>530,2</text:p>
          </table:table-cell>
          <table:table-cell office:value-type="float" office:value="1517.8" calcext:value-type="float">
            <text:p>1517,8</text:p>
          </table:table-cell>
          <table:table-cell office:value-type="float" office:value="3593.7" calcext:value-type="float">
            <text:p>3593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1.4" calcext:value-type="float">
            <text:p>531,4</text:p>
          </table:table-cell>
          <table:table-cell office:value-type="float" office:value="1516.6" calcext:value-type="float">
            <text:p>1516,6</text:p>
          </table:table-cell>
          <table:table-cell office:value-type="float" office:value="3512.3" calcext:value-type="float">
            <text:p>3512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7.4" calcext:value-type="float">
            <text:p>537,4</text:p>
          </table:table-cell>
          <table:table-cell office:value-type="float" office:value="1510.6" calcext:value-type="float">
            <text:p>1510,6</text:p>
          </table:table-cell>
          <table:table-cell office:value-type="float" office:value="3428.6" calcext:value-type="float">
            <text:p>3428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41.4" calcext:value-type="float">
            <text:p>541,4</text:p>
          </table:table-cell>
          <table:table-cell office:value-type="float" office:value="1506.6" calcext:value-type="float">
            <text:p>1506,6</text:p>
          </table:table-cell>
          <table:table-cell office:value-type="float" office:value="3345.6" calcext:value-type="float">
            <text:p>3345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63.7" calcext:value-type="float">
            <text:p>563,7</text:p>
          </table:table-cell>
          <table:table-cell office:value-type="float" office:value="1484.3" calcext:value-type="float">
            <text:p>1484,3</text:p>
          </table:table-cell>
          <table:table-cell office:value-type="float" office:value="3244.4" calcext:value-type="float">
            <text:p>3244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0.7" calcext:value-type="float">
            <text:p>590,7</text:p>
          </table:table-cell>
          <table:table-cell office:value-type="float" office:value="1457.3" calcext:value-type="float">
            <text:p>1457,3</text:p>
          </table:table-cell>
          <table:table-cell office:value-type="float" office:value="3142.5" calcext:value-type="float">
            <text:p>314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2.4" calcext:value-type="float">
            <text:p>592,4</text:p>
          </table:table-cell>
          <table:table-cell office:value-type="float" office:value="1455.6" calcext:value-type="float">
            <text:p>1455,6</text:p>
          </table:table-cell>
          <table:table-cell office:value-type="float" office:value="3063.1" calcext:value-type="float">
            <text:p>3063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4.2" calcext:value-type="float">
            <text:p>594,2</text:p>
          </table:table-cell>
          <table:table-cell office:value-type="float" office:value="1453.8" calcext:value-type="float">
            <text:p>1453,8</text:p>
          </table:table-cell>
          <table:table-cell office:value-type="float" office:value="2983.1" calcext:value-type="float">
            <text:p>2983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6.4" calcext:value-type="float">
            <text:p>596,4</text:p>
          </table:table-cell>
          <table:table-cell office:value-type="float" office:value="1451.6" calcext:value-type="float">
            <text:p>1451,6</text:p>
          </table:table-cell>
          <table:table-cell office:value-type="float" office:value="2904.2" calcext:value-type="float">
            <text:p>2904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8.7" calcext:value-type="float">
            <text:p>598,7</text:p>
          </table:table-cell>
          <table:table-cell office:value-type="float" office:value="1449.3" calcext:value-type="float">
            <text:p>1449,3</text:p>
          </table:table-cell>
          <table:table-cell office:value-type="float" office:value="2824.9" calcext:value-type="float">
            <text:p>2824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0.7" calcext:value-type="float">
            <text:p>600,7</text:p>
          </table:table-cell>
          <table:table-cell office:value-type="float" office:value="1447.3" calcext:value-type="float">
            <text:p>1447,3</text:p>
          </table:table-cell>
          <table:table-cell office:value-type="float" office:value="2740.7" calcext:value-type="float">
            <text:p>2740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2" calcext:value-type="float">
            <text:p>601,2</text:p>
          </table:table-cell>
          <table:table-cell office:value-type="float" office:value="1446.8" calcext:value-type="float">
            <text:p>1446,8</text:p>
          </table:table-cell>
          <table:table-cell office:value-type="float" office:value="2662.7" calcext:value-type="float">
            <text:p>2662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586.6" calcext:value-type="float">
            <text:p>2586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509.4" calcext:value-type="float">
            <text:p>2509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433.2" calcext:value-type="float">
            <text:p>2433,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356.9" calcext:value-type="float">
            <text:p>2356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279.7" calcext:value-type="float">
            <text:p>2279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4" calcext:value-type="float">
            <text:p>601,4</text:p>
          </table:table-cell>
          <table:table-cell office:value-type="float" office:value="1446.6" calcext:value-type="float">
            <text:p>1446,6</text:p>
          </table:table-cell>
          <table:table-cell office:value-type="float" office:value="2203.1" calcext:value-type="float">
            <text:p>2203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7" calcext:value-type="float">
            <text:p>601,7</text:p>
          </table:table-cell>
          <table:table-cell office:value-type="float" office:value="1446.3" calcext:value-type="float">
            <text:p>1446,3</text:p>
          </table:table-cell>
          <table:table-cell office:value-type="float" office:value="2127.5" calcext:value-type="float">
            <text:p>2127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9" calcext:value-type="float">
            <text:p>601,9</text:p>
          </table:table-cell>
          <table:table-cell office:value-type="float" office:value="1446.1" calcext:value-type="float">
            <text:p>1446,1</text:p>
          </table:table-cell>
          <table:table-cell office:value-type="float" office:value="2050.6" calcext:value-type="float">
            <text:p>2050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9" calcext:value-type="float">
            <text:p>601,9</text:p>
          </table:table-cell>
          <table:table-cell office:value-type="float" office:value="1446.1" calcext:value-type="float">
            <text:p>1446,1</text:p>
          </table:table-cell>
          <table:table-cell office:value-type="float" office:value="1973.8" calcext:value-type="float">
            <text:p>1973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9" calcext:value-type="float">
            <text:p>601,9</text:p>
          </table:table-cell>
          <table:table-cell office:value-type="float" office:value="1446.1" calcext:value-type="float">
            <text:p>1446,1</text:p>
          </table:table-cell>
          <table:table-cell office:value-type="float" office:value="1897.7" calcext:value-type="float">
            <text:p>1897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1.9" calcext:value-type="float">
            <text:p>601,9</text:p>
          </table:table-cell>
          <table:table-cell office:value-type="float" office:value="1446.1" calcext:value-type="float">
            <text:p>1446,1</text:p>
          </table:table-cell>
          <table:table-cell office:value-type="float" office:value="1820.8" calcext:value-type="float">
            <text:p>1820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2" calcext:value-type="float">
            <text:p>602,2</text:p>
          </table:table-cell>
          <table:table-cell office:value-type="float" office:value="1445.8" calcext:value-type="float">
            <text:p>1445,8</text:p>
          </table:table-cell>
          <table:table-cell office:value-type="float" office:value="1744.3" calcext:value-type="float">
            <text:p>1744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4" calcext:value-type="float">
            <text:p>602,4</text:p>
          </table:table-cell>
          <table:table-cell office:value-type="float" office:value="1445.6" calcext:value-type="float">
            <text:p>1445,6</text:p>
          </table:table-cell>
          <table:table-cell office:value-type="float" office:value="1667.4" calcext:value-type="float">
            <text:p>1667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591.6" calcext:value-type="float">
            <text:p>1591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513.6" calcext:value-type="float">
            <text:p>151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434.7" calcext:value-type="float">
            <text:p>1434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357.8" calcext:value-type="float">
            <text:p>1357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279.8" calcext:value-type="float">
            <text:p>1279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202.5" calcext:value-type="float">
            <text:p>1202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125.7" calcext:value-type="float">
            <text:p>1125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049.7" calcext:value-type="float">
            <text:p>1049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897.1" calcext:value-type="float">
            <text:p>897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819.3" calcext:value-type="float">
            <text:p>819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742.6" calcext:value-type="float">
            <text:p>742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666.8" calcext:value-type="float">
            <text:p>666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590.3" calcext:value-type="float">
            <text:p>590,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513.6" calcext:value-type="float">
            <text:p>51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436.4" calcext:value-type="float">
            <text:p>436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360.4" calcext:value-type="float">
            <text:p>360,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283.6" calcext:value-type="float">
            <text:p>283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02.7" calcext:value-type="float">
            <text:p>602,7</text:p>
          </table:table-cell>
          <table:table-cell office:value-type="float" office:value="1445.3" calcext:value-type="float">
            <text:p>1445,3</text:p>
          </table:table-cell>
          <table:table-cell office:value-type="float" office:value="130.6" calcext:value-type="float">
            <text:p>130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89" calcext:value-type="float">
            <text:p>589</text:p>
          </table:table-cell>
          <table:table-cell office:value-type="float" office:value="1459" calcext:value-type="float">
            <text:p>1459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79.2" calcext:value-type="float">
            <text:p>579,2</text:p>
          </table:table-cell>
          <table:table-cell office:value-type="float" office:value="1468.8" calcext:value-type="float">
            <text:p>1468,8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0.5" calcext:value-type="float">
            <text:p>520,5</text:p>
          </table:table-cell>
          <table:table-cell office:value-type="float" office:value="1527.5" calcext:value-type="float">
            <text:p>1527,5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8" calcext:value-type="float">
            <text:p>438</text:p>
          </table:table-cell>
          <table:table-cell office:value-type="float" office:value="1610" calcext:value-type="float">
            <text:p>1610</text:p>
          </table:table-cell>
          <table:table-cell office:value-type="float" office:value="74.1" calcext:value-type="float">
            <text:p>74,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87.8" calcext:value-type="float">
            <text:p>387,8</text:p>
          </table:table-cell>
          <table:table-cell office:value-type="float" office:value="1660.2" calcext:value-type="float">
            <text:p>1660,2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3.6" calcext:value-type="float">
            <text:p>313,6</text:p>
          </table:table-cell>
          <table:table-cell office:value-type="float" office:value="1734.4" calcext:value-type="float">
            <text:p>1734,4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9.7" calcext:value-type="float">
            <text:p>209,7</text:p>
          </table:table-cell>
          <table:table-cell office:value-type="float" office:value="1838.3" calcext:value-type="float">
            <text:p>1838,3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3.4" calcext:value-type="float">
            <text:p>163,4</text:p>
          </table:table-cell>
          <table:table-cell office:value-type="float" office:value="1884.6" calcext:value-type="float">
            <text:p>1884,6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0.2" calcext:value-type="float">
            <text:p>70,2</text:p>
          </table:table-cell>
          <table:table-cell office:value-type="float" office:value="1977.8" calcext:value-type="float">
            <text:p>1977,8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3" calcext:value-type="float">
            <text:p>0,3</text:p>
          </table:table-cell>
          <table:table-cell office:value-type="float" office:value="2047.7" calcext:value-type="float">
            <text:p>2047,7</text:p>
          </table:table-cell>
          <table:table-cell office:value-type="float" office:value="34.6" calcext:value-type="float">
            <text:p>34,6</text:p>
          </table:table-cell>
        </table:table-row>
      </table:table>
      <table:table table:name="top_five_mem1&amp;2" table:style-name="ta1">
        <table:shapes>
          <draw:frame draw:z-index="0" draw:style-name="gr1" draw:text-style-name="P1" svg:width="57.27cm" svg:height="15.777cm" svg:x="12.638cm" svg:y="0.744cm">
            <draw:object draw:notify-on-update-of-ranges="'top_five_mem1&amp;2'.A1:'top_five_mem1&amp;2'.A1 'top_five_mem1&amp;2'.A2:'top_five_mem1&amp;2'.A77 'top_five_mem1&amp;2'.B1:'top_five_mem1&amp;2'.B1 'top_five_mem1&amp;2'.B2:'top_five_mem1&amp;2'.B77 'top_five_mem1&amp;2'.C1:'top_five_mem1&amp;2'.C1 'top_five_mem1&amp;2'.C2:'top_five_mem1&amp;2'.C77 'top_five_mem1&amp;2'.D1:'top_five_mem1&amp;2'.D1 'top_five_mem1&amp;2'.D2:'top_five_mem1&amp;2'.D77 'top_five_mem1&amp;2'.E1:'top_five_mem1&amp;2'.E1 'top_five_mem1&amp;2'.E2:'top_five_mem1&amp;2'.E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p1</text:p>
          </table:table-cell>
          <table:table-cell office:value-type="string" calcext:value-type="string">
            <text:p>top2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4</text:p>
          </table:table-cell>
          <table:table-cell office:value-type="string" calcext:value-type="string">
            <text:p>top5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919" calcext:value-type="float">
            <text:p>1919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919" calcext:value-type="float">
            <text:p>1919</text:p>
          </table:table-cell>
          <table:table-cell office:value-type="float" office:value="2118" calcext:value-type="float">
            <text:p>2118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2118" calcext:value-type="float">
            <text:p>2118</text:p>
          </table:table-cell>
          <table:table-cell office:value-type="float" office:value="2796" calcext:value-type="float">
            <text:p>2796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2118" calcext:value-type="float">
            <text:p>2118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5216" calcext:value-type="float">
            <text:p>5216</text:p>
          </table:table-cell>
          <table:table-cell office:value-type="float" office:value="5831" calcext:value-type="float">
            <text:p>58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919" calcext:value-type="float">
            <text:p>1919</text:p>
          </table:table-cell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259" calcext:value-type="float">
            <text:p>62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96" calcext:value-type="float">
            <text:p>2796</text:p>
          </table:table-cell>
          <table:table-cell office:value-type="float" office:value="6294" calcext:value-type="float">
            <text:p>6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308" calcext:value-type="float">
            <text:p>6308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319" calcext:value-type="float">
            <text:p>6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2379" calcext:value-type="float">
            <text:p>2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5216" calcext:value-type="float">
            <text:p>5216</text:p>
          </table:table-cell>
          <table:table-cell office:value-type="float" office:value="6402" calcext:value-type="float">
            <text:p>6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424" calcext:value-type="float">
            <text:p>6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6052" calcext:value-type="float">
            <text:p>60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447" calcext:value-type="float">
            <text:p>6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458" calcext:value-type="float">
            <text:p>64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480" calcext:value-type="float">
            <text:p>6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491" calcext:value-type="float">
            <text:p>64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02" calcext:value-type="float">
            <text:p>6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35" calcext:value-type="float">
            <text:p>65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68" calcext:value-type="float">
            <text:p>6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90" calcext:value-type="float">
            <text:p>6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646" calcext:value-type="float">
            <text:p>6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2364" calcext:value-type="float">
            <text:p>23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701" calcext:value-type="float">
            <text:p>67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118" calcext:value-type="float">
            <text:p>2118</text:p>
          </table:table-cell>
          <table:table-cell office:value-type="float" office:value="5216" calcext:value-type="float">
            <text:p>5216</text:p>
          </table:table-cell>
          <table:table-cell office:value-type="float" office:value="6712" calcext:value-type="float">
            <text:p>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756" calcext:value-type="float">
            <text:p>6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789" calcext:value-type="float">
            <text:p>67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96" calcext:value-type="float">
            <text:p>2796</text:p>
          </table:table-cell>
          <table:table-cell office:value-type="float" office:value="6811" calcext:value-type="float">
            <text:p>68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96" calcext:value-type="float">
            <text:p>2796</text:p>
          </table:table-cell>
          <table:table-cell office:value-type="float" office:value="5216" calcext:value-type="float">
            <text:p>5216</text:p>
          </table:table-cell>
          <table:table-cell office:value-type="float" office:value="6844" calcext:value-type="float">
            <text:p>6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855" calcext:value-type="float">
            <text:p>68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877" calcext:value-type="float">
            <text:p>68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>
        <table:named-range table:name="A1 * 64 " table:base-cell-address="$'report.log mem'.$A$1" table:cell-range-address="$'report.log mem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.00.0000</text:date>, <text:time style:data-style-name="N2" text:time-value="07:02:19.6463163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8:19:42.407219014</meta:creation-date>
    <dc:date>2020-12-01T07:24:48.511203469</dc:date>
    <meta:editing-duration>PT25M39S</meta:editing-duration>
    <meta:editing-cycles>5</meta:editing-cycles>
    <meta:generator>LibreOffice/6.4.6.2$Linux_X86_64 LibreOffice_project/40$Build-2</meta:generator>
    <meta:document-statistic meta:table-count="9" meta:cell-count="22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02cm" svg:height="14.131cm" xlink:href=".." xlink:type="simple" chart:class="chart:line" chart:style-name="ch1">
        <chart:legend chart:legend-position="end" svg:x="20.12cm" svg:y="5.964cm" style:legend-expansion="custom" chartooo:width="2.827cm" chartooo:height="2.203cm" style:legend-expansion-aspect-ratio="1.28325011348162" chart:style-name="ch2"/>
        <chart:plot-area chart:style-name="ch3" table:cell-range-address="first_memory_line_mem.A1:first_memory_line_mem.D70" svg:x="0.872cm" svg:y="0.618cm" svg:width="19.135cm" svg:height="13.479cm">
          <chartooo:coordinate-region svg:x="1.864cm" svg:y="0.817cm" svg:width="18.003cm" svg:height="12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_memory_line_mem.A1:first_memory_line_mem.A70" chart:class="chart:line">
            <chart:data-point chart:repeated="70"/>
          </chart:series>
          <chart:series chart:style-name="ch7" chart:values-cell-range-address="first_memory_line_mem.B1:first_memory_line_mem.B70" chart:class="chart:line">
            <chart:data-point chart:repeated="70"/>
          </chart:series>
          <chart:series chart:style-name="ch8" chart:values-cell-range-address="first_memory_line_mem.C1:first_memory_line_mem.C70" chart:class="chart:line">
            <chart:data-point chart:repeated="70"/>
          </chart:series>
          <chart:series chart:style-name="ch9" chart:values-cell-range-address="first_memory_line_mem.D1:first_memory_line_mem.D70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86.4">
                <text:p>5786.4</text:p>
                <draw:g>
                  <svg:desc>first_memory_line_mem.A1:first_memory_line_mem.A70</svg:desc>
                </draw:g>
              </table:table-cell>
              <table:table-cell office:value-type="float" office:value="2312.9">
                <text:p>2312.9</text:p>
                <draw:g>
                  <svg:desc>first_memory_line_mem.B1:first_memory_line_mem.B70</svg:desc>
                </draw:g>
              </table:table-cell>
              <table:table-cell office:value-type="float" office:value="1749.3">
                <text:p>1749.3</text:p>
                <draw:g>
                  <svg:desc>first_memory_line_mem.C1:first_memory_line_mem.C70</svg:desc>
                </draw:g>
              </table:table-cell>
              <table:table-cell office:value-type="float" office:value="1724.2">
                <text:p>1724.2</text:p>
                <draw:g>
                  <svg:desc>first_memory_line_mem.D1:first_memory_line_mem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6.4">
                <text:p>5786.4</text:p>
              </table:table-cell>
              <table:table-cell office:value-type="float" office:value="2273.7">
                <text:p>2273.7</text:p>
              </table:table-cell>
              <table:table-cell office:value-type="float" office:value="1826.4">
                <text:p>1826.4</text:p>
              </table:table-cell>
              <table:table-cell office:value-type="float" office:value="1686.3">
                <text:p>168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6.4">
                <text:p>5786.4</text:p>
              </table:table-cell>
              <table:table-cell office:value-type="float" office:value="2196.9">
                <text:p>2196.9</text:p>
              </table:table-cell>
              <table:table-cell office:value-type="float" office:value="1903.7">
                <text:p>1903.7</text:p>
              </table:table-cell>
              <table:table-cell office:value-type="float" office:value="1685.8">
                <text:p>168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6.4">
                <text:p>5786.4</text:p>
              </table:table-cell>
              <table:table-cell office:value-type="float" office:value="2120.7">
                <text:p>2120.7</text:p>
              </table:table-cell>
              <table:table-cell office:value-type="float" office:value="1979.8">
                <text:p>1979.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6.4">
                <text:p>5786.4</text:p>
              </table:table-cell>
              <table:table-cell office:value-type="float" office:value="2043.4">
                <text:p>2043.4</text:p>
              </table:table-cell>
              <table:table-cell office:value-type="float" office:value="2057">
                <text:p>2057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6.4">
                <text:p>5786.4</text:p>
              </table:table-cell>
              <table:table-cell office:value-type="float" office:value="1965.2">
                <text:p>1965.2</text:p>
              </table:table-cell>
              <table:table-cell office:value-type="float" office:value="2132.5">
                <text:p>2132.5</text:p>
              </table:table-cell>
              <table:table-cell office:value-type="float" office:value="1688.8">
                <text:p>16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6.4">
                <text:p>5786.4</text:p>
              </table:table-cell>
              <table:table-cell office:value-type="float" office:value="1910.3">
                <text:p>1910.3</text:p>
              </table:table-cell>
              <table:table-cell office:value-type="float" office:value="2207.8">
                <text:p>2207.8</text:p>
              </table:table-cell>
              <table:table-cell office:value-type="float" office:value="1668.4">
                <text:p>166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86.4">
                <text:p>5786.4</text:p>
              </table:table-cell>
              <table:table-cell office:value-type="float" office:value="1850.9">
                <text:p>1850.9</text:p>
              </table:table-cell>
              <table:table-cell office:value-type="float" office:value="2285.6">
                <text:p>2285.6</text:p>
              </table:table-cell>
              <table:table-cell office:value-type="float" office:value="1649.9">
                <text:p>16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6.4">
                <text:p>5786.4</text:p>
              </table:table-cell>
              <table:table-cell office:value-type="float" office:value="1775.2">
                <text:p>1775.2</text:p>
              </table:table-cell>
              <table:table-cell office:value-type="float" office:value="2361.4">
                <text:p>2361.4</text:p>
              </table:table-cell>
              <table:table-cell office:value-type="float" office:value="1649.8">
                <text:p>164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6.4">
                <text:p>5786.4</text:p>
              </table:table-cell>
              <table:table-cell office:value-type="float" office:value="1698.7">
                <text:p>1698.7</text:p>
              </table:table-cell>
              <table:table-cell office:value-type="float" office:value="2438.1">
                <text:p>2438.1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6.4">
                <text:p>5786.4</text:p>
              </table:table-cell>
              <table:table-cell office:value-type="float" office:value="1622.6">
                <text:p>1622.6</text:p>
              </table:table-cell>
              <table:table-cell office:value-type="float" office:value="2514.1">
                <text:p>2514.1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6.4">
                <text:p>5786.4</text:p>
              </table:table-cell>
              <table:table-cell office:value-type="float" office:value="1546">
                <text:p>1546</text:p>
              </table:table-cell>
              <table:table-cell office:value-type="float" office:value="2590.7">
                <text:p>2590.7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6.4">
                <text:p>5786.4</text:p>
              </table:table-cell>
              <table:table-cell office:value-type="float" office:value="1470.1">
                <text:p>1470.1</text:p>
              </table:table-cell>
              <table:table-cell office:value-type="float" office:value="2666.7">
                <text:p>2666.7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6.4">
                <text:p>5786.4</text:p>
              </table:table-cell>
              <table:table-cell office:value-type="float" office:value="1392.5">
                <text:p>1392.5</text:p>
              </table:table-cell>
              <table:table-cell office:value-type="float" office:value="2744.2">
                <text:p>2744.2</text:p>
              </table:table-cell>
              <table:table-cell office:value-type="float" office:value="1649.7">
                <text:p>164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6.4">
                <text:p>5786.4</text:p>
              </table:table-cell>
              <table:table-cell office:value-type="float" office:value="1317.2">
                <text:p>1317.2</text:p>
              </table:table-cell>
              <table:table-cell office:value-type="float" office:value="2820.5">
                <text:p>2820.5</text:p>
              </table:table-cell>
              <table:table-cell office:value-type="float" office:value="1648.7">
                <text:p>164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6.4">
                <text:p>5786.4</text:p>
              </table:table-cell>
              <table:table-cell office:value-type="float" office:value="1241">
                <text:p>1241</text:p>
              </table:table-cell>
              <table:table-cell office:value-type="float" office:value="2896.6">
                <text:p>2896.6</text:p>
              </table:table-cell>
              <table:table-cell office:value-type="float" office:value="1648.9">
                <text:p>164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6.4">
                <text:p>5786.4</text:p>
              </table:table-cell>
              <table:table-cell office:value-type="float" office:value="1164.6">
                <text:p>1164.6</text:p>
              </table:table-cell>
              <table:table-cell office:value-type="float" office:value="2973">
                <text:p>2973</text:p>
              </table:table-cell>
              <table:table-cell office:value-type="float" office:value="1648.9">
                <text:p>164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6.4">
                <text:p>5786.4</text:p>
              </table:table-cell>
              <table:table-cell office:value-type="float" office:value="1088.7">
                <text:p>1088.7</text:p>
              </table:table-cell>
              <table:table-cell office:value-type="float" office:value="3049">
                <text:p>3049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6.4">
                <text:p>5786.4</text:p>
              </table:table-cell>
              <table:table-cell office:value-type="float" office:value="1011.9">
                <text:p>1011.9</text:p>
              </table:table-cell>
              <table:table-cell office:value-type="float" office:value="3125.7">
                <text:p>3125.7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6.4">
                <text:p>5786.4</text:p>
              </table:table-cell>
              <table:table-cell office:value-type="float" office:value="935">
                <text:p>935</text:p>
              </table:table-cell>
              <table:table-cell office:value-type="float" office:value="3202.6">
                <text:p>3202.6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6.4">
                <text:p>5786.4</text:p>
              </table:table-cell>
              <table:table-cell office:value-type="float" office:value="859.9">
                <text:p>859.9</text:p>
              </table:table-cell>
              <table:table-cell office:value-type="float" office:value="3278.2">
                <text:p>3278.2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6.4">
                <text:p>5786.4</text:p>
              </table:table-cell>
              <table:table-cell office:value-type="float" office:value="772.5">
                <text:p>772.5</text:p>
              </table:table-cell>
              <table:table-cell office:value-type="float" office:value="3365.6">
                <text:p>3365.6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6.4">
                <text:p>5786.4</text:p>
              </table:table-cell>
              <table:table-cell office:value-type="float" office:value="694.4">
                <text:p>694.4</text:p>
              </table:table-cell>
              <table:table-cell office:value-type="float" office:value="3443.6">
                <text:p>3443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6.4">
                <text:p>5786.4</text:p>
              </table:table-cell>
              <table:table-cell office:value-type="float" office:value="631.1">
                <text:p>631.1</text:p>
              </table:table-cell>
              <table:table-cell office:value-type="float" office:value="3507">
                <text:p>3507</text:p>
              </table:table-cell>
              <table:table-cell office:value-type="float" office:value="1648.4">
                <text:p>1648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6.4">
                <text:p>5786.4</text:p>
              </table:table-cell>
              <table:table-cell office:value-type="float" office:value="555.3">
                <text:p>555.3</text:p>
              </table:table-cell>
              <table:table-cell office:value-type="float" office:value="3582.8">
                <text:p>3582.8</text:p>
              </table:table-cell>
              <table:table-cell office:value-type="float" office:value="1648.3">
                <text:p>1648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6.4">
                <text:p>5786.4</text:p>
              </table:table-cell>
              <table:table-cell office:value-type="float" office:value="478.5">
                <text:p>478.5</text:p>
              </table:table-cell>
              <table:table-cell office:value-type="float" office:value="3659.4">
                <text:p>3659.4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6.4">
                <text:p>5786.4</text:p>
              </table:table-cell>
              <table:table-cell office:value-type="float" office:value="402.7">
                <text:p>402.7</text:p>
              </table:table-cell>
              <table:table-cell office:value-type="float" office:value="3735.2">
                <text:p>3735.2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6.4">
                <text:p>5786.4</text:p>
              </table:table-cell>
              <table:table-cell office:value-type="float" office:value="325.3">
                <text:p>325.3</text:p>
              </table:table-cell>
              <table:table-cell office:value-type="float" office:value="3812.6">
                <text:p>3812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6.4">
                <text:p>5786.4</text:p>
              </table:table-cell>
              <table:table-cell office:value-type="float" office:value="248.4">
                <text:p>248.4</text:p>
              </table:table-cell>
              <table:table-cell office:value-type="float" office:value="3889.6">
                <text:p>3889.6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6.4">
                <text:p>5786.4</text:p>
              </table:table-cell>
              <table:table-cell office:value-type="float" office:value="172">
                <text:p>172</text:p>
              </table:table-cell>
              <table:table-cell office:value-type="float" office:value="3965.9">
                <text:p>3965.9</text:p>
              </table:table-cell>
              <table:table-cell office:value-type="float" office:value="1648.5">
                <text:p>16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6.4">
                <text:p>5786.4</text:p>
              </table:table-cell>
              <table:table-cell office:value-type="float" office:value="130.8">
                <text:p>130.8</text:p>
              </table:table-cell>
              <table:table-cell office:value-type="float" office:value="4042.6">
                <text:p>4042.6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6.4">
                <text:p>5786.4</text:p>
              </table:table-cell>
              <table:table-cell office:value-type="float" office:value="124.7">
                <text:p>124.7</text:p>
              </table:table-cell>
              <table:table-cell office:value-type="float" office:value="4120">
                <text:p>4120</text:p>
              </table:table-cell>
              <table:table-cell office:value-type="float" office:value="1541.8">
                <text:p>1541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6.4">
                <text:p>5786.4</text:p>
              </table:table-cell>
              <table:table-cell office:value-type="float" office:value="132.7">
                <text:p>132.7</text:p>
              </table:table-cell>
              <table:table-cell office:value-type="float" office:value="4196.5">
                <text:p>4196.5</text:p>
              </table:table-cell>
              <table:table-cell office:value-type="float" office:value="1457.3">
                <text:p>1457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6.4">
                <text:p>5786.4</text:p>
              </table:table-cell>
              <table:table-cell office:value-type="float" office:value="251.9">
                <text:p>251.9</text:p>
              </table:table-cell>
              <table:table-cell office:value-type="float" office:value="4271.2">
                <text:p>4271.2</text:p>
              </table:table-cell>
              <table:table-cell office:value-type="float" office:value="1263.4">
                <text:p>126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6.4">
                <text:p>5786.4</text:p>
              </table:table-cell>
              <table:table-cell office:value-type="float" office:value="175.1">
                <text:p>175.1</text:p>
              </table:table-cell>
              <table:table-cell office:value-type="float" office:value="4346.7">
                <text:p>4346.7</text:p>
              </table:table-cell>
              <table:table-cell office:value-type="float" office:value="1264.6">
                <text:p>1264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6.4">
                <text:p>5786.4</text:p>
              </table:table-cell>
              <table:table-cell office:value-type="float" office:value="117.7">
                <text:p>117.7</text:p>
              </table:table-cell>
              <table:table-cell office:value-type="float" office:value="4423.5">
                <text:p>4423.5</text:p>
              </table:table-cell>
              <table:table-cell office:value-type="float" office:value="1245.3">
                <text:p>124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6.4">
                <text:p>5786.4</text:p>
              </table:table-cell>
              <table:table-cell office:value-type="float" office:value="128.3">
                <text:p>128.3</text:p>
              </table:table-cell>
              <table:table-cell office:value-type="float" office:value="4498.6">
                <text:p>4498.6</text:p>
              </table:table-cell>
              <table:table-cell office:value-type="float" office:value="1159.5">
                <text:p>115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6.4">
                <text:p>5786.4</text:p>
              </table:table-cell>
              <table:table-cell office:value-type="float" office:value="111.2">
                <text:p>111.2</text:p>
              </table:table-cell>
              <table:table-cell office:value-type="float" office:value="4570">
                <text:p>4570</text:p>
              </table:table-cell>
              <table:table-cell office:value-type="float" office:value="1105.2">
                <text:p>110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6.4">
                <text:p>5786.4</text:p>
              </table:table-cell>
              <table:table-cell office:value-type="float" office:value="208.6">
                <text:p>208.6</text:p>
              </table:table-cell>
              <table:table-cell office:value-type="float" office:value="4652.6">
                <text:p>4652.6</text:p>
              </table:table-cell>
              <table:table-cell office:value-type="float" office:value="925.3">
                <text:p>92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6.4">
                <text:p>5786.4</text:p>
              </table:table-cell>
              <table:table-cell office:value-type="float" office:value="129.3">
                <text:p>129.3</text:p>
              </table:table-cell>
              <table:table-cell office:value-type="float" office:value="4731.7">
                <text:p>4731.7</text:p>
              </table:table-cell>
              <table:table-cell office:value-type="float" office:value="925.4">
                <text:p>925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6.4">
                <text:p>5786.4</text:p>
              </table:table-cell>
              <table:table-cell office:value-type="float" office:value="105.7">
                <text:p>105.7</text:p>
              </table:table-cell>
              <table:table-cell office:value-type="float" office:value="4803.8">
                <text:p>4803.8</text:p>
              </table:table-cell>
              <table:table-cell office:value-type="float" office:value="876.9">
                <text:p>876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6.4">
                <text:p>5786.4</text:p>
              </table:table-cell>
              <table:table-cell office:value-type="float" office:value="102.2">
                <text:p>102.2</text:p>
              </table:table-cell>
              <table:table-cell office:value-type="float" office:value="4877.1">
                <text:p>4877.1</text:p>
              </table:table-cell>
              <table:table-cell office:value-type="float" office:value="807.2">
                <text:p>80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86.4">
                <text:p>5786.4</text:p>
              </table:table-cell>
              <table:table-cell office:value-type="float" office:value="109.4">
                <text:p>109.4</text:p>
              </table:table-cell>
              <table:table-cell office:value-type="float" office:value="4959.2">
                <text:p>4959.2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6.4">
                <text:p>5786.4</text:p>
              </table:table-cell>
              <table:table-cell office:value-type="float" office:value="114.8">
                <text:p>114.8</text:p>
              </table:table-cell>
              <table:table-cell office:value-type="float" office:value="5020.8">
                <text:p>5020.8</text:p>
              </table:table-cell>
              <table:table-cell office:value-type="float" office:value="650.8">
                <text:p>65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86.4">
                <text:p>5786.4</text:p>
              </table:table-cell>
              <table:table-cell office:value-type="float" office:value="107.6">
                <text:p>107.6</text:p>
              </table:table-cell>
              <table:table-cell office:value-type="float" office:value="5096.8">
                <text:p>5096.8</text:p>
              </table:table-cell>
              <table:table-cell office:value-type="float" office:value="582.1">
                <text:p>58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86.4">
                <text:p>5786.4</text:p>
              </table:table-cell>
              <table:table-cell office:value-type="float" office:value="118.7">
                <text:p>118.7</text:p>
              </table:table-cell>
              <table:table-cell office:value-type="float" office:value="5129.7">
                <text:p>5129.7</text:p>
              </table:table-cell>
              <table:table-cell office:value-type="float" office:value="538.1">
                <text:p>53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6.4">
                <text:p>5786.4</text:p>
              </table:table-cell>
              <table:table-cell office:value-type="float" office:value="122.1">
                <text:p>122.1</text:p>
              </table:table-cell>
              <table:table-cell office:value-type="float" office:value="5133">
                <text:p>5133</text:p>
              </table:table-cell>
              <table:table-cell office:value-type="float" office:value="531.3">
                <text:p>53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86.4">
                <text:p>5786.4</text:p>
              </table:table-cell>
              <table:table-cell office:value-type="float" office:value="116.4">
                <text:p>116.4</text:p>
              </table:table-cell>
              <table:table-cell office:value-type="float" office:value="5151.9">
                <text:p>5151.9</text:p>
              </table:table-cell>
              <table:table-cell office:value-type="float" office:value="518.1">
                <text:p>51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6.4">
                <text:p>5786.4</text:p>
              </table:table-cell>
              <table:table-cell office:value-type="float" office:value="117.7">
                <text:p>117.7</text:p>
              </table:table-cell>
              <table:table-cell office:value-type="float" office:value="5149.1">
                <text:p>5149.1</text:p>
              </table:table-cell>
              <table:table-cell office:value-type="float" office:value="519.6">
                <text:p>51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6.4">
                <text:p>5786.4</text:p>
              </table:table-cell>
              <table:table-cell office:value-type="float" office:value="123.4">
                <text:p>123.4</text:p>
              </table:table-cell>
              <table:table-cell office:value-type="float" office:value="5152.9">
                <text:p>5152.9</text:p>
              </table:table-cell>
              <table:table-cell office:value-type="float" office:value="510.2">
                <text:p>51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86.4">
                <text:p>5786.4</text:p>
              </table:table-cell>
              <table:table-cell office:value-type="float" office:value="123.8">
                <text:p>123.8</text:p>
              </table:table-cell>
              <table:table-cell office:value-type="float" office:value="5147.3">
                <text:p>5147.3</text:p>
              </table:table-cell>
              <table:table-cell office:value-type="float" office:value="515.3">
                <text:p>51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86.4">
                <text:p>5786.4</text:p>
              </table:table-cell>
              <table:table-cell office:value-type="float" office:value="123.5">
                <text:p>123.5</text:p>
              </table:table-cell>
              <table:table-cell office:value-type="float" office:value="5157.8">
                <text:p>5157.8</text:p>
              </table:table-cell>
              <table:table-cell office:value-type="float" office:value="505.1">
                <text:p>50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86.4">
                <text:p>5786.4</text:p>
              </table:table-cell>
              <table:table-cell office:value-type="float" office:value="116.1">
                <text:p>116.1</text:p>
              </table:table-cell>
              <table:table-cell office:value-type="float" office:value="5144.7">
                <text:p>5144.7</text:p>
              </table:table-cell>
              <table:table-cell office:value-type="float" office:value="525.7">
                <text:p>525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86.4">
                <text:p>5786.4</text:p>
              </table:table-cell>
              <table:table-cell office:value-type="float" office:value="136.3">
                <text:p>136.3</text:p>
              </table:table-cell>
              <table:table-cell office:value-type="float" office:value="5107.1">
                <text:p>5107.1</text:p>
              </table:table-cell>
              <table:table-cell office:value-type="float" office:value="543.1">
                <text:p>54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86.4">
                <text:p>5786.4</text:p>
              </table:table-cell>
              <table:table-cell office:value-type="float" office:value="112.4">
                <text:p>112.4</text:p>
              </table:table-cell>
              <table:table-cell office:value-type="float" office:value="5151">
                <text:p>515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86.4">
                <text:p>5786.4</text:p>
              </table:table-cell>
              <table:table-cell office:value-type="float" office:value="139.8">
                <text:p>139.8</text:p>
              </table:table-cell>
              <table:table-cell office:value-type="float" office:value="5130.4">
                <text:p>5130.4</text:p>
              </table:table-cell>
              <table:table-cell office:value-type="float" office:value="516.3">
                <text:p>51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86.4">
                <text:p>5786.4</text:p>
              </table:table-cell>
              <table:table-cell office:value-type="float" office:value="145.5">
                <text:p>145.5</text:p>
              </table:table-cell>
              <table:table-cell office:value-type="float" office:value="5143.5">
                <text:p>5143.5</text:p>
              </table:table-cell>
              <table:table-cell office:value-type="float" office:value="497.4">
                <text:p>49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86.4">
                <text:p>5786.4</text:p>
              </table:table-cell>
              <table:table-cell office:value-type="float" office:value="107.3">
                <text:p>107.3</text:p>
              </table:table-cell>
              <table:table-cell office:value-type="float" office:value="5202.5">
                <text:p>5202.5</text:p>
              </table:table-cell>
              <table:table-cell office:value-type="float" office:value="476.6">
                <text:p>476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86.4">
                <text:p>5786.4</text:p>
              </table:table-cell>
              <table:table-cell office:value-type="float" office:value="129.4">
                <text:p>129.4</text:p>
              </table:table-cell>
              <table:table-cell office:value-type="float" office:value="5233.6">
                <text:p>5233.6</text:p>
              </table:table-cell>
              <table:table-cell office:value-type="float" office:value="423.4">
                <text:p>423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86.4">
                <text:p>5786.4</text:p>
              </table:table-cell>
              <table:table-cell office:value-type="float" office:value="138.3">
                <text:p>138.3</text:p>
              </table:table-cell>
              <table:table-cell office:value-type="float" office:value="5220.6">
                <text:p>5220.6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86.4">
                <text:p>5786.4</text:p>
              </table:table-cell>
              <table:table-cell office:value-type="float" office:value="108">
                <text:p>108</text:p>
              </table:table-cell>
              <table:table-cell office:value-type="float" office:value="5259">
                <text:p>5259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86.4">
                <text:p>5786.4</text:p>
              </table:table-cell>
              <table:table-cell office:value-type="float" office:value="113">
                <text:p>113</text:p>
              </table:table-cell>
              <table:table-cell office:value-type="float" office:value="5270.5">
                <text:p>5270.5</text:p>
              </table:table-cell>
              <table:table-cell office:value-type="float" office:value="402.9">
                <text:p>402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86.4">
                <text:p>5786.4</text:p>
              </table:table-cell>
              <table:table-cell office:value-type="float" office:value="119.6">
                <text:p>119.6</text:p>
              </table:table-cell>
              <table:table-cell office:value-type="float" office:value="5338.2">
                <text:p>5338.2</text:p>
              </table:table-cell>
              <table:table-cell office:value-type="float" office:value="328.7">
                <text:p>328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86.4">
                <text:p>5786.4</text:p>
              </table:table-cell>
              <table:table-cell office:value-type="float" office:value="129.2">
                <text:p>129.2</text:p>
              </table:table-cell>
              <table:table-cell office:value-type="float" office:value="5342.2">
                <text:p>5342.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86.4">
                <text:p>5786.4</text:p>
              </table:table-cell>
              <table:table-cell office:value-type="float" office:value="150.1">
                <text:p>150.1</text:p>
              </table:table-cell>
              <table:table-cell office:value-type="float" office:value="5339.6">
                <text:p>5339.6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86.4">
                <text:p>5786.4</text:p>
              </table:table-cell>
              <table:table-cell office:value-type="float" office:value="129.4">
                <text:p>129.4</text:p>
              </table:table-cell>
              <table:table-cell office:value-type="float" office:value="5373.1">
                <text:p>5373.1</text:p>
              </table:table-cell>
              <table:table-cell office:value-type="float" office:value="283.9">
                <text:p>283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86.4">
                <text:p>5786.4</text:p>
              </table:table-cell>
              <table:table-cell office:value-type="float" office:value="147.8">
                <text:p>147.8</text:p>
              </table:table-cell>
              <table:table-cell office:value-type="float" office:value="5360.5">
                <text:p>5360.5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86.4">
                <text:p>5786.4</text:p>
              </table:table-cell>
              <table:table-cell office:value-type="float" office:value="115.2">
                <text:p>115.2</text:p>
              </table:table-cell>
              <table:table-cell office:value-type="float" office:value="5379.7">
                <text:p>5379.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86.4">
                <text:p>5786.4</text:p>
              </table:table-cell>
              <table:table-cell office:value-type="float" office:value="120.6">
                <text:p>120.6</text:p>
              </table:table-cell>
              <table:table-cell office:value-type="float" office:value="5388.1">
                <text:p>5388.1</text:p>
              </table:table-cell>
              <table:table-cell office:value-type="float" office:value="277.7">
                <text:p>277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86.4">
                <text:p>5786.4</text:p>
              </table:table-cell>
              <table:table-cell office:value-type="float" office:value="102.5">
                <text:p>102.5</text:p>
              </table:table-cell>
              <table:table-cell office:value-type="float" office:value="5457.9">
                <text:p>5457.9</text:p>
              </table:table-cell>
              <table:table-cell office:value-type="float" office:value="226.1">
                <text:p>22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64cm" svg:height="11.689cm" xlink:href=".." xlink:type="simple" chart:class="chart:line" chart:style-name="ch1">
        <chart:legend chart:legend-position="end" svg:x="17.7cm" svg:y="4.798cm" style:legend-expansion="high" chart:style-name="ch2"/>
        <chart:plot-area chart:style-name="ch3" table:cell-range-address="second_memory_line_mem.A1:second_memory_line_mem.D71" chart:data-source-has-labels="row" svg:x="0.415cm" svg:y="0.233cm" svg:width="16.87cm" svg:height="11.223cm">
          <chartooo:coordinate-region svg:x="1.407cm" svg:y="0.433cm" svg:width="15.738cm" svg:height="10.2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cond_memory_line_mem.A2:second_memory_line_mem.A71" chart:label-cell-address="second_memory_line_mem.A1:second_memory_line_mem.A1" chart:class="chart:line">
            <chart:data-point chart:repeated="70"/>
          </chart:series>
          <chart:series chart:style-name="ch7" chart:values-cell-range-address="second_memory_line_mem.B2:second_memory_line_mem.B71" chart:label-cell-address="second_memory_line_mem.B1:second_memory_line_mem.B1" chart:class="chart:line">
            <chart:data-point chart:repeated="70"/>
          </chart:series>
          <chart:series chart:style-name="ch8" chart:values-cell-range-address="second_memory_line_mem.C2:second_memory_line_mem.C71" chart:label-cell-address="second_memory_line_mem.C1:second_memory_line_mem.C1" chart:class="chart:line">
            <chart:data-point chart:repeated="70"/>
          </chart:series>
          <chart:series chart:style-name="ch9" chart:values-cell-range-address="second_memory_line_mem.D2:second_memory_line_mem.D71" chart:label-cell-address="second_memory_line_mem.D1:second_memory_line_mem.D1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econd_memory_line_mem.A1:second_memory_line_mem.A1</svg:desc>
                </draw:g>
              </table:table-cell>
              <table:table-cell office:value-type="string">
                <text:p>free</text:p>
                <draw:g>
                  <svg:desc>second_memory_line_mem.B1:second_memory_line_mem.B1</svg:desc>
                </draw:g>
              </table:table-cell>
              <table:table-cell office:value-type="string">
                <text:p>used</text:p>
                <draw:g>
                  <svg:desc>second_memory_line_mem.C1:second_memory_line_mem.C1</svg:desc>
                </draw:g>
              </table:table-cell>
              <table:table-cell office:value-type="string">
                <text:p>-buff/cashe</text:p>
                <draw:g>
                  <svg:desc>second_memory_line_mem.D1:second_memory_line_me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econd_memory_line_mem.A2:second_memory_line_mem.A71</svg:desc>
                </draw:g>
              </table:table-cell>
              <table:table-cell office:value-type="float" office:value="1986">
                <text:p>1986</text:p>
                <draw:g>
                  <svg:desc>second_memory_line_mem.B2:second_memory_line_mem.B71</svg:desc>
                </draw:g>
              </table:table-cell>
              <table:table-cell office:value-type="float" office:value="62">
                <text:p>62</text:p>
                <draw:g>
                  <svg:desc>second_memory_line_mem.C2:second_memory_line_mem.C71</svg:desc>
                </draw:g>
              </table:table-cell>
              <table:table-cell office:value-type="float" office:value="3182.6">
                <text:p>3182.6</text:p>
                <draw:g>
                  <svg:desc>second_memory_line_mem.D2:second_memory_line_mem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3142.3">
                <text:p>314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3067.3">
                <text:p>306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990.4">
                <text:p>299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913.4">
                <text:p>291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833.9">
                <text:p>283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568.6">
                <text:p>256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491.9">
                <text:p>249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414.7">
                <text:p>241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338.8">
                <text:p>233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261.1">
                <text:p>226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110.5">
                <text:p>211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2032.7">
                <text:p>203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881.3">
                <text:p>188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803.5">
                <text:p>180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729.2">
                <text:p>172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577.1">
                <text:p>1577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499.9">
                <text:p>149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424.5">
                <text:p>142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347.3">
                <text:p>134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271.3">
                <text:p>127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194.1">
                <text:p>119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117.1">
                <text:p>111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">
                <text:p>2048</text:p>
              </table:table-cell>
              <table:table-cell office:value-type="float" office:value="1986">
                <text:p>1986</text:p>
              </table:table-cell>
              <table:table-cell office:value-type="float" office:value="62">
                <text:p>62</text:p>
              </table:table-cell>
              <table:table-cell office:value-type="float" office:value="1040.7">
                <text:p>104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1984.7">
                <text:p>1984.7</text:p>
              </table:table-cell>
              <table:table-cell office:value-type="float" office:value="63.2">
                <text:p>63.2</text:p>
              </table:table-cell>
              <table:table-cell office:value-type="float" office:value="965.7">
                <text:p>96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8">
                <text:p>2048</text:p>
              </table:table-cell>
              <table:table-cell office:value-type="float" office:value="1982.7">
                <text:p>1982.7</text:p>
              </table:table-cell>
              <table:table-cell office:value-type="float" office:value="65.2">
                <text:p>65.2</text:p>
              </table:table-cell>
              <table:table-cell office:value-type="float" office:value="889.7">
                <text:p>889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">
                <text:p>2048</text:p>
              </table:table-cell>
              <table:table-cell office:value-type="float" office:value="1981.7">
                <text:p>1981.7</text:p>
              </table:table-cell>
              <table:table-cell office:value-type="float" office:value="66.2">
                <text:p>66.2</text:p>
              </table:table-cell>
              <table:table-cell office:value-type="float" office:value="813.6">
                <text:p>81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8">
                <text:p>2048</text:p>
              </table:table-cell>
              <table:table-cell office:value-type="float" office:value="1981.5">
                <text:p>1981.5</text:p>
              </table:table-cell>
              <table:table-cell office:value-type="float" office:value="66.5">
                <text:p>66.5</text:p>
              </table:table-cell>
              <table:table-cell office:value-type="float" office:value="740.6">
                <text:p>74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8">
                <text:p>2048</text:p>
              </table:table-cell>
              <table:table-cell office:value-type="float" office:value="1981.5">
                <text:p>1981.5</text:p>
              </table:table-cell>
              <table:table-cell office:value-type="float" office:value="66.5">
                <text:p>66.5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8">
                <text:p>2048</text:p>
              </table:table-cell>
              <table:table-cell office:value-type="float" office:value="1981.2">
                <text:p>1981.2</text:p>
              </table:table-cell>
              <table:table-cell office:value-type="float" office:value="66.8">
                <text:p>66.8</text:p>
              </table:table-cell>
              <table:table-cell office:value-type="float" office:value="587.2">
                <text:p>58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8">
                <text:p>2048</text:p>
              </table:table-cell>
              <table:table-cell office:value-type="float" office:value="1981">
                <text:p>1981</text:p>
              </table:table-cell>
              <table:table-cell office:value-type="float" office:value="67">
                <text:p>67</text:p>
              </table:table-cell>
              <table:table-cell office:value-type="float" office:value="513.2">
                <text:p>51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8">
                <text:p>2048</text:p>
              </table:table-cell>
              <table:table-cell office:value-type="float" office:value="1969.2">
                <text:p>1969.2</text:p>
              </table:table-cell>
              <table:table-cell office:value-type="float" office:value="78.8">
                <text:p>78.8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8">
                <text:p>2048</text:p>
              </table:table-cell>
              <table:table-cell office:value-type="float" office:value="1979.5">
                <text:p>1979.5</text:p>
              </table:table-cell>
              <table:table-cell office:value-type="float" office:value="68.5">
                <text:p>68.5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8">
                <text:p>2048</text:p>
              </table:table-cell>
              <table:table-cell office:value-type="float" office:value="1979.5">
                <text:p>1979.5</text:p>
              </table:table-cell>
              <table:table-cell office:value-type="float" office:value="68.5">
                <text:p>68.5</text:p>
              </table:table-cell>
              <table:table-cell office:value-type="float" office:value="284.3">
                <text:p>28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">
                <text:p>2048</text:p>
              </table:table-cell>
              <table:table-cell office:value-type="float" office:value="1959.8">
                <text:p>1959.8</text:p>
              </table:table-cell>
              <table:table-cell office:value-type="float" office:value="88.2">
                <text:p>88.2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8">
                <text:p>2048</text:p>
              </table:table-cell>
              <table:table-cell office:value-type="float" office:value="1949">
                <text:p>1949</text:p>
              </table:table-cell>
              <table:table-cell office:value-type="float" office:value="99">
                <text:p>99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8">
                <text:p>2048</text:p>
              </table:table-cell>
              <table:table-cell office:value-type="float" office:value="1931.2">
                <text:p>1931.2</text:p>
              </table:table-cell>
              <table:table-cell office:value-type="float" office:value="116.8">
                <text:p>116.8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8">
                <text:p>2048</text:p>
              </table:table-cell>
              <table:table-cell office:value-type="float" office:value="1939.7">
                <text:p>1939.7</text:p>
              </table:table-cell>
              <table:table-cell office:value-type="float" office:value="108.2">
                <text:p>108.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8">
                <text:p>2048</text:p>
              </table:table-cell>
              <table:table-cell office:value-type="float" office:value="1901">
                <text:p>1901</text:p>
              </table:table-cell>
              <table:table-cell office:value-type="float" office:value="147">
                <text:p>14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8">
                <text:p>2048</text:p>
              </table:table-cell>
              <table:table-cell office:value-type="float" office:value="1783.6">
                <text:p>1783.6</text:p>
              </table:table-cell>
              <table:table-cell office:value-type="float" office:value="264.4">
                <text:p>264.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8">
                <text:p>2048</text:p>
              </table:table-cell>
              <table:table-cell office:value-type="float" office:value="1712.2">
                <text:p>1712.2</text:p>
              </table:table-cell>
              <table:table-cell office:value-type="float" office:value="335.8">
                <text:p>335.8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8">
                <text:p>2048</text:p>
              </table:table-cell>
              <table:table-cell office:value-type="float" office:value="1612.2">
                <text:p>1612.2</text:p>
              </table:table-cell>
              <table:table-cell office:value-type="float" office:value="435.8">
                <text:p>435.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8">
                <text:p>2048</text:p>
              </table:table-cell>
              <table:table-cell office:value-type="float" office:value="1550.2">
                <text:p>1550.2</text:p>
              </table:table-cell>
              <table:table-cell office:value-type="float" office:value="497.8">
                <text:p>49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8">
                <text:p>2048</text:p>
              </table:table-cell>
              <table:table-cell office:value-type="float" office:value="1482">
                <text:p>1482</text:p>
              </table:table-cell>
              <table:table-cell office:value-type="float" office:value="566">
                <text:p>56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8">
                <text:p>2048</text:p>
              </table:table-cell>
              <table:table-cell office:value-type="float" office:value="1400.2">
                <text:p>1400.2</text:p>
              </table:table-cell>
              <table:table-cell office:value-type="float" office:value="647.8">
                <text:p>647.8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8">
                <text:p>2048</text:p>
              </table:table-cell>
              <table:table-cell office:value-type="float" office:value="1330.2">
                <text:p>1330.2</text:p>
              </table:table-cell>
              <table:table-cell office:value-type="float" office:value="717.8">
                <text:p>717.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8">
                <text:p>2048</text:p>
              </table:table-cell>
              <table:table-cell office:value-type="float" office:value="1180">
                <text:p>1180</text:p>
              </table:table-cell>
              <table:table-cell office:value-type="float" office:value="868">
                <text:p>868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8">
                <text:p>2048</text:p>
              </table:table-cell>
              <table:table-cell office:value-type="float" office:value="1086.5">
                <text:p>1086.5</text:p>
              </table:table-cell>
              <table:table-cell office:value-type="float" office:value="961.5">
                <text:p>961.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8">
                <text:p>2048</text:p>
              </table:table-cell>
              <table:table-cell office:value-type="float" office:value="1051.5">
                <text:p>1051.5</text:p>
              </table:table-cell>
              <table:table-cell office:value-type="float" office:value="996.5">
                <text:p>996.5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964.2">
                <text:p>964.2</text:p>
              </table:table-cell>
              <table:table-cell office:value-type="float" office:value="1083.8">
                <text:p>1083.8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8">
                <text:p>2048</text:p>
              </table:table-cell>
              <table:table-cell office:value-type="float" office:value="876.7">
                <text:p>876.7</text:p>
              </table:table-cell>
              <table:table-cell office:value-type="float" office:value="1171.2">
                <text:p>1171.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8">
                <text:p>2048</text:p>
              </table:table-cell>
              <table:table-cell office:value-type="float" office:value="861">
                <text:p>861</text:p>
              </table:table-cell>
              <table:table-cell office:value-type="float" office:value="1187">
                <text:p>1187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  <table:table-cell office:value-type="float" office:value="747.2">
                <text:p>747.2</text:p>
              </table:table-cell>
              <table:table-cell office:value-type="float" office:value="1300.8">
                <text:p>1300.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48">
                <text:p>2048</text:p>
              </table:table-cell>
              <table:table-cell office:value-type="float" office:value="664.7">
                <text:p>664.7</text:p>
              </table:table-cell>
              <table:table-cell office:value-type="float" office:value="1383.2">
                <text:p>1383.2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8">
                <text:p>2048</text:p>
              </table:table-cell>
              <table:table-cell office:value-type="float" office:value="626.5">
                <text:p>626.5</text:p>
              </table:table-cell>
              <table:table-cell office:value-type="float" office:value="1421.5">
                <text:p>1421.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8">
                <text:p>2048</text:p>
              </table:table-cell>
              <table:table-cell office:value-type="float" office:value="513.7">
                <text:p>513.7</text:p>
              </table:table-cell>
              <table:table-cell office:value-type="float" office:value="1534.2">
                <text:p>1534.2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8">
                <text:p>2048</text:p>
              </table:table-cell>
              <table:table-cell office:value-type="float" office:value="462.9">
                <text:p>462.9</text:p>
              </table:table-cell>
              <table:table-cell office:value-type="float" office:value="1585.1">
                <text:p>1585.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8">
                <text:p>2048</text:p>
              </table:table-cell>
              <table:table-cell office:value-type="float" office:value="378.2">
                <text:p>378.2</text:p>
              </table:table-cell>
              <table:table-cell office:value-type="float" office:value="1669.8">
                <text:p>1669.8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293">
                <text:p>293</text:p>
              </table:table-cell>
              <table:table-cell office:value-type="float" office:value="1755">
                <text:p>175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8">
                <text:p>2048</text:p>
              </table:table-cell>
              <table:table-cell office:value-type="float" office:value="217.2">
                <text:p>217.2</text:p>
              </table:table-cell>
              <table:table-cell office:value-type="float" office:value="1830.8">
                <text:p>1830.8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8">
                <text:p>2048</text:p>
              </table:table-cell>
              <table:table-cell office:value-type="float" office:value="147">
                <text:p>147</text:p>
              </table:table-cell>
              <table:table-cell office:value-type="float" office:value="1901">
                <text:p>19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8">
                <text:p>2048</text:p>
              </table:table-cell>
              <table:table-cell office:value-type="float" office:value="72.5">
                <text:p>72.5</text:p>
              </table:table-cell>
              <table:table-cell office:value-type="float" office:value="1975.5">
                <text:p>1975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8">
                <text:p>2048</text:p>
              </table:table-cell>
              <table:table-cell office:value-type="float" office:value="6.4">
                <text:p>6.4</text:p>
              </table:table-cell>
              <table:table-cell office:value-type="float" office:value="2041.6">
                <text:p>2041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24.6">
                <text:p>2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4.072cm" svg:height="15.964cm" xlink:href=".." xlink:type="simple" chart:class="chart:line" chart:style-name="ch1">
        <chart:legend chart:legend-position="end" svg:x="62.067cm" svg:y="6.687cm" style:legend-expansion="high" chart:style-name="ch2"/>
        <chart:plot-area chart:style-name="ch3" table:cell-range-address="top_five_mem.A1:top_five_mem.E71" chart:data-source-has-labels="row" svg:x="1.281cm" svg:y="0.319cm" svg:width="59.505cm" svg:height="15.326cm">
          <chartooo:coordinate-region svg:x="2.273cm" svg:y="0.518cm" svg:width="58.326cm" svg:height="14.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_five_mem.A2:top_five_mem.A71" chart:label-cell-address="top_five_mem.A1:top_five_mem.A1" chart:class="chart:line">
            <chart:data-point chart:repeated="70"/>
          </chart:series>
          <chart:series chart:style-name="ch7" chart:values-cell-range-address="top_five_mem.B2:top_five_mem.B71" chart:label-cell-address="top_five_mem.B1:top_five_mem.B1" chart:class="chart:line">
            <chart:data-point chart:repeated="70"/>
          </chart:series>
          <chart:series chart:style-name="ch8" chart:values-cell-range-address="top_five_mem.C2:top_five_mem.C71" chart:label-cell-address="top_five_mem.C1:top_five_mem.C1" chart:class="chart:line">
            <chart:data-point chart:repeated="70"/>
          </chart:series>
          <chart:series chart:style-name="ch9" chart:values-cell-range-address="top_five_mem.D2:top_five_mem.D71" chart:label-cell-address="top_five_mem.D1:top_five_mem.D1" chart:class="chart:line">
            <chart:data-point chart:repeated="70"/>
          </chart:series>
          <chart:series chart:style-name="ch10" chart:values-cell-range-address="top_five_mem.E2:top_five_mem.E71" chart:label-cell-address="top_five_mem.E1:top_five_mem.E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top_five_mem.A1:top_five_mem.A1</svg:desc>
                </draw:g>
              </table:table-cell>
              <table:table-cell office:value-type="string">
                <text:p>top2</text:p>
                <draw:g>
                  <svg:desc>top_five_mem.B1:top_five_mem.B1</svg:desc>
                </draw:g>
              </table:table-cell>
              <table:table-cell office:value-type="string">
                <text:p>top3</text:p>
                <draw:g>
                  <svg:desc>top_five_mem.C1:top_five_mem.C1</svg:desc>
                </draw:g>
              </table:table-cell>
              <table:table-cell office:value-type="string">
                <text:p>top4</text:p>
                <draw:g>
                  <svg:desc>top_five_mem.D1:top_five_mem.D1</svg:desc>
                </draw:g>
              </table:table-cell>
              <table:table-cell office:value-type="string">
                <text:p>top5</text:p>
                <draw:g>
                  <svg:desc>top_five_mem.E1:top_five_me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74">
                <text:p>5774</text:p>
                <draw:g>
                  <svg:desc>top_five_mem.A2:top_five_mem.A71</svg:desc>
                </draw:g>
              </table:table-cell>
              <table:table-cell office:value-type="float" office:value="1840">
                <text:p>1840</text:p>
                <draw:g>
                  <svg:desc>top_five_mem.B2:top_five_mem.B71</svg:desc>
                </draw:g>
              </table:table-cell>
              <table:table-cell office:value-type="float" office:value="3333">
                <text:p>3333</text:p>
                <draw:g>
                  <svg:desc>top_five_mem.C2:top_five_mem.C71</svg:desc>
                </draw:g>
              </table:table-cell>
              <table:table-cell office:value-type="float" office:value="1692">
                <text:p>1692</text:p>
                <draw:g>
                  <svg:desc>top_five_mem.D2:top_five_mem.D71</svg:desc>
                </draw:g>
              </table:table-cell>
              <table:table-cell office:value-type="float" office:value="7552">
                <text:p>7552</text:p>
                <draw:g>
                  <svg:desc>top_five_mem.E2:top_five_mem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74">
                <text:p>5774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  <table:table-cell office:value-type="float" office:value="7570">
                <text:p>7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74">
                <text:p>5774</text:p>
              </table:table-cell>
              <table:table-cell office:value-type="float" office:value="7579">
                <text:p>7579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588">
                <text:p>7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3333">
                <text:p>333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625">
                <text:p>7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9">
                <text:p>2439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634">
                <text:p>7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74">
                <text:p>5774</text:p>
              </table:table-cell>
              <table:table-cell office:value-type="float" office:value="7644">
                <text:p>76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653">
                <text:p>7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74">
                <text:p>5774</text:p>
              </table:table-cell>
              <table:table-cell office:value-type="float" office:value="7662">
                <text:p>7662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671">
                <text:p>76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502">
                <text:p>7502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74">
                <text:p>5774</text:p>
              </table:table-cell>
              <table:table-cell office:value-type="float" office:value="2676">
                <text:p>2676</text:p>
              </table:table-cell>
              <table:table-cell office:value-type="float" office:value="7698">
                <text:p>76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07">
                <text:p>770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17">
                <text:p>7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726">
                <text:p>772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35">
                <text:p>77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745">
                <text:p>77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74">
                <text:p>5774</text:p>
              </table:table-cell>
              <table:table-cell office:value-type="float" office:value="7754">
                <text:p>775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763">
                <text:p>7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72">
                <text:p>7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7781">
                <text:p>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333">
                <text:p>3333</text:p>
              </table:table-cell>
              <table:table-cell office:value-type="float" office:value="7790">
                <text:p>7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  <table:table-cell office:value-type="float" office:value="7799">
                <text:p>7799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74">
                <text:p>5774</text:p>
              </table:table-cell>
              <table:table-cell office:value-type="float" office:value="7808">
                <text:p>7808</text:p>
              </table:table-cell>
              <table:table-cell office:value-type="float" office:value="1692">
                <text:p>169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3681">
                <text:p>3681</text:p>
              </table:table-cell>
              <table:table-cell office:value-type="float" office:value="7061">
                <text:p>7061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2">
                <text:p>1692</text:p>
              </table:table-cell>
              <table:table-cell office:value-type="float" office:value="5774">
                <text:p>5774</text:p>
              </table:table-cell>
              <table:table-cell office:value-type="float" office:value="7828">
                <text:p>78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7837">
                <text:p>78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4">
                <text:p>5774</text:p>
              </table:table-cell>
              <table:table-cell office:value-type="float" office:value="7846">
                <text:p>7846</text:p>
              </table:table-cell>
              <table:table-cell office:value-type="float" office:value="1692">
                <text:p>1692</text:p>
              </table:table-cell>
              <table:table-cell office:value-type="float" office:value="2676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74">
                <text:p>5774</text:p>
              </table:table-cell>
              <table:table-cell office:value-type="float" office:value="7855">
                <text:p>78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64">
                <text:p>78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75">
                <text:p>78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74">
                <text:p>5774</text:p>
              </table:table-cell>
              <table:table-cell office:value-type="float" office:value="1840">
                <text:p>1840</text:p>
              </table:table-cell>
              <table:table-cell office:value-type="float" office:value="7884">
                <text:p>78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74">
                <text:p>5774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7924">
                <text:p>7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7943">
                <text:p>79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74">
                <text:p>5774</text:p>
              </table:table-cell>
              <table:table-cell office:value-type="float" office:value="3333">
                <text:p>3333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3">
                <text:p>2553</text:p>
              </table:table-cell>
              <table:table-cell office:value-type="float" office:value="3333">
                <text:p>3333</text:p>
              </table:table-cell>
              <table:table-cell office:value-type="float" office:value="2545">
                <text:p>2545</text:p>
              </table:table-cell>
              <table:table-cell office:value-type="float" office:value="2676">
                <text:p>2676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7982">
                <text:p>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  <table:table-cell office:value-type="float" office:value="7991">
                <text:p>7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76">
                <text:p>2676</text:p>
              </table:table-cell>
              <table:table-cell office:value-type="float" office:value="8013">
                <text:p>80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31">
                <text:p>80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6">
                <text:p>2676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138">
                <text:p>213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49">
                <text:p>8049</text:p>
              </table:table-cell>
              <table:table-cell office:value-type="float" office:value="3333">
                <text:p>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74">
                <text:p>5774</text:p>
              </table:table-cell>
              <table:table-cell office:value-type="float" office:value="8059">
                <text:p>8059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40">
                <text:p>1840</text:p>
              </table:table-cell>
              <table:table-cell office:value-type="float" office:value="5774">
                <text:p>5774</text:p>
              </table:table-cell>
              <table:table-cell office:value-type="float" office:value="8069">
                <text:p>80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38">
                <text:p>2138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8078">
                <text:p>8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9">
                <text:p>2439</text:p>
              </table:table-cell>
              <table:table-cell office:value-type="float" office:value="5774">
                <text:p>5774</text:p>
              </table:table-cell>
              <table:table-cell office:value-type="float" office:value="3333">
                <text:p>3333</text:p>
              </table:table-cell>
              <table:table-cell office:value-type="float" office:value="8087">
                <text:p>8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96">
                <text:p>8096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  <table:table-cell office:value-type="float" office:value="887">
                <text:p>887</text:p>
              </table:table-cell>
              <table:table-cell office:value-type="float" office:value="8105">
                <text:p>8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6">
                <text:p>2676</text:p>
              </table:table-cell>
              <table:table-cell office:value-type="float" office:value="1692">
                <text:p>1692</text:p>
              </table:table-cell>
              <table:table-cell office:value-type="float" office:value="1840">
                <text:p>1840</text:p>
              </table:table-cell>
              <table:table-cell office:value-type="float" office:value="2439">
                <text:p>2439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9">
                <text:p>2439</text:p>
              </table:table-cell>
              <table:table-cell office:value-type="float" office:value="1840">
                <text:p>1840</text:p>
              </table:table-cell>
              <table:table-cell office:value-type="float" office:value="8125">
                <text:p>812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  <table:table-cell office:value-type="float" office:value="8134">
                <text:p>81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74">
                <text:p>5774</text:p>
              </table:table-cell>
              <table:table-cell office:value-type="float" office:value="8143">
                <text:p>81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8">
                <text:p>2138</text:p>
              </table:table-cell>
              <table:table-cell office:value-type="float" office:value="2676">
                <text:p>2676</text:p>
              </table:table-cell>
              <table:table-cell office:value-type="float" office:value="8152">
                <text:p>81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39">
                <text:p>2439</text:p>
              </table:table-cell>
              <table:table-cell office:value-type="float" office:value="2138">
                <text:p>2138</text:p>
              </table:table-cell>
              <table:table-cell office:value-type="float" office:value="5774">
                <text:p>5774</text:p>
              </table:table-cell>
              <table:table-cell office:value-type="float" office:value="376">
                <text:p>376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76">
                <text:p>2676</text:p>
              </table:table-cell>
              <table:table-cell office:value-type="float" office:value="2439">
                <text:p>2439</text:p>
              </table:table-cell>
              <table:table-cell office:value-type="float" office:value="2545">
                <text:p>2545</text:p>
              </table:table-cell>
              <table:table-cell office:value-type="float" office:value="5774">
                <text:p>5774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3">
                <text:p>3333</text:p>
              </table:table-cell>
              <table:table-cell office:value-type="float" office:value="11">
                <text:p>11</text:p>
              </table:table-cell>
              <table:table-cell office:value-type="float" office:value="1840">
                <text:p>184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6">
                <text:p>2676</text:p>
              </table:table-cell>
              <table:table-cell office:value-type="float" office:value="60">
                <text:p>60</text:p>
              </table:table-cell>
              <table:table-cell office:value-type="float" office:value="918">
                <text:p>918</text:p>
              </table:table-cell>
              <table:table-cell office:value-type="float" office:value="2439">
                <text:p>2439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9">
                <text:p>2439</text:p>
              </table:table-cell>
              <table:table-cell office:value-type="float" office:value="8198">
                <text:p>8198</text:p>
              </table:table-cell>
              <table:table-cell office:value-type="float" office:value="1600">
                <text:p>1600</text:p>
              </table:table-cell>
              <table:table-cell office:value-type="float" office:value="3333">
                <text:p>3333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38">
                <text:p>2138</text:p>
              </table:table-cell>
              <table:table-cell office:value-type="float" office:value="127">
                <text:p>127</text:p>
              </table:table-cell>
              <table:table-cell office:value-type="float" office:value="2439">
                <text:p>2439</text:p>
              </table:table-cell>
              <table:table-cell office:value-type="float" office:value="2676">
                <text:p>2676</text:p>
              </table:table-cell>
              <table:table-cell office:value-type="float" office:value="2545">
                <text:p>2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71cm" svg:height="14.716cm" xlink:href=".." xlink:type="simple" chart:class="chart:line" chart:style-name="ch1">
        <chart:legend chart:legend-position="end" svg:x="19.707cm" svg:y="6.312cm" style:legend-expansion="high" chart:style-name="ch2"/>
        <chart:plot-area chart:style-name="ch3" table:cell-range-address="'first_memory_line_mem1&amp;2'.A1:'first_memory_line_mem1&amp;2'.D77" chart:data-source-has-labels="row" svg:x="0.455cm" svg:y="0.294cm" svg:width="18.797cm" svg:height="14.128cm">
          <chartooo:coordinate-region svg:x="1.447cm" svg:y="0.493cm" svg:width="17.665cm" svg:height="13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rst_memory_line_mem1&amp;2'.A2:'first_memory_line_mem1&amp;2'.A77" chart:label-cell-address="'first_memory_line_mem1&amp;2'.A1:'first_memory_line_mem1&amp;2'.A1" chart:class="chart:line">
            <chart:data-point chart:repeated="76"/>
          </chart:series>
          <chart:series chart:style-name="ch7" chart:values-cell-range-address="'first_memory_line_mem1&amp;2'.B2:'first_memory_line_mem1&amp;2'.B77" chart:label-cell-address="'first_memory_line_mem1&amp;2'.B1:'first_memory_line_mem1&amp;2'.B1" chart:class="chart:line">
            <chart:data-point chart:repeated="76"/>
          </chart:series>
          <chart:series chart:style-name="ch8" chart:values-cell-range-address="'first_memory_line_mem1&amp;2'.C2:'first_memory_line_mem1&amp;2'.C77" chart:label-cell-address="'first_memory_line_mem1&amp;2'.C1:'first_memory_line_mem1&amp;2'.C1" chart:class="chart:line">
            <chart:data-point chart:repeated="76"/>
          </chart:series>
          <chart:series chart:style-name="ch9" chart:values-cell-range-address="'first_memory_line_mem1&amp;2'.D2:'first_memory_line_mem1&amp;2'.D77" chart:label-cell-address="'first_memory_line_mem1&amp;2'.D1:'first_memory_line_mem1&amp;2'.D1" chart:class="chart:line"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irst_memory_line_mem1&amp;2'.A1:'first_memory_line_mem1&amp;2'.A1</svg:desc>
                </draw:g>
              </table:table-cell>
              <table:table-cell office:value-type="string">
                <text:p>free</text:p>
                <draw:g>
                  <svg:desc>'first_memory_line_mem1&amp;2'.B1:'first_memory_line_mem1&amp;2'.B1</svg:desc>
                </draw:g>
              </table:table-cell>
              <table:table-cell office:value-type="string">
                <text:p>used</text:p>
                <draw:g>
                  <svg:desc>'first_memory_line_mem1&amp;2'.C1:'first_memory_line_mem1&amp;2'.C1</svg:desc>
                </draw:g>
              </table:table-cell>
              <table:table-cell office:value-type="string">
                <text:p>-buff/cashe</text:p>
                <draw:g>
                  <svg:desc>'first_memory_line_mem1&amp;2'.D1:'first_memory_line_mem1&amp;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86.4">
                <text:p>5786.4</text:p>
                <draw:g>
                  <svg:desc>'first_memory_line_mem1&amp;2'.A2:'first_memory_line_mem1&amp;2'.A77</svg:desc>
                </draw:g>
              </table:table-cell>
              <table:table-cell office:value-type="float" office:value="2218.4">
                <text:p>2218.4</text:p>
                <draw:g>
                  <svg:desc>'first_memory_line_mem1&amp;2'.B2:'first_memory_line_mem1&amp;2'.B77</svg:desc>
                </draw:g>
              </table:table-cell>
              <table:table-cell office:value-type="float" office:value="1549.9">
                <text:p>1549.9</text:p>
                <draw:g>
                  <svg:desc>'first_memory_line_mem1&amp;2'.C2:'first_memory_line_mem1&amp;2'.C77</svg:desc>
                </draw:g>
              </table:table-cell>
              <table:table-cell office:value-type="float" office:value="2018.1">
                <text:p>2018.1</text:p>
                <draw:g>
                  <svg:desc>'first_memory_line_mem1&amp;2'.D2:'first_memory_line_mem1&amp;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6.4">
                <text:p>5786.4</text:p>
              </table:table-cell>
              <table:table-cell office:value-type="float" office:value="2014.1">
                <text:p>2014.1</text:p>
              </table:table-cell>
              <table:table-cell office:value-type="float" office:value="1791.9">
                <text:p>1791.9</text:p>
              </table:table-cell>
              <table:table-cell office:value-type="float" office:value="1980.4">
                <text:p>198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86.4">
                <text:p>5786.4</text:p>
              </table:table-cell>
              <table:table-cell office:value-type="float" office:value="1775.8">
                <text:p>1775.8</text:p>
              </table:table-cell>
              <table:table-cell office:value-type="float" office:value="2029.1">
                <text:p>2029.1</text:p>
              </table:table-cell>
              <table:table-cell office:value-type="float" office:value="1981.5">
                <text:p>198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6.4">
                <text:p>5786.4</text:p>
              </table:table-cell>
              <table:table-cell office:value-type="float" office:value="1537.1">
                <text:p>1537.1</text:p>
              </table:table-cell>
              <table:table-cell office:value-type="float" office:value="2269.5">
                <text:p>2269.5</text:p>
              </table:table-cell>
              <table:table-cell office:value-type="float" office:value="1979.8">
                <text:p>19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6.4">
                <text:p>5786.4</text:p>
              </table:table-cell>
              <table:table-cell office:value-type="float" office:value="1296.6">
                <text:p>1296.6</text:p>
              </table:table-cell>
              <table:table-cell office:value-type="float" office:value="2510.1">
                <text:p>2510.1</text:p>
              </table:table-cell>
              <table:table-cell office:value-type="float" office:value="1979.8">
                <text:p>197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6.4">
                <text:p>5786.4</text:p>
              </table:table-cell>
              <table:table-cell office:value-type="float" office:value="1056.6">
                <text:p>1056.6</text:p>
              </table:table-cell>
              <table:table-cell office:value-type="float" office:value="2750">
                <text:p>2750</text:p>
              </table:table-cell>
              <table:table-cell office:value-type="float" office:value="1979.9">
                <text:p>197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86.4">
                <text:p>5786.4</text:p>
              </table:table-cell>
              <table:table-cell office:value-type="float" office:value="817.7">
                <text:p>817.7</text:p>
              </table:table-cell>
              <table:table-cell office:value-type="float" office:value="2989">
                <text:p>2989</text:p>
              </table:table-cell>
              <table:table-cell office:value-type="float" office:value="1979.8">
                <text:p>197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86.4">
                <text:p>5786.4</text:p>
              </table:table-cell>
              <table:table-cell office:value-type="float" office:value="578.7">
                <text:p>578.7</text:p>
              </table:table-cell>
              <table:table-cell office:value-type="float" office:value="3228.1">
                <text:p>3228.1</text:p>
              </table:table-cell>
              <table:table-cell office:value-type="float" office:value="1979.6">
                <text:p>197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86.4">
                <text:p>5786.4</text:p>
              </table:table-cell>
              <table:table-cell office:value-type="float" office:value="337.1">
                <text:p>337.1</text:p>
              </table:table-cell>
              <table:table-cell office:value-type="float" office:value="3469.9">
                <text:p>3469.9</text:p>
              </table:table-cell>
              <table:table-cell office:value-type="float" office:value="1979.5">
                <text:p>197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6.4">
                <text:p>5786.4</text:p>
              </table:table-cell>
              <table:table-cell office:value-type="float" office:value="127.2">
                <text:p>127.2</text:p>
              </table:table-cell>
              <table:table-cell office:value-type="float" office:value="3712">
                <text:p>3712</text:p>
              </table:table-cell>
              <table:table-cell office:value-type="float" office:value="1947.3">
                <text:p>194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6.4">
                <text:p>5786.4</text:p>
              </table:table-cell>
              <table:table-cell office:value-type="float" office:value="116.4">
                <text:p>116.4</text:p>
              </table:table-cell>
              <table:table-cell office:value-type="float" office:value="3955.1">
                <text:p>3955.1</text:p>
              </table:table-cell>
              <table:table-cell office:value-type="float" office:value="1714.9">
                <text:p>171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6.4">
                <text:p>5786.4</text:p>
              </table:table-cell>
              <table:table-cell office:value-type="float" office:value="122.4">
                <text:p>122.4</text:p>
              </table:table-cell>
              <table:table-cell office:value-type="float" office:value="4192.5">
                <text:p>4192.5</text:p>
              </table:table-cell>
              <table:table-cell office:value-type="float" office:value="1471.6">
                <text:p>147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6.4">
                <text:p>5786.4</text:p>
              </table:table-cell>
              <table:table-cell office:value-type="float" office:value="95.6">
                <text:p>95.6</text:p>
              </table:table-cell>
              <table:table-cell office:value-type="float" office:value="4423.8">
                <text:p>4423.8</text:p>
              </table:table-cell>
              <table:table-cell office:value-type="float" office:value="1267.1">
                <text:p>1267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6.4">
                <text:p>5786.4</text:p>
              </table:table-cell>
              <table:table-cell office:value-type="float" office:value="114.9">
                <text:p>114.9</text:p>
              </table:table-cell>
              <table:table-cell office:value-type="float" office:value="4679.2">
                <text:p>4679.2</text:p>
              </table:table-cell>
              <table:table-cell office:value-type="float" office:value="992.3">
                <text:p>99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6.4">
                <text:p>5786.4</text:p>
              </table:table-cell>
              <table:table-cell office:value-type="float" office:value="96.1">
                <text:p>96.1</text:p>
              </table:table-cell>
              <table:table-cell office:value-type="float" office:value="4922.6">
                <text:p>4922.6</text:p>
              </table:table-cell>
              <table:table-cell office:value-type="float" office:value="767.8">
                <text:p>76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6.4">
                <text:p>5786.4</text:p>
              </table:table-cell>
              <table:table-cell office:value-type="float" office:value="4185.8">
                <text:p>4185.8</text:p>
              </table:table-cell>
              <table:table-cell office:value-type="float" office:value="1339.6">
                <text:p>1339.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6.4">
                <text:p>5786.4</text:p>
              </table:table-cell>
              <table:table-cell office:value-type="float" office:value="4040.7">
                <text:p>4040.7</text:p>
              </table:table-cell>
              <table:table-cell office:value-type="float" office:value="1432.7">
                <text:p>1432.7</text:p>
              </table:table-cell>
              <table:table-cell office:value-type="float" office:value="313.1">
                <text:p>31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6.4">
                <text:p>5786.4</text:p>
              </table:table-cell>
              <table:table-cell office:value-type="float" office:value="3954.8">
                <text:p>3954.8</text:p>
              </table:table-cell>
              <table:table-cell office:value-type="float" office:value="1510.6">
                <text:p>1510.6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6.4">
                <text:p>5786.4</text:p>
              </table:table-cell>
              <table:table-cell office:value-type="float" office:value="3872.1">
                <text:p>3872.1</text:p>
              </table:table-cell>
              <table:table-cell office:value-type="float" office:value="1588.5">
                <text:p>1588.5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6.4">
                <text:p>5786.4</text:p>
              </table:table-cell>
              <table:table-cell office:value-type="float" office:value="3785.4">
                <text:p>3785.4</text:p>
              </table:table-cell>
              <table:table-cell office:value-type="float" office:value="1668.8">
                <text:p>1668.8</text:p>
              </table:table-cell>
              <table:table-cell office:value-type="float" office:value="332.3">
                <text:p>33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6.4">
                <text:p>5786.4</text:p>
              </table:table-cell>
              <table:table-cell office:value-type="float" office:value="3700">
                <text:p>3700</text:p>
              </table:table-cell>
              <table:table-cell office:value-type="float" office:value="1744.7">
                <text:p>1744.7</text:p>
              </table:table-cell>
              <table:table-cell office:value-type="float" office:value="341.8">
                <text:p>34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6.4">
                <text:p>5786.4</text:p>
              </table:table-cell>
              <table:table-cell office:value-type="float" office:value="3615.8">
                <text:p>3615.8</text:p>
              </table:table-cell>
              <table:table-cell office:value-type="float" office:value="1823.5">
                <text:p>1823.5</text:p>
              </table:table-cell>
              <table:table-cell office:value-type="float" office:value="347.2">
                <text:p>34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6.4">
                <text:p>5786.4</text:p>
              </table:table-cell>
              <table:table-cell office:value-type="float" office:value="3532.9">
                <text:p>3532.9</text:p>
              </table:table-cell>
              <table:table-cell office:value-type="float" office:value="1900.2">
                <text:p>1900.2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6.4">
                <text:p>5786.4</text:p>
              </table:table-cell>
              <table:table-cell office:value-type="float" office:value="3448">
                <text:p>3448</text:p>
              </table:table-cell>
              <table:table-cell office:value-type="float" office:value="1977.4">
                <text:p>1977.4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6.4">
                <text:p>5786.4</text:p>
              </table:table-cell>
              <table:table-cell office:value-type="float" office:value="3364.6">
                <text:p>3364.6</text:p>
              </table:table-cell>
              <table:table-cell office:value-type="float" office:value="2055.8">
                <text:p>2055.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6.4">
                <text:p>5786.4</text:p>
              </table:table-cell>
              <table:table-cell office:value-type="float" office:value="3261.5">
                <text:p>3261.5</text:p>
              </table:table-cell>
              <table:table-cell office:value-type="float" office:value="2135.7">
                <text:p>2135.7</text:p>
              </table:table-cell>
              <table:table-cell office:value-type="float" office:value="389.2">
                <text:p>38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6.4">
                <text:p>5786.4</text:p>
              </table:table-cell>
              <table:table-cell office:value-type="float" office:value="3159.1">
                <text:p>3159.1</text:p>
              </table:table-cell>
              <table:table-cell office:value-type="float" office:value="2211.9">
                <text:p>2211.9</text:p>
              </table:table-cell>
              <table:table-cell office:value-type="float" office:value="415.4">
                <text:p>41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6.4">
                <text:p>5786.4</text:p>
              </table:table-cell>
              <table:table-cell office:value-type="float" office:value="3078.6">
                <text:p>3078.6</text:p>
              </table:table-cell>
              <table:table-cell office:value-type="float" office:value="2291.2">
                <text:p>2291.2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6.4">
                <text:p>5786.4</text:p>
              </table:table-cell>
              <table:table-cell office:value-type="float" office:value="2997.6">
                <text:p>2997.6</text:p>
              </table:table-cell>
              <table:table-cell office:value-type="float" office:value="2370.5">
                <text:p>2370.5</text:p>
              </table:table-cell>
              <table:table-cell office:value-type="float" office:value="418.3">
                <text:p>418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6.4">
                <text:p>5786.4</text:p>
              </table:table-cell>
              <table:table-cell office:value-type="float" office:value="2918.9">
                <text:p>2918.9</text:p>
              </table:table-cell>
              <table:table-cell office:value-type="float" office:value="2450">
                <text:p>2450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6.4">
                <text:p>5786.4</text:p>
              </table:table-cell>
              <table:table-cell office:value-type="float" office:value="2839.2">
                <text:p>2839.2</text:p>
              </table:table-cell>
              <table:table-cell office:value-type="float" office:value="2528">
                <text:p>2528</text:p>
              </table:table-cell>
              <table:table-cell office:value-type="float" office:value="419.3">
                <text:p>41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6.4">
                <text:p>5786.4</text:p>
              </table:table-cell>
              <table:table-cell office:value-type="float" office:value="2757.5">
                <text:p>2757.5</text:p>
              </table:table-cell>
              <table:table-cell office:value-type="float" office:value="2607.8">
                <text:p>2607.8</text:p>
              </table:table-cell>
              <table:table-cell office:value-type="float" office:value="421.1">
                <text:p>42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6.4">
                <text:p>5786.4</text:p>
              </table:table-cell>
              <table:table-cell office:value-type="float" office:value="2674.8">
                <text:p>2674.8</text:p>
              </table:table-cell>
              <table:table-cell office:value-type="float" office:value="2685.9">
                <text:p>2685.9</text:p>
              </table:table-cell>
              <table:table-cell office:value-type="float" office:value="425.8">
                <text:p>42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6.4">
                <text:p>5786.4</text:p>
              </table:table-cell>
              <table:table-cell office:value-type="float" office:value="2598.7">
                <text:p>2598.7</text:p>
              </table:table-cell>
              <table:table-cell office:value-type="float" office:value="2761.8">
                <text:p>2761.8</text:p>
              </table:table-cell>
              <table:table-cell office:value-type="float" office:value="425.9">
                <text:p>42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6.4">
                <text:p>5786.4</text:p>
              </table:table-cell>
              <table:table-cell office:value-type="float" office:value="2521.8">
                <text:p>2521.8</text:p>
              </table:table-cell>
              <table:table-cell office:value-type="float" office:value="2838.5">
                <text:p>2838.5</text:p>
              </table:table-cell>
              <table:table-cell office:value-type="float" office:value="426.1">
                <text:p>42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6.4">
                <text:p>5786.4</text:p>
              </table:table-cell>
              <table:table-cell office:value-type="float" office:value="2445">
                <text:p>2445</text:p>
              </table:table-cell>
              <table:table-cell office:value-type="float" office:value="2915.1">
                <text:p>2915.1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6.4">
                <text:p>5786.4</text:p>
              </table:table-cell>
              <table:table-cell office:value-type="float" office:value="2369.2">
                <text:p>2369.2</text:p>
              </table:table-cell>
              <table:table-cell office:value-type="float" office:value="2991">
                <text:p>2991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6.4">
                <text:p>5786.4</text:p>
              </table:table-cell>
              <table:table-cell office:value-type="float" office:value="2291.9">
                <text:p>2291.9</text:p>
              </table:table-cell>
              <table:table-cell office:value-type="float" office:value="3068.3">
                <text:p>3068.3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6.4">
                <text:p>5786.4</text:p>
              </table:table-cell>
              <table:table-cell office:value-type="float" office:value="2215.6">
                <text:p>2215.6</text:p>
              </table:table-cell>
              <table:table-cell office:value-type="float" office:value="3144.6">
                <text:p>3144.6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6.4">
                <text:p>5786.4</text:p>
              </table:table-cell>
              <table:table-cell office:value-type="float" office:value="2139.4">
                <text:p>2139.4</text:p>
              </table:table-cell>
              <table:table-cell office:value-type="float" office:value="3220.9">
                <text:p>3220.9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6.4">
                <text:p>5786.4</text:p>
              </table:table-cell>
              <table:table-cell office:value-type="float" office:value="2062.5">
                <text:p>2062.5</text:p>
              </table:table-cell>
              <table:table-cell office:value-type="float" office:value="3297.7">
                <text:p>3297.7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6.4">
                <text:p>5786.4</text:p>
              </table:table-cell>
              <table:table-cell office:value-type="float" office:value="1986">
                <text:p>1986</text:p>
              </table:table-cell>
              <table:table-cell office:value-type="float" office:value="3374.2">
                <text:p>3374.2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86.4">
                <text:p>5786.4</text:p>
              </table:table-cell>
              <table:table-cell office:value-type="float" office:value="1909.8">
                <text:p>1909.8</text:p>
              </table:table-cell>
              <table:table-cell office:value-type="float" office:value="3450.4">
                <text:p>3450.4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6.4">
                <text:p>5786.4</text:p>
              </table:table-cell>
              <table:table-cell office:value-type="float" office:value="1832.9">
                <text:p>1832.9</text:p>
              </table:table-cell>
              <table:table-cell office:value-type="float" office:value="3527.3">
                <text:p>3527.3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86.4">
                <text:p>5786.4</text:p>
              </table:table-cell>
              <table:table-cell office:value-type="float" office:value="1756">
                <text:p>1756</text:p>
              </table:table-cell>
              <table:table-cell office:value-type="float" office:value="3604.2">
                <text:p>3604.2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86.4">
                <text:p>5786.4</text:p>
              </table:table-cell>
              <table:table-cell office:value-type="float" office:value="1679.6">
                <text:p>1679.6</text:p>
              </table:table-cell>
              <table:table-cell office:value-type="float" office:value="3680.6">
                <text:p>3680.6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6.4">
                <text:p>5786.4</text:p>
              </table:table-cell>
              <table:table-cell office:value-type="float" office:value="1603.9">
                <text:p>1603.9</text:p>
              </table:table-cell>
              <table:table-cell office:value-type="float" office:value="3756.3">
                <text:p>3756.3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86.4">
                <text:p>5786.4</text:p>
              </table:table-cell>
              <table:table-cell office:value-type="float" office:value="1526.3">
                <text:p>1526.3</text:p>
              </table:table-cell>
              <table:table-cell office:value-type="float" office:value="3833.9">
                <text:p>3833.9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6.4">
                <text:p>5786.4</text:p>
              </table:table-cell>
              <table:table-cell office:value-type="float" office:value="1447.2">
                <text:p>1447.2</text:p>
              </table:table-cell>
              <table:table-cell office:value-type="float" office:value="3913">
                <text:p>3913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6.4">
                <text:p>5786.4</text:p>
              </table:table-cell>
              <table:table-cell office:value-type="float" office:value="1370.1">
                <text:p>1370.1</text:p>
              </table:table-cell>
              <table:table-cell office:value-type="float" office:value="3990.1">
                <text:p>3990.1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86.4">
                <text:p>5786.4</text:p>
              </table:table-cell>
              <table:table-cell office:value-type="float" office:value="1292">
                <text:p>1292</text:p>
              </table:table-cell>
              <table:table-cell office:value-type="float" office:value="4068.1">
                <text:p>4068.1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86.4">
                <text:p>5786.4</text:p>
              </table:table-cell>
              <table:table-cell office:value-type="float" office:value="1214.5">
                <text:p>1214.5</text:p>
              </table:table-cell>
              <table:table-cell office:value-type="float" office:value="4145.6">
                <text:p>4145.6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86.4">
                <text:p>5786.4</text:p>
              </table:table-cell>
              <table:table-cell office:value-type="float" office:value="1137.5">
                <text:p>1137.5</text:p>
              </table:table-cell>
              <table:table-cell office:value-type="float" office:value="4222.7">
                <text:p>4222.7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86.4">
                <text:p>5786.4</text:p>
              </table:table-cell>
              <table:table-cell office:value-type="float" office:value="1061.5">
                <text:p>1061.5</text:p>
              </table:table-cell>
              <table:table-cell office:value-type="float" office:value="4298.7">
                <text:p>4298.7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86.4">
                <text:p>5786.4</text:p>
              </table:table-cell>
              <table:table-cell office:value-type="float" office:value="985.2">
                <text:p>985.2</text:p>
              </table:table-cell>
              <table:table-cell office:value-type="float" office:value="4375">
                <text:p>4375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86.4">
                <text:p>5786.4</text:p>
              </table:table-cell>
              <table:table-cell office:value-type="float" office:value="909.4">
                <text:p>909.4</text:p>
              </table:table-cell>
              <table:table-cell office:value-type="float" office:value="4450.7">
                <text:p>4450.7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86.4">
                <text:p>5786.4</text:p>
              </table:table-cell>
              <table:table-cell office:value-type="float" office:value="831.6">
                <text:p>831.6</text:p>
              </table:table-cell>
              <table:table-cell office:value-type="float" office:value="4528">
                <text:p>4528</text:p>
              </table:table-cell>
              <table:table-cell office:value-type="float" office:value="426.8">
                <text:p>42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86.4">
                <text:p>5786.4</text:p>
              </table:table-cell>
              <table:table-cell office:value-type="float" office:value="754.8">
                <text:p>754.8</text:p>
              </table:table-cell>
              <table:table-cell office:value-type="float" office:value="4605.3">
                <text:p>4605.3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86.4">
                <text:p>5786.4</text:p>
              </table:table-cell>
              <table:table-cell office:value-type="float" office:value="678.8">
                <text:p>678.8</text:p>
              </table:table-cell>
              <table:table-cell office:value-type="float" office:value="4681.3">
                <text:p>4681.3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86.4">
                <text:p>5786.4</text:p>
              </table:table-cell>
              <table:table-cell office:value-type="float" office:value="602.2">
                <text:p>602.2</text:p>
              </table:table-cell>
              <table:table-cell office:value-type="float" office:value="4757.9">
                <text:p>4757.9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86.4">
                <text:p>5786.4</text:p>
              </table:table-cell>
              <table:table-cell office:value-type="float" office:value="525.7">
                <text:p>525.7</text:p>
              </table:table-cell>
              <table:table-cell office:value-type="float" office:value="4834.5">
                <text:p>4834.5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86.4">
                <text:p>5786.4</text:p>
              </table:table-cell>
              <table:table-cell office:value-type="float" office:value="448.7">
                <text:p>448.7</text:p>
              </table:table-cell>
              <table:table-cell office:value-type="float" office:value="4911.4">
                <text:p>4911.4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86.4">
                <text:p>5786.4</text:p>
              </table:table-cell>
              <table:table-cell office:value-type="float" office:value="372.4">
                <text:p>372.4</text:p>
              </table:table-cell>
              <table:table-cell office:value-type="float" office:value="4987.7">
                <text:p>4987.7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86.4">
                <text:p>5786.4</text:p>
              </table:table-cell>
              <table:table-cell office:value-type="float" office:value="295.6">
                <text:p>295.6</text:p>
              </table:table-cell>
              <table:table-cell office:value-type="float" office:value="5064.5">
                <text:p>5064.5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86.4">
                <text:p>5786.4</text:p>
              </table:table-cell>
              <table:table-cell office:value-type="float" office:value="219.1">
                <text:p>219.1</text:p>
              </table:table-cell>
              <table:table-cell office:value-type="float" office:value="5141.1">
                <text:p>5141.1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86.4">
                <text:p>5786.4</text:p>
              </table:table-cell>
              <table:table-cell office:value-type="float" office:value="142.8">
                <text:p>142.8</text:p>
              </table:table-cell>
              <table:table-cell office:value-type="float" office:value="5217.3">
                <text:p>5217.3</text:p>
              </table:table-cell>
              <table:table-cell office:value-type="float" office:value="426.3">
                <text:p>426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86.4">
                <text:p>5786.4</text:p>
              </table:table-cell>
              <table:table-cell office:value-type="float" office:value="123.9">
                <text:p>123.9</text:p>
              </table:table-cell>
              <table:table-cell office:value-type="float" office:value="5271.8">
                <text:p>5271.8</text:p>
              </table:table-cell>
              <table:table-cell office:value-type="float" office:value="390.7">
                <text:p>390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86.4">
                <text:p>5786.4</text:p>
              </table:table-cell>
              <table:table-cell office:value-type="float" office:value="125.2">
                <text:p>125.2</text:p>
              </table:table-cell>
              <table:table-cell office:value-type="float" office:value="5336.7">
                <text:p>5336.7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86.4">
                <text:p>5786.4</text:p>
              </table:table-cell>
              <table:table-cell office:value-type="float" office:value="122.9">
                <text:p>122.9</text:p>
              </table:table-cell>
              <table:table-cell office:value-type="float" office:value="5358.6">
                <text:p>5358.6</text:p>
              </table:table-cell>
              <table:table-cell office:value-type="float" office:value="304.9">
                <text:p>304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86.4">
                <text:p>5786.4</text:p>
              </table:table-cell>
              <table:table-cell office:value-type="float" office:value="150">
                <text:p>150</text:p>
              </table:table-cell>
              <table:table-cell office:value-type="float" office:value="5340.7">
                <text:p>5340.7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86.4">
                <text:p>5786.4</text:p>
              </table:table-cell>
              <table:table-cell office:value-type="float" office:value="113.6">
                <text:p>113.6</text:p>
              </table:table-cell>
              <table:table-cell office:value-type="float" office:value="5389.8">
                <text:p>5389.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86.4">
                <text:p>5786.4</text:p>
              </table:table-cell>
              <table:table-cell office:value-type="float" office:value="110.7">
                <text:p>110.7</text:p>
              </table:table-cell>
              <table:table-cell office:value-type="float" office:value="5407.7">
                <text:p>5407.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6.4">
                <text:p>5786.4</text:p>
              </table:table-cell>
              <table:table-cell office:value-type="float" office:value="137.5">
                <text:p>137.5</text:p>
              </table:table-cell>
              <table:table-cell office:value-type="float" office:value="5365.9">
                <text:p>5365.9</text:p>
              </table:table-cell>
              <table:table-cell office:value-type="float" office:value="283.1">
                <text:p>28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6.4">
                <text:p>5786.4</text:p>
              </table:table-cell>
              <table:table-cell office:value-type="float" office:value="108.4">
                <text:p>108.4</text:p>
              </table:table-cell>
              <table:table-cell office:value-type="float" office:value="5396.7">
                <text:p>5396.7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86.4">
                <text:p>5786.4</text:p>
              </table:table-cell>
              <table:table-cell office:value-type="float" office:value="127.5">
                <text:p>127.5</text:p>
              </table:table-cell>
              <table:table-cell office:value-type="float" office:value="5389.7">
                <text:p>5389.7</text:p>
              </table:table-cell>
              <table:table-cell office:value-type="float" office:value="269.3">
                <text:p>269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86.4">
                <text:p>5786.4</text:p>
              </table:table-cell>
              <table:table-cell office:value-type="float" office:value="116.5">
                <text:p>116.5</text:p>
              </table:table-cell>
              <table:table-cell office:value-type="float" office:value="5436.5">
                <text:p>5436.5</text:p>
              </table:table-cell>
              <table:table-cell office:value-type="float" office:value="233.4">
                <text:p>23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17cm" svg:height="14.158cm" xlink:href=".." xlink:type="simple" chart:class="chart:line" chart:style-name="ch1">
        <chart:legend chart:legend-position="end" svg:x="20.753cm" svg:y="6.033cm" style:legend-expansion="high" chart:style-name="ch2"/>
        <chart:plot-area chart:style-name="ch3" table:cell-range-address="'second_memory_line_mem1&amp;2'.A1:'second_memory_line_mem1&amp;2'.D77" chart:data-source-has-labels="row" svg:x="0.476cm" svg:y="0.283cm" svg:width="19.801cm" svg:height="13.592cm">
          <chartooo:coordinate-region svg:x="1.468cm" svg:y="0.482cm" svg:width="18.669cm" svg:height="12.6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cond_memory_line_mem1&amp;2'.A2:'second_memory_line_mem1&amp;2'.A77" chart:label-cell-address="'second_memory_line_mem1&amp;2'.A1:'second_memory_line_mem1&amp;2'.A1" chart:class="chart:line">
            <chart:data-point chart:repeated="76"/>
          </chart:series>
          <chart:series chart:style-name="ch7" chart:values-cell-range-address="'second_memory_line_mem1&amp;2'.B2:'second_memory_line_mem1&amp;2'.B77" chart:label-cell-address="'second_memory_line_mem1&amp;2'.B1:'second_memory_line_mem1&amp;2'.B1" chart:class="chart:line">
            <chart:data-point chart:repeated="76"/>
          </chart:series>
          <chart:series chart:style-name="ch8" chart:values-cell-range-address="'second_memory_line_mem1&amp;2'.C2:'second_memory_line_mem1&amp;2'.C77" chart:label-cell-address="'second_memory_line_mem1&amp;2'.C1:'second_memory_line_mem1&amp;2'.C1" chart:class="chart:line">
            <chart:data-point chart:repeated="76"/>
          </chart:series>
          <chart:series chart:style-name="ch9" chart:values-cell-range-address="'second_memory_line_mem1&amp;2'.D2:'second_memory_line_mem1&amp;2'.D77" chart:label-cell-address="'second_memory_line_mem1&amp;2'.D1:'second_memory_line_mem1&amp;2'.D1" chart:class="chart:line">
            <chart:data-point chart:repeated="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second_memory_line_mem1&amp;2'.A1:'second_memory_line_mem1&amp;2'.A1</svg:desc>
                </draw:g>
              </table:table-cell>
              <table:table-cell office:value-type="string">
                <text:p>free</text:p>
                <draw:g>
                  <svg:desc>'second_memory_line_mem1&amp;2'.B1:'second_memory_line_mem1&amp;2'.B1</svg:desc>
                </draw:g>
              </table:table-cell>
              <table:table-cell office:value-type="string">
                <text:p>used</text:p>
                <draw:g>
                  <svg:desc>'second_memory_line_mem1&amp;2'.C1:'second_memory_line_mem1&amp;2'.C1</svg:desc>
                </draw:g>
              </table:table-cell>
              <table:table-cell office:value-type="string">
                <text:p>-buff/cashe</text:p>
                <draw:g>
                  <svg:desc>'second_memory_line_mem1&amp;2'.D1:'second_memory_line_mem1&amp;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'second_memory_line_mem1&amp;2'.A2:'second_memory_line_mem1&amp;2'.A77</svg:desc>
                </draw:g>
              </table:table-cell>
              <table:table-cell office:value-type="float" office:value="2045.7">
                <text:p>2045.7</text:p>
                <draw:g>
                  <svg:desc>'second_memory_line_mem1&amp;2'.B2:'second_memory_line_mem1&amp;2'.B77</svg:desc>
                </draw:g>
              </table:table-cell>
              <table:table-cell office:value-type="float" office:value="2.3">
                <text:p>2.3</text:p>
                <draw:g>
                  <svg:desc>'second_memory_line_mem1&amp;2'.C2:'second_memory_line_mem1&amp;2'.C77</svg:desc>
                </draw:g>
              </table:table-cell>
              <table:table-cell office:value-type="float" office:value="3505.1">
                <text:p>3505.1</text:p>
                <draw:g>
                  <svg:desc>'second_memory_line_mem1&amp;2'.D2:'second_memory_line_mem1&amp;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3300.3">
                <text:p>330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3063.9">
                <text:p>306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2583.3">
                <text:p>25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2345.1">
                <text:p>234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2105.1">
                <text:p>210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1865.5">
                <text:p>18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045.7">
                <text:p>2045.7</text:p>
              </table:table-cell>
              <table:table-cell office:value-type="float" office:value="2.3">
                <text:p>2.3</text:p>
              </table:table-cell>
              <table:table-cell office:value-type="float" office:value="1623.1">
                <text:p>162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2045.2">
                <text:p>2045.2</text:p>
              </table:table-cell>
              <table:table-cell office:value-type="float" office:value="2.8">
                <text:p>2.8</text:p>
              </table:table-cell>
              <table:table-cell office:value-type="float" office:value="1384.5">
                <text:p>138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043.7">
                <text:p>2043.7</text:p>
              </table:table-cell>
              <table:table-cell office:value-type="float" office:value="4.3">
                <text:p>4.3</text:p>
              </table:table-cell>
              <table:table-cell office:value-type="float" office:value="1145.3">
                <text:p>114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041.7">
                <text:p>2041.7</text:p>
              </table:table-cell>
              <table:table-cell office:value-type="float" office:value="6.3">
                <text:p>6.3</text:p>
              </table:table-cell>
              <table:table-cell office:value-type="float" office:value="910.4">
                <text:p>91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2018.6">
                <text:p>2018.6</text:p>
              </table:table-cell>
              <table:table-cell office:value-type="float" office:value="29.4">
                <text:p>29.4</text:p>
              </table:table-cell>
              <table:table-cell office:value-type="float" office:value="693.7">
                <text:p>69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2038.3">
                <text:p>2038.3</text:p>
              </table:table-cell>
              <table:table-cell office:value-type="float" office:value="9.7">
                <text:p>9.7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2013.6">
                <text:p>2013.6</text:p>
              </table:table-cell>
              <table:table-cell office:value-type="float" office:value="34.4">
                <text:p>34.4</text:p>
              </table:table-cell>
              <table:table-cell office:value-type="float" office:value="210.9">
                <text:p>21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513.2">
                <text:p>513.2</text:p>
              </table:table-cell>
              <table:table-cell office:value-type="float" office:value="1534.8">
                <text:p>1534.8</text:p>
              </table:table-cell>
              <table:table-cell office:value-type="float" office:value="4097.6">
                <text:p>409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">
                <text:p>2048</text:p>
              </table:table-cell>
              <table:table-cell office:value-type="float" office:value="521.4">
                <text:p>521.4</text:p>
              </table:table-cell>
              <table:table-cell office:value-type="float" office:value="1526.6">
                <text:p>1526.6</text:p>
              </table:table-cell>
              <table:table-cell office:value-type="float" office:value="4002.8">
                <text:p>400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8">
                <text:p>2048</text:p>
              </table:table-cell>
              <table:table-cell office:value-type="float" office:value="522.9">
                <text:p>522.9</text:p>
              </table:table-cell>
              <table:table-cell office:value-type="float" office:value="1525.1">
                <text:p>1525.1</text:p>
              </table:table-cell>
              <table:table-cell office:value-type="float" office:value="3921.4">
                <text:p>392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523.9">
                <text:p>523.9</text:p>
              </table:table-cell>
              <table:table-cell office:value-type="float" office:value="1524.1">
                <text:p>1524.1</text:p>
              </table:table-cell>
              <table:table-cell office:value-type="float" office:value="3840.3">
                <text:p>384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">
                <text:p>2048</text:p>
              </table:table-cell>
              <table:table-cell office:value-type="float" office:value="525.4">
                <text:p>525.4</text:p>
              </table:table-cell>
              <table:table-cell office:value-type="float" office:value="1522.6">
                <text:p>1522.6</text:p>
              </table:table-cell>
              <table:table-cell office:value-type="float" office:value="3758.3">
                <text:p>375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8">
                <text:p>2048</text:p>
              </table:table-cell>
              <table:table-cell office:value-type="float" office:value="528.9">
                <text:p>528.9</text:p>
              </table:table-cell>
              <table:table-cell office:value-type="float" office:value="1519.1">
                <text:p>1519.1</text:p>
              </table:table-cell>
              <table:table-cell office:value-type="float" office:value="3674.2">
                <text:p>367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8">
                <text:p>2048</text:p>
              </table:table-cell>
              <table:table-cell office:value-type="float" office:value="530.2">
                <text:p>530.2</text:p>
              </table:table-cell>
              <table:table-cell office:value-type="float" office:value="1517.8">
                <text:p>1517.8</text:p>
              </table:table-cell>
              <table:table-cell office:value-type="float" office:value="3593.7">
                <text:p>359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8">
                <text:p>2048</text:p>
              </table:table-cell>
              <table:table-cell office:value-type="float" office:value="531.4">
                <text:p>531.4</text:p>
              </table:table-cell>
              <table:table-cell office:value-type="float" office:value="1516.6">
                <text:p>1516.6</text:p>
              </table:table-cell>
              <table:table-cell office:value-type="float" office:value="3512.3">
                <text:p>351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537.4">
                <text:p>537.4</text:p>
              </table:table-cell>
              <table:table-cell office:value-type="float" office:value="1510.6">
                <text:p>1510.6</text:p>
              </table:table-cell>
              <table:table-cell office:value-type="float" office:value="3428.6">
                <text:p>342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8">
                <text:p>2048</text:p>
              </table:table-cell>
              <table:table-cell office:value-type="float" office:value="541.4">
                <text:p>541.4</text:p>
              </table:table-cell>
              <table:table-cell office:value-type="float" office:value="1506.6">
                <text:p>1506.6</text:p>
              </table:table-cell>
              <table:table-cell office:value-type="float" office:value="3345.6">
                <text:p>334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8">
                <text:p>2048</text:p>
              </table:table-cell>
              <table:table-cell office:value-type="float" office:value="563.7">
                <text:p>563.7</text:p>
              </table:table-cell>
              <table:table-cell office:value-type="float" office:value="1484.3">
                <text:p>1484.3</text:p>
              </table:table-cell>
              <table:table-cell office:value-type="float" office:value="3244.4">
                <text:p>324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8">
                <text:p>2048</text:p>
              </table:table-cell>
              <table:table-cell office:value-type="float" office:value="590.7">
                <text:p>590.7</text:p>
              </table:table-cell>
              <table:table-cell office:value-type="float" office:value="1457.3">
                <text:p>1457.3</text:p>
              </table:table-cell>
              <table:table-cell office:value-type="float" office:value="3142.5">
                <text:p>314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">
                <text:p>2048</text:p>
              </table:table-cell>
              <table:table-cell office:value-type="float" office:value="592.4">
                <text:p>592.4</text:p>
              </table:table-cell>
              <table:table-cell office:value-type="float" office:value="1455.6">
                <text:p>1455.6</text:p>
              </table:table-cell>
              <table:table-cell office:value-type="float" office:value="3063.1">
                <text:p>3063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">
                <text:p>2048</text:p>
              </table:table-cell>
              <table:table-cell office:value-type="float" office:value="594.2">
                <text:p>594.2</text:p>
              </table:table-cell>
              <table:table-cell office:value-type="float" office:value="1453.8">
                <text:p>1453.8</text:p>
              </table:table-cell>
              <table:table-cell office:value-type="float" office:value="2983.1">
                <text:p>298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">
                <text:p>2048</text:p>
              </table:table-cell>
              <table:table-cell office:value-type="float" office:value="596.4">
                <text:p>596.4</text:p>
              </table:table-cell>
              <table:table-cell office:value-type="float" office:value="1451.6">
                <text:p>1451.6</text:p>
              </table:table-cell>
              <table:table-cell office:value-type="float" office:value="2904.2">
                <text:p>2904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598.7">
                <text:p>598.7</text:p>
              </table:table-cell>
              <table:table-cell office:value-type="float" office:value="1449.3">
                <text:p>1449.3</text:p>
              </table:table-cell>
              <table:table-cell office:value-type="float" office:value="2824.9">
                <text:p>282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8">
                <text:p>2048</text:p>
              </table:table-cell>
              <table:table-cell office:value-type="float" office:value="600.7">
                <text:p>600.7</text:p>
              </table:table-cell>
              <table:table-cell office:value-type="float" office:value="1447.3">
                <text:p>1447.3</text:p>
              </table:table-cell>
              <table:table-cell office:value-type="float" office:value="2740.7">
                <text:p>274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">
                <text:p>2048</text:p>
              </table:table-cell>
              <table:table-cell office:value-type="float" office:value="601.2">
                <text:p>601.2</text:p>
              </table:table-cell>
              <table:table-cell office:value-type="float" office:value="1446.8">
                <text:p>1446.8</text:p>
              </table:table-cell>
              <table:table-cell office:value-type="float" office:value="2662.7">
                <text:p>266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586.6">
                <text:p>258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509.4">
                <text:p>2509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433.2">
                <text:p>243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356.9">
                <text:p>235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279.7">
                <text:p>227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8">
                <text:p>2048</text:p>
              </table:table-cell>
              <table:table-cell office:value-type="float" office:value="601.4">
                <text:p>601.4</text:p>
              </table:table-cell>
              <table:table-cell office:value-type="float" office:value="1446.6">
                <text:p>1446.6</text:p>
              </table:table-cell>
              <table:table-cell office:value-type="float" office:value="2203.1">
                <text:p>220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8">
                <text:p>2048</text:p>
              </table:table-cell>
              <table:table-cell office:value-type="float" office:value="601.7">
                <text:p>601.7</text:p>
              </table:table-cell>
              <table:table-cell office:value-type="float" office:value="1446.3">
                <text:p>1446.3</text:p>
              </table:table-cell>
              <table:table-cell office:value-type="float" office:value="2127.5">
                <text:p>21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">
                <text:p>2048</text:p>
              </table:table-cell>
              <table:table-cell office:value-type="float" office:value="601.9">
                <text:p>601.9</text:p>
              </table:table-cell>
              <table:table-cell office:value-type="float" office:value="1446.1">
                <text:p>1446.1</text:p>
              </table:table-cell>
              <table:table-cell office:value-type="float" office:value="2050.6">
                <text:p>205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8">
                <text:p>2048</text:p>
              </table:table-cell>
              <table:table-cell office:value-type="float" office:value="601.9">
                <text:p>601.9</text:p>
              </table:table-cell>
              <table:table-cell office:value-type="float" office:value="1446.1">
                <text:p>1446.1</text:p>
              </table:table-cell>
              <table:table-cell office:value-type="float" office:value="1973.8">
                <text:p>1973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8">
                <text:p>2048</text:p>
              </table:table-cell>
              <table:table-cell office:value-type="float" office:value="601.9">
                <text:p>601.9</text:p>
              </table:table-cell>
              <table:table-cell office:value-type="float" office:value="1446.1">
                <text:p>1446.1</text:p>
              </table:table-cell>
              <table:table-cell office:value-type="float" office:value="1897.7">
                <text:p>1897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8">
                <text:p>2048</text:p>
              </table:table-cell>
              <table:table-cell office:value-type="float" office:value="601.9">
                <text:p>601.9</text:p>
              </table:table-cell>
              <table:table-cell office:value-type="float" office:value="1446.1">
                <text:p>1446.1</text:p>
              </table:table-cell>
              <table:table-cell office:value-type="float" office:value="1820.8">
                <text:p>182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8">
                <text:p>2048</text:p>
              </table:table-cell>
              <table:table-cell office:value-type="float" office:value="602.2">
                <text:p>602.2</text:p>
              </table:table-cell>
              <table:table-cell office:value-type="float" office:value="1445.8">
                <text:p>1445.8</text:p>
              </table:table-cell>
              <table:table-cell office:value-type="float" office:value="1744.3">
                <text:p>1744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8">
                <text:p>2048</text:p>
              </table:table-cell>
              <table:table-cell office:value-type="float" office:value="602.4">
                <text:p>602.4</text:p>
              </table:table-cell>
              <table:table-cell office:value-type="float" office:value="1445.6">
                <text:p>1445.6</text:p>
              </table:table-cell>
              <table:table-cell office:value-type="float" office:value="1667.4">
                <text:p>166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513.6">
                <text:p>1513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434.7">
                <text:p>143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357.8">
                <text:p>1357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279.8">
                <text:p>1279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202.5">
                <text:p>120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125.7">
                <text:p>1125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049.7">
                <text:p>104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819.3">
                <text:p>81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742.6">
                <text:p>74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666.8">
                <text:p>666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590.3">
                <text:p>59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513.6">
                <text:p>51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360.4">
                <text:p>36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8">
                <text:p>2048</text:p>
              </table:table-cell>
              <table:table-cell office:value-type="float" office:value="602.7">
                <text:p>602.7</text:p>
              </table:table-cell>
              <table:table-cell office:value-type="float" office:value="1445.3">
                <text:p>1445.3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8">
                <text:p>2048</text:p>
              </table:table-cell>
              <table:table-cell office:value-type="float" office:value="589">
                <text:p>589</text:p>
              </table:table-cell>
              <table:table-cell office:value-type="float" office:value="1459">
                <text:p>1459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8">
                <text:p>2048</text:p>
              </table:table-cell>
              <table:table-cell office:value-type="float" office:value="579.2">
                <text:p>579.2</text:p>
              </table:table-cell>
              <table:table-cell office:value-type="float" office:value="1468.8">
                <text:p>1468.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8">
                <text:p>2048</text:p>
              </table:table-cell>
              <table:table-cell office:value-type="float" office:value="520.5">
                <text:p>520.5</text:p>
              </table:table-cell>
              <table:table-cell office:value-type="float" office:value="1527.5">
                <text:p>1527.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8">
                <text:p>2048</text:p>
              </table:table-cell>
              <table:table-cell office:value-type="float" office:value="438">
                <text:p>438</text:p>
              </table:table-cell>
              <table:table-cell office:value-type="float" office:value="1610">
                <text:p>161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8">
                <text:p>2048</text:p>
              </table:table-cell>
              <table:table-cell office:value-type="float" office:value="387.8">
                <text:p>387.8</text:p>
              </table:table-cell>
              <table:table-cell office:value-type="float" office:value="1660.2">
                <text:p>1660.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8">
                <text:p>2048</text:p>
              </table:table-cell>
              <table:table-cell office:value-type="float" office:value="313.6">
                <text:p>313.6</text:p>
              </table:table-cell>
              <table:table-cell office:value-type="float" office:value="1734.4">
                <text:p>1734.4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48">
                <text:p>2048</text:p>
              </table:table-cell>
              <table:table-cell office:value-type="float" office:value="209.7">
                <text:p>209.7</text:p>
              </table:table-cell>
              <table:table-cell office:value-type="float" office:value="1838.3">
                <text:p>1838.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8">
                <text:p>2048</text:p>
              </table:table-cell>
              <table:table-cell office:value-type="float" office:value="163.4">
                <text:p>163.4</text:p>
              </table:table-cell>
              <table:table-cell office:value-type="float" office:value="1884.6">
                <text:p>1884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8">
                <text:p>2048</text:p>
              </table:table-cell>
              <table:table-cell office:value-type="float" office:value="70.2">
                <text:p>70.2</text:p>
              </table:table-cell>
              <table:table-cell office:value-type="float" office:value="1977.8">
                <text:p>1977.8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8">
                <text:p>2048</text:p>
              </table:table-cell>
              <table:table-cell office:value-type="float" office:value="0.3">
                <text:p>0.3</text:p>
              </table:table-cell>
              <table:table-cell office:value-type="float" office:value="2047.7">
                <text:p>2047.7</text:p>
              </table:table-cell>
              <table:table-cell office:value-type="float" office:value="34.6">
                <text:p>34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7.271cm" svg:height="15.778cm" xlink:href=".." xlink:type="simple" chart:class="chart:line" chart:style-name="ch1">
        <chart:legend chart:legend-position="end" svg:x="55.266cm" svg:y="6.594cm" style:legend-expansion="high" chart:style-name="ch2"/>
        <chart:plot-area chart:style-name="ch3" table:cell-range-address="'top_five_mem1&amp;2'.A1:'top_five_mem1&amp;2'.E77" chart:data-source-has-labels="row" svg:x="1.145cm" svg:y="0.315cm" svg:width="52.976cm" svg:height="15.148cm">
          <chartooo:coordinate-region svg:x="2.137cm" svg:y="0.515cm" svg:width="51.797cm" svg:height="14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p_five_mem1&amp;2'.A2:'top_five_mem1&amp;2'.A77" chart:label-cell-address="'top_five_mem1&amp;2'.A1:'top_five_mem1&amp;2'.A1" chart:class="chart:line">
            <chart:data-point chart:repeated="76"/>
          </chart:series>
          <chart:series chart:style-name="ch7" chart:values-cell-range-address="'top_five_mem1&amp;2'.B2:'top_five_mem1&amp;2'.B77" chart:label-cell-address="'top_five_mem1&amp;2'.B1:'top_five_mem1&amp;2'.B1" chart:class="chart:line">
            <chart:data-point chart:repeated="76"/>
          </chart:series>
          <chart:series chart:style-name="ch8" chart:values-cell-range-address="'top_five_mem1&amp;2'.C2:'top_five_mem1&amp;2'.C77" chart:label-cell-address="'top_five_mem1&amp;2'.C1:'top_five_mem1&amp;2'.C1" chart:class="chart:line">
            <chart:data-point chart:repeated="76"/>
          </chart:series>
          <chart:series chart:style-name="ch9" chart:values-cell-range-address="'top_five_mem1&amp;2'.D2:'top_five_mem1&amp;2'.D77" chart:label-cell-address="'top_five_mem1&amp;2'.D1:'top_five_mem1&amp;2'.D1" chart:class="chart:line">
            <chart:data-point chart:repeated="76"/>
          </chart:series>
          <chart:series chart:style-name="ch10" chart:values-cell-range-address="'top_five_mem1&amp;2'.E2:'top_five_mem1&amp;2'.E77" chart:label-cell-address="'top_five_mem1&amp;2'.E1:'top_five_mem1&amp;2'.E1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'top_five_mem1&amp;2'.A1:'top_five_mem1&amp;2'.A1</svg:desc>
                </draw:g>
              </table:table-cell>
              <table:table-cell office:value-type="string">
                <text:p>top2</text:p>
                <draw:g>
                  <svg:desc>'top_five_mem1&amp;2'.B1:'top_five_mem1&amp;2'.B1</svg:desc>
                </draw:g>
              </table:table-cell>
              <table:table-cell office:value-type="string">
                <text:p>top3</text:p>
                <draw:g>
                  <svg:desc>'top_five_mem1&amp;2'.C1:'top_five_mem1&amp;2'.C1</svg:desc>
                </draw:g>
              </table:table-cell>
              <table:table-cell office:value-type="string">
                <text:p>top4</text:p>
                <draw:g>
                  <svg:desc>'top_five_mem1&amp;2'.D1:'top_five_mem1&amp;2'.D1</svg:desc>
                </draw:g>
              </table:table-cell>
              <table:table-cell office:value-type="string">
                <text:p>top5</text:p>
                <draw:g>
                  <svg:desc>'top_five_mem1&amp;2'.E1:'top_five_mem1&amp;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76">
                <text:p>6076</text:p>
                <draw:g>
                  <svg:desc>'top_five_mem1&amp;2'.A2:'top_five_mem1&amp;2'.A77</svg:desc>
                </draw:g>
              </table:table-cell>
              <table:table-cell office:value-type="float" office:value="5216">
                <text:p>5216</text:p>
                <draw:g>
                  <svg:desc>'top_five_mem1&amp;2'.B2:'top_five_mem1&amp;2'.B77</svg:desc>
                </draw:g>
              </table:table-cell>
              <table:table-cell office:value-type="float" office:value="1">
                <text:p>1</text:p>
                <draw:g>
                  <svg:desc>'top_five_mem1&amp;2'.C2:'top_five_mem1&amp;2'.C77</svg:desc>
                </draw:g>
              </table:table-cell>
              <table:table-cell office:value-type="float" office:value="2">
                <text:p>2</text:p>
                <draw:g>
                  <svg:desc>'top_five_mem1&amp;2'.D2:'top_five_mem1&amp;2'.D77</svg:desc>
                </draw:g>
              </table:table-cell>
              <table:table-cell office:value-type="float" office:value="3">
                <text:p>3</text:p>
                <draw:g>
                  <svg:desc>'top_five_mem1&amp;2'.E2:'top_five_mem1&amp;2'.E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76">
                <text:p>6076</text:p>
              </table:table-cell>
              <table:table-cell office:value-type="float" office:value="1919">
                <text:p>1919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6">
                <text:p>6076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76">
                <text:p>6076</text:p>
              </table:table-cell>
              <table:table-cell office:value-type="float" office:value="1919">
                <text:p>19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76">
                <text:p>6076</text:p>
              </table:table-cell>
              <table:table-cell office:value-type="float" office:value="1919">
                <text:p>1919</text:p>
              </table:table-cell>
              <table:table-cell office:value-type="float" office:value="2118">
                <text:p>2118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76">
                <text:p>6076</text:p>
              </table:table-cell>
              <table:table-cell office:value-type="float" office:value="2118">
                <text:p>2118</text:p>
              </table:table-cell>
              <table:table-cell office:value-type="float" office:value="2796">
                <text:p>2796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76">
                <text:p>6076</text:p>
              </table:table-cell>
              <table:table-cell office:value-type="float" office:value="2118">
                <text:p>2118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76">
                <text:p>6076</text:p>
              </table:table-cell>
              <table:table-cell office:value-type="float" office:value="5216">
                <text:p>5216</text:p>
              </table:table-cell>
              <table:table-cell office:value-type="float" office:value="5831">
                <text:p>58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76">
                <text:p>6076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6">
                <text:p>60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76">
                <text:p>6076</text:p>
              </table:table-cell>
              <table:table-cell office:value-type="float" office:value="2118">
                <text:p>2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76">
                <text:p>60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76">
                <text:p>6076</text:p>
              </table:table-cell>
              <table:table-cell office:value-type="float" office:value="957">
                <text:p>9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76">
                <text:p>6076</text:p>
              </table:table-cell>
              <table:table-cell office:value-type="float" office:value="1919">
                <text:p>1919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76">
                <text:p>6076</text:p>
              </table:table-cell>
              <table:table-cell office:value-type="float" office:value="1919">
                <text:p>1919</text:p>
              </table:table-cell>
              <table:table-cell office:value-type="float" office:value="5216">
                <text:p>52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7">
                <text:p>6187</text:p>
              </table:table-cell>
              <table:table-cell office:value-type="float" office:value="6259">
                <text:p>62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70">
                <text:p>62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7">
                <text:p>917</text:p>
              </table:table-cell>
              <table:table-cell office:value-type="float" office:value="2796">
                <text:p>2796</text:p>
              </table:table-cell>
              <table:table-cell office:value-type="float" office:value="6294">
                <text:p>62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6">
                <text:p>2796</text:p>
              </table:table-cell>
              <table:table-cell office:value-type="float" office:value="6308">
                <text:p>6308</text:p>
              </table:table-cell>
              <table:table-cell office:value-type="float" office:value="956">
                <text:p>9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96">
                <text:p>2796</text:p>
              </table:table-cell>
              <table:table-cell office:value-type="float" office:value="6319">
                <text:p>63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31">
                <text:p>63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45">
                <text:p>6345</text:p>
              </table:table-cell>
              <table:table-cell office:value-type="float" office:value="2379">
                <text:p>23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58">
                <text:p>635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69">
                <text:p>63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80">
                <text:p>63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1">
                <text:p>63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8">
                <text:p>2118</text:p>
              </table:table-cell>
              <table:table-cell office:value-type="float" office:value="5216">
                <text:p>5216</text:p>
              </table:table-cell>
              <table:table-cell office:value-type="float" office:value="6402">
                <text:p>64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13">
                <text:p>64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4">
                <text:p>924</text:p>
              </table:table-cell>
              <table:table-cell office:value-type="float" office:value="6424">
                <text:p>64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35">
                <text:p>6435</text:p>
              </table:table-cell>
              <table:table-cell office:value-type="float" office:value="6052">
                <text:p>605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6">
                <text:p>2796</text:p>
              </table:table-cell>
              <table:table-cell office:value-type="float" office:value="6447">
                <text:p>64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8">
                <text:p>2118</text:p>
              </table:table-cell>
              <table:table-cell office:value-type="float" office:value="6458">
                <text:p>645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69">
                <text:p>64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18">
                <text:p>2118</text:p>
              </table:table-cell>
              <table:table-cell office:value-type="float" office:value="6480">
                <text:p>64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8">
                <text:p>2118</text:p>
              </table:table-cell>
              <table:table-cell office:value-type="float" office:value="6491">
                <text:p>64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6">
                <text:p>2796</text:p>
              </table:table-cell>
              <table:table-cell office:value-type="float" office:value="6502">
                <text:p>65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13">
                <text:p>6513</text:p>
              </table:table-cell>
              <table:table-cell office:value-type="float" office:value="2118">
                <text:p>2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24">
                <text:p>65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96">
                <text:p>2796</text:p>
              </table:table-cell>
              <table:table-cell office:value-type="float" office:value="6535">
                <text:p>65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46">
                <text:p>65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7">
                <text:p>65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6">
                <text:p>2796</text:p>
              </table:table-cell>
              <table:table-cell office:value-type="float" office:value="6568">
                <text:p>656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79">
                <text:p>6579</text:p>
              </table:table-cell>
              <table:table-cell office:value-type="float" office:value="2118">
                <text:p>2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6">
                <text:p>2796</text:p>
              </table:table-cell>
              <table:table-cell office:value-type="float" office:value="6590">
                <text:p>65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01">
                <text:p>66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12">
                <text:p>66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24">
                <text:p>6624</text:p>
              </table:table-cell>
              <table:table-cell office:value-type="float" office:value="2118">
                <text:p>21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35">
                <text:p>66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6">
                <text:p>2796</text:p>
              </table:table-cell>
              <table:table-cell office:value-type="float" office:value="6646">
                <text:p>66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57">
                <text:p>66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68">
                <text:p>6668</text:p>
              </table:table-cell>
              <table:table-cell office:value-type="float" office:value="2364">
                <text:p>23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79">
                <text:p>66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90">
                <text:p>66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96">
                <text:p>2796</text:p>
              </table:table-cell>
              <table:table-cell office:value-type="float" office:value="6701">
                <text:p>67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9">
                <text:p>1919</text:p>
              </table:table-cell>
              <table:table-cell office:value-type="float" office:value="2118">
                <text:p>2118</text:p>
              </table:table-cell>
              <table:table-cell office:value-type="float" office:value="5216">
                <text:p>5216</text:p>
              </table:table-cell>
              <table:table-cell office:value-type="float" office:value="6712">
                <text:p>6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3">
                <text:p>67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4">
                <text:p>67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45">
                <text:p>67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96">
                <text:p>2796</text:p>
              </table:table-cell>
              <table:table-cell office:value-type="float" office:value="6756">
                <text:p>675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67">
                <text:p>6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78">
                <text:p>677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8">
                <text:p>2118</text:p>
              </table:table-cell>
              <table:table-cell office:value-type="float" office:value="6789">
                <text:p>67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0">
                <text:p>68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8">
                <text:p>2118</text:p>
              </table:table-cell>
              <table:table-cell office:value-type="float" office:value="2796">
                <text:p>2796</text:p>
              </table:table-cell>
              <table:table-cell office:value-type="float" office:value="6811">
                <text:p>68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22">
                <text:p>68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33">
                <text:p>68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8">
                <text:p>2118</text:p>
              </table:table-cell>
              <table:table-cell office:value-type="float" office:value="2796">
                <text:p>2796</text:p>
              </table:table-cell>
              <table:table-cell office:value-type="float" office:value="5216">
                <text:p>5216</text:p>
              </table:table-cell>
              <table:table-cell office:value-type="float" office:value="6844">
                <text:p>6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8">
                <text:p>2118</text:p>
              </table:table-cell>
              <table:table-cell office:value-type="float" office:value="6855">
                <text:p>68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66">
                <text:p>686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6">
                <text:p>2796</text:p>
              </table:table-cell>
              <table:table-cell office:value-type="float" office:value="6877">
                <text:p>687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00">
                <text:p>69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11">
                <text:p>6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23">
                <text:p>69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